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W332-C4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re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4802899" calcext:value-type="float">
            <text:p>4.80E-01</text:p>
          </table:table-cell>
          <table:table-cell office:value-type="float" office:value="0.0000000001500163" calcext:value-type="float">
            <text:p>1.50E-10</text:p>
          </table:table-cell>
          <table:table-cell office:value-type="float" office:value="0.000006642233" calcext:value-type="float">
            <text:p>6.64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39339" calcext:value-type="float">
            <text:p>-3.93E-06</text:p>
          </table:table-cell>
        </table:table-row>
        <table:table-row table:style-name="ro1">
          <table:table-cell office:value-type="float" office:value="0.5524609" calcext:value-type="float">
            <text:p>5.52E-01</text:p>
          </table:table-cell>
          <table:table-cell office:value-type="float" office:value="0.0000000001433183" calcext:value-type="float">
            <text:p>1.43E-10</text:p>
          </table:table-cell>
          <table:table-cell office:value-type="float" office:value="0.000003147443" calcext:value-type="float">
            <text:p>3.15E-06</text:p>
          </table:table-cell>
          <table:table-cell office:value-type="float" office:value="0.5" calcext:value-type="float">
            <text:p>5.00E-01</text:p>
          </table:table-cell>
          <table:table-cell office:value-type="float" office:value="-0.00000042969" calcext:value-type="float">
            <text:p>-4.30E-07</text:p>
          </table:table-cell>
        </table:table-row>
        <table:table-row table:style-name="ro1">
          <table:table-cell office:value-type="float" office:value="0.9751901" calcext:value-type="float">
            <text:p>9.75E-01</text:p>
          </table:table-cell>
          <table:table-cell office:value-type="float" office:value="0.0000000001140793" calcext:value-type="float">
            <text:p>1.14E-10</text:p>
          </table:table-cell>
          <table:table-cell office:value-type="float" office:value="0.000001043693" calcext:value-type="float">
            <text:p>1.04E-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20321" calcext:value-type="float">
            <text:p>2.03E-07</text:p>
          </table:table-cell>
        </table:table-row>
        <table:table-row table:style-name="ro1">
          <table:table-cell office:value-type="float" office:value="1.470946" calcext:value-type="float">
            <text:p>1.47E+00</text:p>
          </table:table-cell>
          <table:table-cell office:value-type="float" office:value="0.00000000009818126" calcext:value-type="float">
            <text:p>9.82E-11</text:p>
          </table:table-cell>
          <table:table-cell office:value-type="float" office:value="0.0000007195168" calcext:value-type="float">
            <text:p>7.20E-07</text:p>
          </table:table-cell>
          <table:table-cell office:value-type="float" office:value="1.5" calcext:value-type="float">
            <text:p>1.50E+00</text:p>
          </table:table-cell>
          <table:table-cell office:value-type="float" office:value="0.00000023797" calcext:value-type="float">
            <text:p>2.38E-07</text:p>
          </table:table-cell>
        </table:table-row>
        <table:table-row table:style-name="ro1">
          <table:table-cell office:value-type="float" office:value="1.966287" calcext:value-type="float">
            <text:p>1.97E+00</text:p>
          </table:table-cell>
          <table:table-cell office:value-type="float" office:value="0.00000000008672526" calcext:value-type="float">
            <text:p>8.67E-11</text:p>
          </table:table-cell>
          <table:table-cell office:value-type="float" office:value="0.0000005385638" calcext:value-type="float">
            <text:p>5.39E-07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27613" calcext:value-type="float">
            <text:p>2.76E-07</text:p>
          </table:table-cell>
        </table:table-row>
        <table:table-row table:style-name="ro1">
          <table:table-cell office:value-type="float" office:value="2.959112" calcext:value-type="float">
            <text:p>2.96E+00</text:p>
          </table:table-cell>
          <table:table-cell office:value-type="float" office:value="0.00000000007418226" calcext:value-type="float">
            <text:p>7.42E-11</text:p>
          </table:table-cell>
          <table:table-cell office:value-type="float" office:value="0.0000003807708" calcext:value-type="float">
            <text:p>3.81E-07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03349" calcext:value-type="float">
            <text:p>3.35E-07</text:p>
          </table:table-cell>
        </table:table-row>
        <table:table-row table:style-name="ro1">
          <table:table-cell office:value-type="float" office:value="3.953655" calcext:value-type="float">
            <text:p>3.95E+00</text:p>
          </table:table-cell>
          <table:table-cell office:value-type="float" office:value="0.00000000006610426" calcext:value-type="float">
            <text:p>6.61E-11</text:p>
          </table:table-cell>
          <table:table-cell office:value-type="float" office:value="0.0000002981968" calcext:value-type="float">
            <text:p>2.98E-07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03796" calcext:value-type="float">
            <text:p>3.80E-07</text:p>
          </table:table-cell>
        </table:table-row>
        <table:table-row table:style-name="ro1">
          <table:table-cell office:value-type="float" office:value="4.949916" calcext:value-type="float">
            <text:p>4.95E+00</text:p>
          </table:table-cell>
          <table:table-cell office:value-type="float" office:value="0.00000000006031126" calcext:value-type="float">
            <text:p>6.03E-11</text:p>
          </table:table-cell>
          <table:table-cell office:value-type="float" office:value="0.0000002472148" calcext:value-type="float">
            <text:p>2.47E-07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041022" calcext:value-type="float">
            <text:p>4.10E-07</text:p>
          </table:table-cell>
        </table:table-row>
        <table:table-row table:style-name="ro1">
          <table:table-cell office:value-type="float" office:value="5.945467" calcext:value-type="float">
            <text:p>5.95E+00</text:p>
          </table:table-cell>
          <table:table-cell office:value-type="float" office:value="0.00000000005556136" calcext:value-type="float">
            <text:p>5.56E-11</text:p>
          </table:table-cell>
          <table:table-cell office:value-type="float" office:value="0.0000002107898" calcext:value-type="float">
            <text:p>2.11E-07</text:p>
          </table:table-cell>
          <table:table-cell office:value-type="float" office:value="6" calcext:value-type="float">
            <text:p>6.00E+00</text:p>
          </table:table-cell>
          <table:table-cell office:value-type="float" office:value="0.00000044666" calcext:value-type="float">
            <text:p>4.47E-07</text:p>
          </table:table-cell>
        </table:table-row>
        <table:table-row table:style-name="ro1">
          <table:table-cell office:value-type="float" office:value="6.939989" calcext:value-type="float">
            <text:p>6.94E+00</text:p>
          </table:table-cell>
          <table:table-cell office:value-type="float" office:value="0.00000000005202526" calcext:value-type="float">
            <text:p>5.20E-11</text:p>
          </table:table-cell>
          <table:table-cell office:value-type="float" office:value="0.0000001879698" calcext:value-type="float">
            <text:p>1.88E-07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049153" calcext:value-type="float">
            <text:p>4.92E-07</text:p>
          </table:table-cell>
        </table:table-row>
        <table:table-row table:style-name="ro1">
          <table:table-cell office:value-type="float" office:value="7.937319" calcext:value-type="float">
            <text:p>7.94E+00</text:p>
          </table:table-cell>
          <table:table-cell office:value-type="float" office:value="0.00000000004906606" calcext:value-type="float">
            <text:p>4.91E-11</text:p>
          </table:table-cell>
          <table:table-cell office:value-type="float" office:value="0.0000001752458" calcext:value-type="float">
            <text:p>1.75E-07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05134" calcext:value-type="float">
            <text:p>5.13E-07</text:p>
          </table:table-cell>
        </table:table-row>
        <table:table-row table:style-name="ro1">
          <table:table-cell office:value-type="float" office:value="8.932962" calcext:value-type="float">
            <text:p>8.93E+00</text:p>
          </table:table-cell>
          <table:table-cell office:value-type="float" office:value="0.00000000004642466" calcext:value-type="float">
            <text:p>4.64E-11</text:p>
          </table:table-cell>
          <table:table-cell office:value-type="float" office:value="0.0000001755978" calcext:value-type="float">
            <text:p>1.76E-07</text:p>
          </table:table-cell>
          <table:table-cell office:value-type="float" office:value="9" calcext:value-type="float">
            <text:p>9.00E+00</text:p>
          </table:table-cell>
          <table:table-cell office:value-type="float" office:value="0.00000054909" calcext:value-type="float">
            <text:p>5.49E-07</text:p>
          </table:table-cell>
        </table:table-row>
        <table:table-row table:style-name="ro1">
          <table:table-cell office:value-type="float" office:value="9.930287" calcext:value-type="float">
            <text:p>9.93E+00</text:p>
          </table:table-cell>
          <table:table-cell office:value-type="float" office:value="0.00000000004361276" calcext:value-type="float">
            <text:p>4.36E-11</text:p>
          </table:table-cell>
          <table:table-cell office:value-type="float" office:value="0.0000001871138" calcext:value-type="float">
            <text:p>1.87E-07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00571" calcext:value-type="float">
            <text:p>5.71E-07</text:p>
          </table:table-cell>
        </table:table-row>
        <table:table-row table:style-name="ro1">
          <table:table-cell office:value-type="float" office:value="11.92291" calcext:value-type="float">
            <text:p>1.19E+01</text:p>
          </table:table-cell>
          <table:table-cell office:value-type="float" office:value="0.00000000003839576" calcext:value-type="float">
            <text:p>3.84E-11</text:p>
          </table:table-cell>
          <table:table-cell office:value-type="float" office:value="0.0000001309828" calcext:value-type="float">
            <text:p>1.31E-07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063141" calcext:value-type="float">
            <text:p>6.31E-07</text:p>
          </table:table-cell>
        </table:table-row>
        <table:table-row table:style-name="ro1">
          <table:table-cell office:value-type="float" office:value="13.91669" calcext:value-type="float">
            <text:p>1.39E+01</text:p>
          </table:table-cell>
          <table:table-cell office:value-type="float" office:value="0.00000000003554986" calcext:value-type="float">
            <text:p>3.55E-11</text:p>
          </table:table-cell>
          <table:table-cell office:value-type="float" office:value="0.0000001027828" calcext:value-type="float">
            <text:p>1.03E-07</text:p>
          </table:table-cell>
          <table:table-cell office:value-type="float" office:value="14" calcext:value-type="float">
            <text:p>1.40E+01</text:p>
          </table:table-cell>
          <table:table-cell office:value-type="float" office:value="0.00000068239" calcext:value-type="float">
            <text:p>6.82E-07</text:p>
          </table:table-cell>
        </table:table-row>
        <table:table-row table:style-name="ro1">
          <table:table-cell office:value-type="float" office:value="15.91169" calcext:value-type="float">
            <text:p>1.59E+01</text:p>
          </table:table-cell>
          <table:table-cell office:value-type="float" office:value="0.00000000003336336" calcext:value-type="float">
            <text:p>3.34E-11</text:p>
          </table:table-cell>
          <table:table-cell office:value-type="float" office:value="0.00000009124581" calcext:value-type="float">
            <text:p>9.12E-08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007233" calcext:value-type="float">
            <text:p>7.23E-07</text:p>
          </table:table-cell>
        </table:table-row>
        <table:table-row table:style-name="ro1">
          <table:table-cell office:value-type="float" office:value="17.90719" calcext:value-type="float">
            <text:p>1.79E+01</text:p>
          </table:table-cell>
          <table:table-cell office:value-type="float" office:value="0.00000000003147796" calcext:value-type="float">
            <text:p>3.15E-11</text:p>
          </table:table-cell>
          <table:table-cell office:value-type="float" office:value="0.00000008194671" calcext:value-type="float">
            <text:p>8.19E-08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007602" calcext:value-type="float">
            <text:p>7.60E-07</text:p>
          </table:table-cell>
        </table:table-row>
        <table:table-row table:style-name="ro1">
          <table:table-cell office:value-type="float" office:value="19.90154" calcext:value-type="float">
            <text:p>1.99E+01</text:p>
          </table:table-cell>
          <table:table-cell office:value-type="float" office:value="0.00000000002993516" calcext:value-type="float">
            <text:p>2.99E-11</text:p>
          </table:table-cell>
          <table:table-cell office:value-type="float" office:value="0.00000007478501" calcext:value-type="float">
            <text:p>7.48E-08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0080648" calcext:value-type="float">
            <text:p>8.06E-07</text:p>
          </table:table-cell>
        </table:table-row>
        <table:table-row table:style-name="ro1">
          <table:table-cell office:value-type="float" office:value="24.89141" calcext:value-type="float">
            <text:p>2.49E+01</text:p>
          </table:table-cell>
          <table:table-cell office:value-type="float" office:value="0.00000000002682906" calcext:value-type="float">
            <text:p>2.68E-11</text:p>
          </table:table-cell>
          <table:table-cell office:value-type="float" office:value="0.00000006137841" calcext:value-type="float">
            <text:p>6.14E-08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0088941" calcext:value-type="float">
            <text:p>8.89E-07</text:p>
          </table:table-cell>
        </table:table-row>
        <table:table-row table:style-name="ro1">
          <table:table-cell office:value-type="float" office:value="29.87995" calcext:value-type="float">
            <text:p>2.99E+01</text:p>
          </table:table-cell>
          <table:table-cell office:value-type="float" office:value="0.00000000002456496" calcext:value-type="float">
            <text:p>2.46E-11</text:p>
          </table:table-cell>
          <table:table-cell office:value-type="float" office:value="0.00000005171551" calcext:value-type="float">
            <text:p>5.17E-08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009833" calcext:value-type="float">
            <text:p>9.83E-07</text:p>
          </table:table-cell>
        </table:table-row>
        <table:table-row table:style-name="ro1">
          <table:table-cell office:value-type="float" office:value="34.87253" calcext:value-type="float">
            <text:p>3.49E+01</text:p>
          </table:table-cell>
          <table:table-cell office:value-type="float" office:value="0.00000000002279876" calcext:value-type="float">
            <text:p>2.28E-11</text:p>
          </table:table-cell>
          <table:table-cell office:value-type="float" office:value="0.00000004524821" calcext:value-type="float">
            <text:p>4.52E-08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10441" calcext:value-type="float">
            <text:p>1.04E-06</text:p>
          </table:table-cell>
        </table:table-row>
        <table:table-row table:style-name="ro1">
          <table:table-cell office:value-type="float" office:value="39.86225" calcext:value-type="float">
            <text:p>3.99E+01</text:p>
          </table:table-cell>
          <table:table-cell office:value-type="float" office:value="0.00000000002134796" calcext:value-type="float">
            <text:p>2.13E-11</text:p>
          </table:table-cell>
          <table:table-cell office:value-type="float" office:value="0.00000004017721" calcext:value-type="float">
            <text:p>4.02E-08</text:p>
          </table:table-cell>
          <table:table-cell office:value-type="float" office:value="40" calcext:value-type="float">
            <text:p>4.00E+01</text:p>
          </table:table-cell>
          <table:table-cell office:value-type="float" office:value="0.0000011283" calcext:value-type="float">
            <text:p>1.13E-06</text:p>
          </table:table-cell>
        </table:table-row>
        <table:table-row table:style-name="ro1">
          <table:table-cell office:value-type="float" office:value="44.85335" calcext:value-type="float">
            <text:p>4.49E+01</text:p>
          </table:table-cell>
          <table:table-cell office:value-type="float" office:value="0.00000000002016306" calcext:value-type="float">
            <text:p>2.02E-11</text:p>
          </table:table-cell>
          <table:table-cell office:value-type="float" office:value="0.00000003632441" calcext:value-type="float">
            <text:p>3.63E-08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12012" calcext:value-type="float">
            <text:p>1.20E-06</text:p>
          </table:table-cell>
        </table:table-row>
        <table:table-row table:style-name="ro1">
          <table:table-cell office:value-type="float" office:value="49.84741" calcext:value-type="float">
            <text:p>4.98E+01</text:p>
          </table:table-cell>
          <table:table-cell office:value-type="float" office:value="0.00000000001915506" calcext:value-type="float">
            <text:p>1.92E-11</text:p>
          </table:table-cell>
          <table:table-cell office:value-type="float" office:value="0.00000003325851" calcext:value-type="float">
            <text:p>3.33E-08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012498" calcext:value-type="float">
            <text:p>1.25E-06</text:p>
          </table:table-cell>
        </table:table-row>
        <table:table-row table:style-name="ro1">
          <table:table-cell office:value-type="float" office:value="54.838" calcext:value-type="float">
            <text:p>5.48E+01</text:p>
          </table:table-cell>
          <table:table-cell office:value-type="float" office:value="0.00000000001828826" calcext:value-type="float">
            <text:p>1.83E-11</text:p>
          </table:table-cell>
          <table:table-cell office:value-type="float" office:value="0.00000003062121" calcext:value-type="float">
            <text:p>3.06E-08</text:p>
          </table:table-cell>
          <table:table-cell office:value-type="float" office:value="55" calcext:value-type="float">
            <text:p>5.50E+01</text:p>
          </table:table-cell>
          <table:table-cell office:value-type="float" office:value="0.0000013269" calcext:value-type="float">
            <text:p>1.33E-06</text:p>
          </table:table-cell>
        </table:table-row>
        <table:table-row table:style-name="ro1">
          <table:table-cell office:value-type="float" office:value="59.83148" calcext:value-type="float">
            <text:p>5.98E+01</text:p>
          </table:table-cell>
          <table:table-cell office:value-type="float" office:value="0.00000000001752176" calcext:value-type="float">
            <text:p>1.75E-11</text:p>
          </table:table-cell>
          <table:table-cell office:value-type="float" office:value="0.00000002836551" calcext:value-type="float">
            <text:p>2.84E-08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13803" calcext:value-type="float">
            <text:p>1.38E-06</text:p>
          </table:table-cell>
        </table:table-row>
        <table:table-row table:style-name="ro1">
          <table:table-cell office:value-type="float" office:value="64.82442" calcext:value-type="float">
            <text:p>6.48E+01</text:p>
          </table:table-cell>
          <table:table-cell office:value-type="float" office:value="0.00000000001685446" calcext:value-type="float">
            <text:p>1.69E-11</text:p>
          </table:table-cell>
          <table:table-cell office:value-type="float" office:value="0.00000002650321" calcext:value-type="float">
            <text:p>2.65E-08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014381" calcext:value-type="float">
            <text:p>1.44E-06</text:p>
          </table:table-cell>
        </table:table-row>
        <table:table-row table:style-name="ro1">
          <table:table-cell office:value-type="float" office:value="69.81708" calcext:value-type="float">
            <text:p>6.98E+01</text:p>
          </table:table-cell>
          <table:table-cell office:value-type="float" office:value="0.00000000001626076" calcext:value-type="float">
            <text:p>1.63E-11</text:p>
          </table:table-cell>
          <table:table-cell office:value-type="float" office:value="0.00000002488531" calcext:value-type="float">
            <text:p>2.49E-08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014982" calcext:value-type="float">
            <text:p>1.50E-06</text:p>
          </table:table-cell>
        </table:table-row>
        <table:table-row table:style-name="ro1">
          <table:table-cell office:value-type="float" office:value="74.81013" calcext:value-type="float">
            <text:p>7.48E+01</text:p>
          </table:table-cell>
          <table:table-cell office:value-type="float" office:value="0.00000000001571806" calcext:value-type="float">
            <text:p>1.57E-11</text:p>
          </table:table-cell>
          <table:table-cell office:value-type="float" office:value="0.00000002344711" calcext:value-type="float">
            <text:p>2.34E-08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015552" calcext:value-type="float">
            <text:p>1.56E-06</text:p>
          </table:table-cell>
        </table:table-row>
        <table:table-row table:style-name="ro1">
          <table:table-cell office:value-type="float" office:value="79.80285" calcext:value-type="float">
            <text:p>7.98E+01</text:p>
          </table:table-cell>
          <table:table-cell office:value-type="float" office:value="0.00000000001523516" calcext:value-type="float">
            <text:p>1.52E-11</text:p>
          </table:table-cell>
          <table:table-cell office:value-type="float" office:value="0.00000002221471" calcext:value-type="float">
            <text:p>2.22E-08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016148" calcext:value-type="float">
            <text:p>1.61E-06</text:p>
          </table:table-cell>
        </table:table-row>
        <table:table-row table:style-name="ro1">
          <table:table-cell office:value-type="float" office:value="84.79814" calcext:value-type="float">
            <text:p>8.48E+01</text:p>
          </table:table-cell>
          <table:table-cell office:value-type="float" office:value="0.00000000001479436" calcext:value-type="float">
            <text:p>1.48E-11</text:p>
          </table:table-cell>
          <table:table-cell office:value-type="float" office:value="0.00000002107331" calcext:value-type="float">
            <text:p>2.11E-08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16534" calcext:value-type="float">
            <text:p>1.65E-06</text:p>
          </table:table-cell>
        </table:table-row>
        <table:table-row table:style-name="ro1">
          <table:table-cell office:value-type="float" office:value="89.79167" calcext:value-type="float">
            <text:p>8.98E+01</text:p>
          </table:table-cell>
          <table:table-cell office:value-type="float" office:value="0.00000000001438626" calcext:value-type="float">
            <text:p>1.44E-11</text:p>
          </table:table-cell>
          <table:table-cell office:value-type="float" office:value="0.00000002007601" calcext:value-type="float">
            <text:p>2.01E-08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17064" calcext:value-type="float">
            <text:p>1.71E-06</text:p>
          </table:table-cell>
        </table:table-row>
        <table:table-row table:style-name="ro1">
          <table:table-cell office:value-type="float" office:value="94.78655" calcext:value-type="float">
            <text:p>9.48E+01</text:p>
          </table:table-cell>
          <table:table-cell office:value-type="float" office:value="0.00000000001401536" calcext:value-type="float">
            <text:p>1.40E-11</text:p>
          </table:table-cell>
          <table:table-cell office:value-type="float" office:value="0.00000001920951" calcext:value-type="float">
            <text:p>1.92E-08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17483" calcext:value-type="float">
            <text:p>1.75E-06</text:p>
          </table:table-cell>
        </table:table-row>
        <table:table-row table:style-name="ro1">
          <table:table-cell office:value-type="float" office:value="99.78075" calcext:value-type="float">
            <text:p>9.98E+01</text:p>
          </table:table-cell>
          <table:table-cell office:value-type="float" office:value="0.00000000001367326" calcext:value-type="float">
            <text:p>1.37E-11</text:p>
          </table:table-cell>
          <table:table-cell office:value-type="float" office:value="0.00000001837321" calcext:value-type="float">
            <text:p>1.84E-08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017958" calcext:value-type="float">
            <text:p>1.80E-06</text:p>
          </table:table-cell>
        </table:table-row>
        <table:table-row table:style-name="ro1">
          <table:table-cell office:value-type="float" office:value="109.7685" calcext:value-type="float">
            <text:p>1.10E+02</text:p>
          </table:table-cell>
          <table:table-cell office:value-type="float" office:value="0.00000000001305446" calcext:value-type="float">
            <text:p>1.31E-11</text:p>
          </table:table-cell>
          <table:table-cell office:value-type="float" office:value="0.00000001695611" calcext:value-type="float">
            <text:p>1.70E-08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018964" calcext:value-type="float">
            <text:p>1.90E-06</text:p>
          </table:table-cell>
        </table:table-row>
        <table:table-row table:style-name="ro1">
          <table:table-cell office:value-type="float" office:value="119.7569" calcext:value-type="float">
            <text:p>1.20E+02</text:p>
          </table:table-cell>
          <table:table-cell office:value-type="float" office:value="0.00000000001251456" calcext:value-type="float">
            <text:p>1.25E-11</text:p>
          </table:table-cell>
          <table:table-cell office:value-type="float" office:value="0.00000001575881" calcext:value-type="float">
            <text:p>1.58E-08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01991" calcext:value-type="float">
            <text:p>1.99E-06</text:p>
          </table:table-cell>
        </table:table-row>
        <table:table-row table:style-name="ro1">
          <table:table-cell office:value-type="float" office:value="129.7482" calcext:value-type="float">
            <text:p>1.30E+02</text:p>
          </table:table-cell>
          <table:table-cell office:value-type="float" office:value="0.00000000001204246" calcext:value-type="float">
            <text:p>1.20E-11</text:p>
          </table:table-cell>
          <table:table-cell office:value-type="float" office:value="0.00000001471521" calcext:value-type="float">
            <text:p>1.47E-08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020624" calcext:value-type="float">
            <text:p>2.06E-06</text:p>
          </table:table-cell>
        </table:table-row>
        <table:table-row table:style-name="ro1">
          <table:table-cell office:value-type="float" office:value="139.7386" calcext:value-type="float">
            <text:p>1.40E+02</text:p>
          </table:table-cell>
          <table:table-cell office:value-type="float" office:value="0.00000000001161876" calcext:value-type="float">
            <text:p>1.16E-11</text:p>
          </table:table-cell>
          <table:table-cell office:value-type="float" office:value="0.00000001382851" calcext:value-type="float">
            <text:p>1.38E-08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021411" calcext:value-type="float">
            <text:p>2.14E-06</text:p>
          </table:table-cell>
        </table:table-row>
        <table:table-row table:style-name="ro1">
          <table:table-cell office:value-type="float" office:value="149.7278" calcext:value-type="float">
            <text:p>1.50E+02</text:p>
          </table:table-cell>
          <table:table-cell office:value-type="float" office:value="0.00000000001124076" calcext:value-type="float">
            <text:p>1.12E-11</text:p>
          </table:table-cell>
          <table:table-cell office:value-type="float" office:value="0.00000001303691" calcext:value-type="float">
            <text:p>1.30E-08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022299" calcext:value-type="float">
            <text:p>2.23E-06</text:p>
          </table:table-cell>
        </table:table-row>
        <table:table-row table:style-name="ro1">
          <table:table-cell office:value-type="float" office:value="159.7197" calcext:value-type="float">
            <text:p>1.60E+02</text:p>
          </table:table-cell>
          <table:table-cell office:value-type="float" office:value="0.00000000001089706" calcext:value-type="float">
            <text:p>1.09E-11</text:p>
          </table:table-cell>
          <table:table-cell office:value-type="float" office:value="0.00000001227811" calcext:value-type="float">
            <text:p>1.23E-08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22956" calcext:value-type="float">
            <text:p>2.30E-06</text:p>
          </table:table-cell>
        </table:table-row>
        <table:table-row table:style-name="ro1">
          <table:table-cell office:value-type="float" office:value="169.7106" calcext:value-type="float">
            <text:p>1.70E+02</text:p>
          </table:table-cell>
          <table:table-cell office:value-type="float" office:value="0.00000000001058316" calcext:value-type="float">
            <text:p>1.06E-11</text:p>
          </table:table-cell>
          <table:table-cell office:value-type="float" office:value="0.00000001155101" calcext:value-type="float">
            <text:p>1.16E-08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023706" calcext:value-type="float">
            <text:p>2.37E-06</text:p>
          </table:table-cell>
        </table:table-row>
        <table:table-row table:style-name="ro1">
          <table:table-cell office:value-type="float" office:value="179.703" calcext:value-type="float">
            <text:p>1.80E+02</text:p>
          </table:table-cell>
          <table:table-cell office:value-type="float" office:value="0.00000000001029656" calcext:value-type="float">
            <text:p>1.03E-11</text:p>
          </table:table-cell>
          <table:table-cell office:value-type="float" office:value="0.00000001076911" calcext:value-type="float">
            <text:p>1.08E-08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24325" calcext:value-type="float">
            <text:p>2.43E-06</text:p>
          </table:table-cell>
        </table:table-row>
        <table:table-row table:style-name="ro1">
          <table:table-cell office:value-type="float" office:value="189.6942" calcext:value-type="float">
            <text:p>1.90E+02</text:p>
          </table:table-cell>
          <table:table-cell office:value-type="float" office:value="0.00000000001002706" calcext:value-type="float">
            <text:p>1.00E-11</text:p>
          </table:table-cell>
          <table:table-cell office:value-type="float" office:value="0.000000009746809" calcext:value-type="float">
            <text:p>9.75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25046" calcext:value-type="float">
            <text:p>2.50E-06</text:p>
          </table:table-cell>
        </table:table-row>
        <table:table-row table:style-name="ro1">
          <table:table-cell office:value-type="float" office:value="199.6866" calcext:value-type="float">
            <text:p>2.00E+02</text:p>
          </table:table-cell>
          <table:table-cell office:value-type="float" office:value="0.000000000009775863" calcext:value-type="float">
            <text:p>9.78E-12</text:p>
          </table:table-cell>
          <table:table-cell office:value-type="float" office:value="0.000000008354709" calcext:value-type="float">
            <text:p>8.35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025669" calcext:value-type="float">
            <text:p>2.57E-06</text:p>
          </table:table-cell>
        </table:table-row>
        <table:table-row table:style-name="ro1">
          <table:table-cell office:value-type="float" office:value="209.6799" calcext:value-type="float">
            <text:p>2.10E+02</text:p>
          </table:table-cell>
          <table:table-cell office:value-type="float" office:value="0.000000000009555563" calcext:value-type="float">
            <text:p>9.56E-12</text:p>
          </table:table-cell>
          <table:table-cell office:value-type="float" office:value="0.000000006509309" calcext:value-type="float">
            <text:p>6.51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026219" calcext:value-type="float">
            <text:p>2.62E-06</text:p>
          </table:table-cell>
        </table:table-row>
        <table:table-row table:style-name="ro1">
          <table:table-cell office:value-type="float" office:value="219.6758" calcext:value-type="float">
            <text:p>2.20E+02</text:p>
          </table:table-cell>
          <table:table-cell office:value-type="float" office:value="0.000000000009385463" calcext:value-type="float">
            <text:p>9.39E-12</text:p>
          </table:table-cell>
          <table:table-cell office:value-type="float" office:value="0.000000004280109" calcext:value-type="float">
            <text:p>4.28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0.0000026551" calcext:value-type="float">
            <text:p>2.66E-06</text:p>
          </table:table-cell>
        </table:table-row>
        <table:table-row table:style-name="ro1">
          <table:table-cell office:value-type="float" office:value="229.6688" calcext:value-type="float">
            <text:p>2.30E+02</text:p>
          </table:table-cell>
          <table:table-cell office:value-type="float" office:value="0.000000000009283063" calcext:value-type="float">
            <text:p>9.28E-12</text:p>
          </table:table-cell>
          <table:table-cell office:value-type="float" office:value="0.000000002340509" calcext:value-type="float">
            <text:p>2.34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27127" calcext:value-type="float">
            <text:p>2.71E-06</text:p>
          </table:table-cell>
        </table:table-row>
        <table:table-row table:style-name="ro1">
          <table:table-cell office:value-type="float" office:value="239.6665" calcext:value-type="float">
            <text:p>2.40E+02</text:p>
          </table:table-cell>
          <table:table-cell office:value-type="float" office:value="0.000000000009231663" calcext:value-type="float">
            <text:p>9.23E-12</text:p>
          </table:table-cell>
          <table:table-cell office:value-type="float" office:value="0.000000001149809" calcext:value-type="float">
            <text:p>1.15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0.0000027317" calcext:value-type="float">
            <text:p>2.73E-06</text:p>
          </table:table-cell>
        </table:table-row>
        <table:table-row table:style-name="ro1">
          <table:table-cell office:value-type="float" office:value="249.663" calcext:value-type="float">
            <text:p>2.50E+02</text:p>
          </table:table-cell>
          <table:table-cell office:value-type="float" office:value="0.000000000009207563" calcext:value-type="float">
            <text:p>9.21E-12</text:p>
          </table:table-cell>
          <table:table-cell office:value-type="float" office:value="0.0000000005569087" calcext:value-type="float">
            <text:p>5.57E-10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027606" calcext:value-type="float">
            <text:p>2.76E-06</text:p>
          </table:table-cell>
        </table:table-row>
        <table:table-row table:style-name="ro1">
          <table:table-cell office:value-type="float" office:value="259.6619" calcext:value-type="float">
            <text:p>2.60E+02</text:p>
          </table:table-cell>
          <table:table-cell office:value-type="float" office:value="0.000000000009195163" calcext:value-type="float">
            <text:p>9.20E-12</text:p>
          </table:table-cell>
          <table:table-cell office:value-type="float" office:value="0.0000000003022487" calcext:value-type="float">
            <text:p>3.02E-10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2769" calcext:value-type="float">
            <text:p>2.77E-06</text:p>
          </table:table-cell>
        </table:table-row>
        <table:table-row table:style-name="ro1">
          <table:table-cell office:value-type="float" office:value="269.6582" calcext:value-type="float">
            <text:p>2.70E+02</text:p>
          </table:table-cell>
          <table:table-cell office:value-type="float" office:value="0.000000000009187763" calcext:value-type="float">
            <text:p>9.19E-12</text:p>
          </table:table-cell>
          <table:table-cell office:value-type="float" office:value="0.0000000001459587" calcext:value-type="float">
            <text:p>1.46E-10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27994" calcext:value-type="float">
            <text:p>2.80E-06</text:p>
          </table:table-cell>
        </table:table-row>
        <table:table-row table:style-name="ro1">
          <table:table-cell office:value-type="float" office:value="279.6576" calcext:value-type="float">
            <text:p>2.80E+02</text:p>
          </table:table-cell>
          <table:table-cell office:value-type="float" office:value="0.000000000009182663" calcext:value-type="float">
            <text:p>9.18E-12</text:p>
          </table:table-cell>
          <table:table-cell office:value-type="float" office:value="0.00000000007373867" calcext:value-type="float">
            <text:p>7.37E-11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28045" calcext:value-type="float">
            <text:p>2.80E-06</text:p>
          </table:table-cell>
        </table:table-row>
        <table:table-row table:style-name="ro1">
          <table:table-cell office:value-type="float" office:value="289.6543" calcext:value-type="float">
            <text:p>2.90E+02</text:p>
          </table:table-cell>
          <table:table-cell office:value-type="float" office:value="0.000000000009178963" calcext:value-type="float">
            <text:p>9.18E-12</text:p>
          </table:table-cell>
          <table:table-cell office:value-type="float" office:value="0.000000000006098667" calcext:value-type="float">
            <text:p>6.10E-12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028317" calcext:value-type="float">
            <text:p>2.83E-06</text:p>
          </table:table-cell>
        </table:table-row>
        <table:table-row table:style-name="ro1">
          <table:table-cell office:value-type="float" office:value="299.6397" calcext:value-type="float">
            <text:p>3.00E+02</text:p>
          </table:table-cell>
          <table:table-cell office:value-type="float" office:value="0.000000000009175463" calcext:value-type="float">
            <text:p>9.18E-12</text:p>
          </table:table-cell>
          <table:table-cell office:value-type="float" office:value="0.00000000001946867" calcext:value-type="float">
            <text:p>1.95E-11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029511" calcext:value-type="float">
            <text:p>2.95E-06</text:p>
          </table:table-cell>
        </table:table-row>
        <table:table-row table:style-name="ro1">
          <table:table-cell office:value-type="float" office:value="308.7791" calcext:value-type="float">
            <text:p>3.09E+02</text:p>
          </table:table-cell>
          <table:table-cell office:value-type="float" office:value="0.000000000009139263" calcext:value-type="float">
            <text:p>9.14E-12</text:p>
          </table:table-cell>
          <table:table-cell office:value-type="float" office:value="0.0000000008554087" calcext:value-type="float">
            <text:p>8.55E-10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100002" calcext:value-type="float">
            <text:p>1.00E-0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332-F2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re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1100263" calcext:value-type="float">
            <text:p>1.10E-01</text:p>
          </table:table-cell>
          <table:table-cell office:value-type="float" office:value="0.00000000002027226" calcext:value-type="float">
            <text:p>2.03E-11</text:p>
          </table:table-cell>
          <table:table-cell office:value-type="float" office:value="0.00001188014" calcext:value-type="float">
            <text:p>1.19E-05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090119" calcext:value-type="float">
            <text:p>-9.01E-07</text:p>
          </table:table-cell>
        </table:table-row>
        <table:table-row table:style-name="ro1">
          <table:table-cell office:value-type="float" office:value="0.2919831" calcext:value-type="float">
            <text:p>2.92E-01</text:p>
          </table:table-cell>
          <table:table-cell office:value-type="float" office:value="0.00000000002601606" calcext:value-type="float">
            <text:p>2.60E-11</text:p>
          </table:table-cell>
          <table:table-cell office:value-type="float" office:value="0.00001064514" calcext:value-type="float">
            <text:p>1.06E-05</text:p>
          </table:table-cell>
          <table:table-cell office:value-type="float" office:value="0.5" calcext:value-type="float">
            <text:p>5.00E-01</text:p>
          </table:table-cell>
          <table:table-cell office:value-type="float" office:value="0.0000017038" calcext:value-type="float">
            <text:p>1.70E-06</text:p>
          </table:table-cell>
        </table:table-row>
        <table:table-row table:style-name="ro1">
          <table:table-cell office:value-type="float" office:value="0.5321267" calcext:value-type="float">
            <text:p>5.32E-01</text:p>
          </table:table-cell>
          <table:table-cell office:value-type="float" office:value="0.00000000003471896" calcext:value-type="float">
            <text:p>3.47E-11</text:p>
          </table:table-cell>
          <table:table-cell office:value-type="float" office:value="0.000008920733" calcext:value-type="float">
            <text:p>8.92E-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38322" calcext:value-type="float">
            <text:p>3.83E-06</text:p>
          </table:table-cell>
        </table:table-row>
        <table:table-row table:style-name="ro1">
          <table:table-cell office:value-type="float" office:value="0.8474045" calcext:value-type="float">
            <text:p>8.47E-01</text:p>
          </table:table-cell>
          <table:table-cell office:value-type="float" office:value="0.00000000004420226" calcext:value-type="float">
            <text:p>4.42E-11</text:p>
          </table:table-cell>
          <table:table-cell office:value-type="float" office:value="0.000007006143" calcext:value-type="float">
            <text:p>7.01E-06</text:p>
          </table:table-cell>
          <table:table-cell office:value-type="float" office:value="1.5" calcext:value-type="float">
            <text:p>1.50E+00</text:p>
          </table:table-cell>
          <table:table-cell office:value-type="float" office:value="0.0000053452" calcext:value-type="float">
            <text:p>5.35E-06</text:p>
          </table:table-cell>
        </table:table-row>
        <table:table-row table:style-name="ro1">
          <table:table-cell office:value-type="float" office:value="1.19727" calcext:value-type="float">
            <text:p>1.20E+00</text:p>
          </table:table-cell>
          <table:table-cell office:value-type="float" office:value="0.00000000004842536" calcext:value-type="float">
            <text:p>4.84E-11</text:p>
          </table:table-cell>
          <table:table-cell office:value-type="float" office:value="0.000005635623" calcext:value-type="float">
            <text:p>5.64E-06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65749" calcext:value-type="float">
            <text:p>6.57E-06</text:p>
          </table:table-cell>
        </table:table-row>
        <table:table-row table:style-name="ro1">
          <table:table-cell office:value-type="float" office:value="2.005565" calcext:value-type="float">
            <text:p>2.01E+00</text:p>
          </table:table-cell>
          <table:table-cell office:value-type="float" office:value="0.00000000004701986" calcext:value-type="float">
            <text:p>4.70E-11</text:p>
          </table:table-cell>
          <table:table-cell office:value-type="float" office:value="0.000004509443" calcext:value-type="float">
            <text:p>4.51E-06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81451" calcext:value-type="float">
            <text:p>8.15E-06</text:p>
          </table:table-cell>
        </table:table-row>
        <table:table-row table:style-name="ro1">
          <table:table-cell office:value-type="float" office:value="2.841976" calcext:value-type="float">
            <text:p>2.84E+00</text:p>
          </table:table-cell>
          <table:table-cell office:value-type="float" office:value="0.00000000004421566" calcext:value-type="float">
            <text:p>4.42E-11</text:p>
          </table:table-cell>
          <table:table-cell office:value-type="float" office:value="0.000003890233" calcext:value-type="float">
            <text:p>3.89E-06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9485" calcext:value-type="float">
            <text:p>9.49E-06</text:p>
          </table:table-cell>
        </table:table-row>
        <table:table-row table:style-name="ro1">
          <table:table-cell office:value-type="float" office:value="3.69266" calcext:value-type="float">
            <text:p>3.69E+00</text:p>
          </table:table-cell>
          <table:table-cell office:value-type="float" office:value="0.00000000004139716" calcext:value-type="float">
            <text:p>4.14E-11</text:p>
          </table:table-cell>
          <table:table-cell office:value-type="float" office:value="0.000003462543" calcext:value-type="float">
            <text:p>3.46E-06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10708" calcext:value-type="float">
            <text:p>1.07E-05</text:p>
          </table:table-cell>
        </table:table-row>
        <table:table-row table:style-name="ro1">
          <table:table-cell office:value-type="float" office:value="4.541024" calcext:value-type="float">
            <text:p>4.54E+00</text:p>
          </table:table-cell>
          <table:table-cell office:value-type="float" office:value="0.00000000003867866" calcext:value-type="float">
            <text:p>3.87E-11</text:p>
          </table:table-cell>
          <table:table-cell office:value-type="float" office:value="0.000003109913" calcext:value-type="float">
            <text:p>3.11E-06</text:p>
          </table:table-cell>
          <table:table-cell office:value-type="float" office:value="6" calcext:value-type="float">
            <text:p>6.00E+00</text:p>
          </table:table-cell>
          <table:table-cell office:value-type="float" office:value="0.00001195" calcext:value-type="float">
            <text:p>1.20E-05</text:p>
          </table:table-cell>
        </table:table-row>
        <table:table-row table:style-name="ro1">
          <table:table-cell office:value-type="float" office:value="5.40697" calcext:value-type="float">
            <text:p>5.41E+00</text:p>
          </table:table-cell>
          <table:table-cell office:value-type="float" office:value="0.00000000003647236" calcext:value-type="float">
            <text:p>3.65E-11</text:p>
          </table:table-cell>
          <table:table-cell office:value-type="float" office:value="0.000002843073" calcext:value-type="float">
            <text:p>2.84E-06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13048" calcext:value-type="float">
            <text:p>1.30E-05</text:p>
          </table:table-cell>
        </table:table-row>
        <table:table-row table:style-name="ro1">
          <table:table-cell office:value-type="float" office:value="6.279386" calcext:value-type="float">
            <text:p>6.28E+00</text:p>
          </table:table-cell>
          <table:table-cell office:value-type="float" office:value="0.00000000003456736" calcext:value-type="float">
            <text:p>3.46E-11</text:p>
          </table:table-cell>
          <table:table-cell office:value-type="float" office:value="0.000002621133" calcext:value-type="float">
            <text:p>2.62E-06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14093" calcext:value-type="float">
            <text:p>1.41E-05</text:p>
          </table:table-cell>
        </table:table-row>
        <table:table-row table:style-name="ro1">
          <table:table-cell office:value-type="float" office:value="7.16108" calcext:value-type="float">
            <text:p>7.16E+00</text:p>
          </table:table-cell>
          <table:table-cell office:value-type="float" office:value="0.00000000003292176" calcext:value-type="float">
            <text:p>3.29E-11</text:p>
          </table:table-cell>
          <table:table-cell office:value-type="float" office:value="0.000002435423" calcext:value-type="float">
            <text:p>2.44E-06</text:p>
          </table:table-cell>
          <table:table-cell office:value-type="float" office:value="9" calcext:value-type="float">
            <text:p>9.00E+00</text:p>
          </table:table-cell>
          <table:table-cell office:value-type="float" office:value="0.000015062" calcext:value-type="float">
            <text:p>1.51E-05</text:p>
          </table:table-cell>
        </table:table-row>
        <table:table-row table:style-name="ro1">
          <table:table-cell office:value-type="float" office:value="8.038624" calcext:value-type="float">
            <text:p>8.04E+00</text:p>
          </table:table-cell>
          <table:table-cell office:value-type="float" office:value="0.00000000003138316" calcext:value-type="float">
            <text:p>3.14E-11</text:p>
          </table:table-cell>
          <table:table-cell office:value-type="float" office:value="0.000002267383" calcext:value-type="float">
            <text:p>2.27E-06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16065" calcext:value-type="float">
            <text:p>1.61E-05</text:p>
          </table:table-cell>
        </table:table-row>
        <table:table-row table:style-name="ro1">
          <table:table-cell office:value-type="float" office:value="9.821182" calcext:value-type="float">
            <text:p>9.82E+00</text:p>
          </table:table-cell>
          <table:table-cell office:value-type="float" office:value="0.00000000002897056" calcext:value-type="float">
            <text:p>2.90E-11</text:p>
          </table:table-cell>
          <table:table-cell office:value-type="float" office:value="0.000002016413" calcext:value-type="float">
            <text:p>2.02E-06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17846" calcext:value-type="float">
            <text:p>1.78E-05</text:p>
          </table:table-cell>
        </table:table-row>
        <table:table-row table:style-name="ro1">
          <table:table-cell office:value-type="float" office:value="11.6168" calcext:value-type="float">
            <text:p>1.16E+01</text:p>
          </table:table-cell>
          <table:table-cell office:value-type="float" office:value="0.00000000002691486" calcext:value-type="float">
            <text:p>2.69E-11</text:p>
          </table:table-cell>
          <table:table-cell office:value-type="float" office:value="0.000001815373" calcext:value-type="float">
            <text:p>1.82E-06</text:p>
          </table:table-cell>
          <table:table-cell office:value-type="float" office:value="14" calcext:value-type="float">
            <text:p>1.40E+01</text:p>
          </table:table-cell>
          <table:table-cell office:value-type="float" office:value="0.00001952" calcext:value-type="float">
            <text:p>1.95E-05</text:p>
          </table:table-cell>
        </table:table-row>
        <table:table-row table:style-name="ro1">
          <table:table-cell office:value-type="float" office:value="13.43526" calcext:value-type="float">
            <text:p>1.34E+01</text:p>
          </table:table-cell>
          <table:table-cell office:value-type="float" office:value="0.00000000002516896" calcext:value-type="float">
            <text:p>2.52E-11</text:p>
          </table:table-cell>
          <table:table-cell office:value-type="float" office:value="0.000001655773" calcext:value-type="float">
            <text:p>1.66E-06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21007" calcext:value-type="float">
            <text:p>2.10E-05</text:p>
          </table:table-cell>
        </table:table-row>
        <table:table-row table:style-name="ro1">
          <table:table-cell office:value-type="float" office:value="15.26152" calcext:value-type="float">
            <text:p>1.53E+01</text:p>
          </table:table-cell>
          <table:table-cell office:value-type="float" office:value="0.00000000002341206" calcext:value-type="float">
            <text:p>2.34E-11</text:p>
          </table:table-cell>
          <table:table-cell office:value-type="float" office:value="0.000001509163" calcext:value-type="float">
            <text:p>1.51E-06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2243" calcext:value-type="float">
            <text:p>2.24E-05</text:p>
          </table:table-cell>
        </table:table-row>
        <table:table-row table:style-name="ro1">
          <table:table-cell office:value-type="float" office:value="17.1094" calcext:value-type="float">
            <text:p>1.71E+01</text:p>
          </table:table-cell>
          <table:table-cell office:value-type="float" office:value="0.00000000002156936" calcext:value-type="float">
            <text:p>2.16E-11</text:p>
          </table:table-cell>
          <table:table-cell office:value-type="float" office:value="0.000001370043" calcext:value-type="float">
            <text:p>1.37E-06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23676" calcext:value-type="float">
            <text:p>2.37E-05</text:p>
          </table:table-cell>
        </table:table-row>
        <table:table-row table:style-name="ro1">
          <table:table-cell office:value-type="float" office:value="21.78684" calcext:value-type="float">
            <text:p>2.18E+01</text:p>
          </table:table-cell>
          <table:table-cell office:value-type="float" office:value="0.00000000001600156" calcext:value-type="float">
            <text:p>1.60E-11</text:p>
          </table:table-cell>
          <table:table-cell office:value-type="float" office:value="0.0000009131908" calcext:value-type="float">
            <text:p>9.13E-07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26318" calcext:value-type="float">
            <text:p>2.63E-05</text:p>
          </table:table-cell>
        </table:table-row>
        <table:table-row table:style-name="ro1">
          <table:table-cell office:value-type="float" office:value="26.58014" calcext:value-type="float">
            <text:p>2.66E+01</text:p>
          </table:table-cell>
          <table:table-cell office:value-type="float" office:value="0.00000000001238456" calcext:value-type="float">
            <text:p>1.24E-11</text:p>
          </table:table-cell>
          <table:table-cell office:value-type="float" office:value="0.0000004915898" calcext:value-type="float">
            <text:p>4.92E-07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28011" calcext:value-type="float">
            <text:p>2.80E-05</text:p>
          </table:table-cell>
        </table:table-row>
        <table:table-row table:style-name="ro1">
          <table:table-cell office:value-type="float" office:value="31.44804" calcext:value-type="float">
            <text:p>3.14E+01</text:p>
          </table:table-cell>
          <table:table-cell office:value-type="float" office:value="0.00000000001086446" calcext:value-type="float">
            <text:p>1.09E-11</text:p>
          </table:table-cell>
          <table:table-cell office:value-type="float" office:value="0.0000002758538" calcext:value-type="float">
            <text:p>2.76E-07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29093" calcext:value-type="float">
            <text:p>2.91E-05</text:p>
          </table:table-cell>
        </table:table-row>
        <table:table-row table:style-name="ro1">
          <table:table-cell office:value-type="float" office:value="36.35549" calcext:value-type="float">
            <text:p>3.64E+01</text:p>
          </table:table-cell>
          <table:table-cell office:value-type="float" office:value="0.00000000001018826" calcext:value-type="float">
            <text:p>1.02E-11</text:p>
          </table:table-cell>
          <table:table-cell office:value-type="float" office:value="0.0000001712268" calcext:value-type="float">
            <text:p>1.71E-07</text:p>
          </table:table-cell>
          <table:table-cell office:value-type="float" office:value="40" calcext:value-type="float">
            <text:p>4.00E+01</text:p>
          </table:table-cell>
          <table:table-cell office:value-type="float" office:value="0.000029851" calcext:value-type="float">
            <text:p>2.99E-05</text:p>
          </table:table-cell>
        </table:table-row>
        <table:table-row table:style-name="ro1">
          <table:table-cell office:value-type="float" office:value="41.28566" calcext:value-type="float">
            <text:p>4.13E+01</text:p>
          </table:table-cell>
          <table:table-cell office:value-type="float" office:value="0.000000000009860963" calcext:value-type="float">
            <text:p>9.86E-12</text:p>
          </table:table-cell>
          <table:table-cell office:value-type="float" office:value="0.0000001177958" calcext:value-type="float">
            <text:p>1.18E-07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30423" calcext:value-type="float">
            <text:p>3.04E-05</text:p>
          </table:table-cell>
        </table:table-row>
        <table:table-row table:style-name="ro1">
          <table:table-cell office:value-type="float" office:value="46.22815" calcext:value-type="float">
            <text:p>4.62E+01</text:p>
          </table:table-cell>
          <table:table-cell office:value-type="float" office:value="0.000000000009680563" calcext:value-type="float">
            <text:p>9.68E-12</text:p>
          </table:table-cell>
          <table:table-cell office:value-type="float" office:value="0.00000008711061" calcext:value-type="float">
            <text:p>8.71E-08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30894" calcext:value-type="float">
            <text:p>3.09E-05</text:p>
          </table:table-cell>
        </table:table-row>
        <table:table-row table:style-name="ro1">
          <table:table-cell office:value-type="float" office:value="51.17895" calcext:value-type="float">
            <text:p>5.12E+01</text:p>
          </table:table-cell>
          <table:table-cell office:value-type="float" office:value="0.000000000009570463" calcext:value-type="float">
            <text:p>9.57E-12</text:p>
          </table:table-cell>
          <table:table-cell office:value-type="float" office:value="0.00000006814001" calcext:value-type="float">
            <text:p>6.81E-08</text:p>
          </table:table-cell>
          <table:table-cell office:value-type="float" office:value="55" calcext:value-type="float">
            <text:p>5.50E+01</text:p>
          </table:table-cell>
          <table:table-cell office:value-type="float" office:value="0.000031297" calcext:value-type="float">
            <text:p>3.13E-05</text:p>
          </table:table-cell>
        </table:table-row>
        <table:table-row table:style-name="ro1">
          <table:table-cell office:value-type="float" office:value="56.13829" calcext:value-type="float">
            <text:p>5.61E+01</text:p>
          </table:table-cell>
          <table:table-cell office:value-type="float" office:value="0.000000000009495963" calcext:value-type="float">
            <text:p>9.50E-12</text:p>
          </table:table-cell>
          <table:table-cell office:value-type="float" office:value="0.00000005542121" calcext:value-type="float">
            <text:p>5.54E-08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3163" calcext:value-type="float">
            <text:p>3.16E-05</text:p>
          </table:table-cell>
        </table:table-row>
        <table:table-row table:style-name="ro1">
          <table:table-cell office:value-type="float" office:value="61.09861" calcext:value-type="float">
            <text:p>6.11E+01</text:p>
          </table:table-cell>
          <table:table-cell office:value-type="float" office:value="0.000000000009443763" calcext:value-type="float">
            <text:p>9.44E-12</text:p>
          </table:table-cell>
          <table:table-cell office:value-type="float" office:value="0.00000004664311" calcext:value-type="float">
            <text:p>4.66E-08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31955" calcext:value-type="float">
            <text:p>3.20E-05</text:p>
          </table:table-cell>
        </table:table-row>
        <table:table-row table:style-name="ro1">
          <table:table-cell office:value-type="float" office:value="66.06541" calcext:value-type="float">
            <text:p>6.61E+01</text:p>
          </table:table-cell>
          <table:table-cell office:value-type="float" office:value="0.000000000009404863" calcext:value-type="float">
            <text:p>9.40E-12</text:p>
          </table:table-cell>
          <table:table-cell office:value-type="float" office:value="0.00000004021091" calcext:value-type="float">
            <text:p>4.02E-08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32227" calcext:value-type="float">
            <text:p>3.22E-05</text:p>
          </table:table-cell>
        </table:table-row>
        <table:table-row table:style-name="ro1">
          <table:table-cell office:value-type="float" office:value="71.03378" calcext:value-type="float">
            <text:p>7.10E+01</text:p>
          </table:table-cell>
          <table:table-cell office:value-type="float" office:value="0.000000000009374463" calcext:value-type="float">
            <text:p>9.37E-12</text:p>
          </table:table-cell>
          <table:table-cell office:value-type="float" office:value="0.00000003533731" calcext:value-type="float">
            <text:p>3.53E-08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32486" calcext:value-type="float">
            <text:p>3.25E-05</text:p>
          </table:table-cell>
        </table:table-row>
        <table:table-row table:style-name="ro1">
          <table:table-cell office:value-type="float" office:value="76.00241" calcext:value-type="float">
            <text:p>7.60E+01</text:p>
          </table:table-cell>
          <table:table-cell office:value-type="float" office:value="0.000000000009350963" calcext:value-type="float">
            <text:p>9.35E-12</text:p>
          </table:table-cell>
          <table:table-cell office:value-type="float" office:value="0.00000003161981" calcext:value-type="float">
            <text:p>3.16E-08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32743" calcext:value-type="float">
            <text:p>3.27E-05</text:p>
          </table:table-cell>
        </table:table-row>
        <table:table-row table:style-name="ro1">
          <table:table-cell office:value-type="float" office:value="80.97518" calcext:value-type="float">
            <text:p>8.10E+01</text:p>
          </table:table-cell>
          <table:table-cell office:value-type="float" office:value="0.000000000009331963" calcext:value-type="float">
            <text:p>9.33E-12</text:p>
          </table:table-cell>
          <table:table-cell office:value-type="float" office:value="0.00000002872141" calcext:value-type="float">
            <text:p>2.87E-08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32966" calcext:value-type="float">
            <text:p>3.30E-05</text:p>
          </table:table-cell>
        </table:table-row>
        <table:table-row table:style-name="ro1">
          <table:table-cell office:value-type="float" office:value="85.9515" calcext:value-type="float">
            <text:p>8.60E+01</text:p>
          </table:table-cell>
          <table:table-cell office:value-type="float" office:value="0.000000000009315863" calcext:value-type="float">
            <text:p>9.32E-12</text:p>
          </table:table-cell>
          <table:table-cell office:value-type="float" office:value="0.00000002637611" calcext:value-type="float">
            <text:p>2.64E-08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3316" calcext:value-type="float">
            <text:p>3.32E-05</text:p>
          </table:table-cell>
        </table:table-row>
        <table:table-row table:style-name="ro1">
          <table:table-cell office:value-type="float" office:value="90.9261" calcext:value-type="float">
            <text:p>9.09E+01</text:p>
          </table:table-cell>
          <table:table-cell office:value-type="float" office:value="0.000000000009302563" calcext:value-type="float">
            <text:p>9.30E-12</text:p>
          </table:table-cell>
          <table:table-cell office:value-type="float" office:value="0.00000002451711" calcext:value-type="float">
            <text:p>2.45E-08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33368" calcext:value-type="float">
            <text:p>3.34E-05</text:p>
          </table:table-cell>
        </table:table-row>
        <table:table-row table:style-name="ro1">
          <table:table-cell office:value-type="float" office:value="95.90205" calcext:value-type="float">
            <text:p>9.59E+01</text:p>
          </table:table-cell>
          <table:table-cell office:value-type="float" office:value="0.000000000009291563" calcext:value-type="float">
            <text:p>9.29E-12</text:p>
          </table:table-cell>
          <table:table-cell office:value-type="float" office:value="0.00000002308841" calcext:value-type="float">
            <text:p>2.31E-08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33565" calcext:value-type="float">
            <text:p>3.36E-05</text:p>
          </table:table-cell>
        </table:table-row>
        <table:table-row table:style-name="ro1">
          <table:table-cell office:value-type="float" office:value="105.8585" calcext:value-type="float">
            <text:p>1.06E+02</text:p>
          </table:table-cell>
          <table:table-cell office:value-type="float" office:value="0.000000000009274563" calcext:value-type="float">
            <text:p>9.27E-12</text:p>
          </table:table-cell>
          <table:table-cell office:value-type="float" office:value="0.00000002103221" calcext:value-type="float">
            <text:p>2.10E-08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33922" calcext:value-type="float">
            <text:p>3.39E-05</text:p>
          </table:table-cell>
        </table:table-row>
        <table:table-row table:style-name="ro1">
          <table:table-cell office:value-type="float" office:value="115.8185" calcext:value-type="float">
            <text:p>1.16E+02</text:p>
          </table:table-cell>
          <table:table-cell office:value-type="float" office:value="0.000000000009261663" calcext:value-type="float">
            <text:p>9.26E-12</text:p>
          </table:table-cell>
          <table:table-cell office:value-type="float" office:value="0.00000001987351" calcext:value-type="float">
            <text:p>1.99E-08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34249" calcext:value-type="float">
            <text:p>3.42E-05</text:p>
          </table:table-cell>
        </table:table-row>
        <table:table-row table:style-name="ro1">
          <table:table-cell office:value-type="float" office:value="125.7762" calcext:value-type="float">
            <text:p>1.26E+02</text:p>
          </table:table-cell>
          <table:table-cell office:value-type="float" office:value="0.000000000009252263" calcext:value-type="float">
            <text:p>9.25E-12</text:p>
          </table:table-cell>
          <table:table-cell office:value-type="float" office:value="0.00000001933581" calcext:value-type="float">
            <text:p>1.93E-08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34596" calcext:value-type="float">
            <text:p>3.46E-05</text:p>
          </table:table-cell>
        </table:table-row>
        <table:table-row table:style-name="ro1">
          <table:table-cell office:value-type="float" office:value="135.7399" calcext:value-type="float">
            <text:p>1.36E+02</text:p>
          </table:table-cell>
          <table:table-cell office:value-type="float" office:value="0.000000000009244963" calcext:value-type="float">
            <text:p>9.24E-12</text:p>
          </table:table-cell>
          <table:table-cell office:value-type="float" office:value="0.00000001933521" calcext:value-type="float">
            <text:p>1.93E-08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34893" calcext:value-type="float">
            <text:p>3.49E-05</text:p>
          </table:table-cell>
        </table:table-row>
        <table:table-row table:style-name="ro1">
          <table:table-cell office:value-type="float" office:value="145.7013" calcext:value-type="float">
            <text:p>1.46E+02</text:p>
          </table:table-cell>
          <table:table-cell office:value-type="float" office:value="0.000000000009238863" calcext:value-type="float">
            <text:p>9.24E-12</text:p>
          </table:table-cell>
          <table:table-cell office:value-type="float" office:value="0.00000001981711" calcext:value-type="float">
            <text:p>1.98E-08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35209" calcext:value-type="float">
            <text:p>3.52E-05</text:p>
          </table:table-cell>
        </table:table-row>
        <table:table-row table:style-name="ro1">
          <table:table-cell office:value-type="float" office:value="155.6645" calcext:value-type="float">
            <text:p>1.56E+02</text:p>
          </table:table-cell>
          <table:table-cell office:value-type="float" office:value="0.000000000009235363" calcext:value-type="float">
            <text:p>9.24E-12</text:p>
          </table:table-cell>
          <table:table-cell office:value-type="float" office:value="0.00000002065561" calcext:value-type="float">
            <text:p>2.07E-08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35511" calcext:value-type="float">
            <text:p>3.55E-05</text:p>
          </table:table-cell>
        </table:table-row>
        <table:table-row table:style-name="ro1">
          <table:table-cell office:value-type="float" office:value="165.623" calcext:value-type="float">
            <text:p>1.66E+02</text:p>
          </table:table-cell>
          <table:table-cell office:value-type="float" office:value="0.000000000009231863" calcext:value-type="float">
            <text:p>9.23E-12</text:p>
          </table:table-cell>
          <table:table-cell office:value-type="float" office:value="0.00000002185231" calcext:value-type="float">
            <text:p>2.19E-08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35851" calcext:value-type="float">
            <text:p>3.59E-05</text:p>
          </table:table-cell>
        </table:table-row>
        <table:table-row table:style-name="ro1">
          <table:table-cell office:value-type="float" office:value="175.5813" calcext:value-type="float">
            <text:p>1.76E+02</text:p>
          </table:table-cell>
          <table:table-cell office:value-type="float" office:value="0.000000000009229163" calcext:value-type="float">
            <text:p>9.23E-12</text:p>
          </table:table-cell>
          <table:table-cell office:value-type="float" office:value="0.00000002333931" calcext:value-type="float">
            <text:p>2.33E-08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36192" calcext:value-type="float">
            <text:p>3.62E-05</text:p>
          </table:table-cell>
        </table:table-row>
        <table:table-row table:style-name="ro1">
          <table:table-cell office:value-type="float" office:value="185.5352" calcext:value-type="float">
            <text:p>1.86E+02</text:p>
          </table:table-cell>
          <table:table-cell office:value-type="float" office:value="0.000000000009226563" calcext:value-type="float">
            <text:p>9.23E-12</text:p>
          </table:table-cell>
          <table:table-cell office:value-type="float" office:value="0.00000002517331" calcext:value-type="float">
            <text:p>2.52E-08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3657" calcext:value-type="float">
            <text:p>3.66E-05</text:p>
          </table:table-cell>
        </table:table-row>
        <table:table-row table:style-name="ro1">
          <table:table-cell office:value-type="float" office:value="195.4767" calcext:value-type="float">
            <text:p>1.95E+02</text:p>
          </table:table-cell>
          <table:table-cell office:value-type="float" office:value="0.000000000009224163" calcext:value-type="float">
            <text:p>9.22E-12</text:p>
          </table:table-cell>
          <table:table-cell office:value-type="float" office:value="0.00000002728711" calcext:value-type="float">
            <text:p>2.73E-08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37049" calcext:value-type="float">
            <text:p>3.70E-05</text:p>
          </table:table-cell>
        </table:table-row>
        <table:table-row table:style-name="ro1">
          <table:table-cell office:value-type="float" office:value="205.4034" calcext:value-type="float">
            <text:p>2.05E+02</text:p>
          </table:table-cell>
          <table:table-cell office:value-type="float" office:value="0.000000000009220263" calcext:value-type="float">
            <text:p>9.22E-12</text:p>
          </table:table-cell>
          <table:table-cell office:value-type="float" office:value="0.00000002953121" calcext:value-type="float">
            <text:p>2.95E-08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37649" calcext:value-type="float">
            <text:p>3.76E-05</text:p>
          </table:table-cell>
        </table:table-row>
        <table:table-row table:style-name="ro1">
          <table:table-cell office:value-type="float" office:value="215.2989" calcext:value-type="float">
            <text:p>2.15E+02</text:p>
          </table:table-cell>
          <table:table-cell office:value-type="float" office:value="0.000000000009214963" calcext:value-type="float">
            <text:p>9.21E-12</text:p>
          </table:table-cell>
          <table:table-cell office:value-type="float" office:value="0.00000003211861" calcext:value-type="float">
            <text:p>3.21E-08</text:p>
          </table:table-cell>
          <table:table-cell office:value-type="float" office:value="220" calcext:value-type="float">
            <text:p>2.20E+02</text:p>
          </table:table-cell>
          <table:table-cell office:value-type="float" office:value="0.000038505" calcext:value-type="float">
            <text:p>3.85E-05</text:p>
          </table:table-cell>
        </table:table-row>
        <table:table-row table:style-name="ro1">
          <table:table-cell office:value-type="float" office:value="225.155" calcext:value-type="float">
            <text:p>2.25E+02</text:p>
          </table:table-cell>
          <table:table-cell office:value-type="float" office:value="0.000000000009209363" calcext:value-type="float">
            <text:p>9.21E-12</text:p>
          </table:table-cell>
          <table:table-cell office:value-type="float" office:value="0.00000003488281" calcext:value-type="float">
            <text:p>3.49E-08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39684" calcext:value-type="float">
            <text:p>3.97E-05</text:p>
          </table:table-cell>
        </table:table-row>
        <table:table-row table:style-name="ro1">
          <table:table-cell office:value-type="float" office:value="234.951" calcext:value-type="float">
            <text:p>2.35E+02</text:p>
          </table:table-cell>
          <table:table-cell office:value-type="float" office:value="0.000000000009202863" calcext:value-type="float">
            <text:p>9.20E-12</text:p>
          </table:table-cell>
          <table:table-cell office:value-type="float" office:value="0.00000003799541" calcext:value-type="float">
            <text:p>3.80E-08</text:p>
          </table:table-cell>
          <table:table-cell office:value-type="float" office:value="240" calcext:value-type="float">
            <text:p>2.40E+02</text:p>
          </table:table-cell>
          <table:table-cell office:value-type="float" office:value="0.000041355" calcext:value-type="float">
            <text:p>4.14E-05</text:p>
          </table:table-cell>
        </table:table-row>
        <table:table-row table:style-name="ro1">
          <table:table-cell office:value-type="float" office:value="244.6801" calcext:value-type="float">
            <text:p>2.45E+02</text:p>
          </table:table-cell>
          <table:table-cell office:value-type="float" office:value="0.000000000009195463" calcext:value-type="float">
            <text:p>9.20E-12</text:p>
          </table:table-cell>
          <table:table-cell office:value-type="float" office:value="0.00000004145791" calcext:value-type="float">
            <text:p>4.15E-08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43574" calcext:value-type="float">
            <text:p>4.36E-05</text:p>
          </table:table-cell>
        </table:table-row>
        <table:table-row table:style-name="ro1">
          <table:table-cell office:value-type="float" office:value="254.3273" calcext:value-type="float">
            <text:p>2.54E+02</text:p>
          </table:table-cell>
          <table:table-cell office:value-type="float" office:value="0.000000000009184563" calcext:value-type="float">
            <text:p>9.18E-12</text:p>
          </table:table-cell>
          <table:table-cell office:value-type="float" office:value="0.00000004565711" calcext:value-type="float">
            <text:p>4.57E-08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46463" calcext:value-type="float">
            <text:p>4.65E-05</text:p>
          </table:table-cell>
        </table:table-row>
        <table:table-row table:style-name="ro1">
          <table:table-cell office:value-type="float" office:value="263.8843" calcext:value-type="float">
            <text:p>2.64E+02</text:p>
          </table:table-cell>
          <table:table-cell office:value-type="float" office:value="0.000000000009168663" calcext:value-type="float">
            <text:p>9.17E-12</text:p>
          </table:table-cell>
          <table:table-cell office:value-type="float" office:value="0.00000005067431" calcext:value-type="float">
            <text:p>5.07E-08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50092" calcext:value-type="float">
            <text:p>5.01E-05</text:p>
          </table:table-cell>
        </table:table-row>
        <table:table-row table:style-name="ro1">
          <table:table-cell office:value-type="float" office:value="273.3567" calcext:value-type="float">
            <text:p>2.73E+02</text:p>
          </table:table-cell>
          <table:table-cell office:value-type="float" office:value="0.000000000009148263" calcext:value-type="float">
            <text:p>9.15E-12</text:p>
          </table:table-cell>
          <table:table-cell office:value-type="float" office:value="0.00000005578321" calcext:value-type="float">
            <text:p>5.58E-08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54413" calcext:value-type="float">
            <text:p>5.44E-05</text:p>
          </table:table-cell>
        </table:table-row>
        <table:table-row table:style-name="ro1">
          <table:table-cell office:value-type="float" office:value="282.7553" calcext:value-type="float">
            <text:p>2.83E+02</text:p>
          </table:table-cell>
          <table:table-cell office:value-type="float" office:value="0.000000000009136363" calcext:value-type="float">
            <text:p>9.14E-12</text:p>
          </table:table-cell>
          <table:table-cell office:value-type="float" office:value="0.00000006027831" calcext:value-type="float">
            <text:p>6.03E-08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59339" calcext:value-type="float">
            <text:p>5.93E-05</text:p>
          </table:table-cell>
        </table:table-row>
        <table:table-row table:style-name="ro1">
          <table:table-cell office:value-type="float" office:value="292.074" calcext:value-type="float">
            <text:p>2.92E+02</text:p>
          </table:table-cell>
          <table:table-cell office:value-type="float" office:value="0.000000000009127663" calcext:value-type="float">
            <text:p>9.13E-12</text:p>
          </table:table-cell>
          <table:table-cell office:value-type="float" office:value="0.00000006475771" calcext:value-type="float">
            <text:p>6.48E-08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64919" calcext:value-type="float">
            <text:p>6.49E-05</text:p>
          </table:table-cell>
        </table:table-row>
        <table:table-row table:style-name="ro1">
          <table:table-cell office:value-type="float" office:value="301.3247" calcext:value-type="float">
            <text:p>3.01E+02</text:p>
          </table:table-cell>
          <table:table-cell office:value-type="float" office:value="0.000000000009123363" calcext:value-type="float">
            <text:p>9.12E-12</text:p>
          </table:table-cell>
          <table:table-cell office:value-type="float" office:value="0.00000006908141" calcext:value-type="float">
            <text:p>6.91E-08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71057" calcext:value-type="float">
            <text:p>7.11E-05</text:p>
          </table:table-cell>
        </table:table-row>
        <table:table-row table:style-name="ro1">
          <table:table-cell office:value-type="float" office:value="310.4981" calcext:value-type="float">
            <text:p>3.10E+02</text:p>
          </table:table-cell>
          <table:table-cell office:value-type="float" office:value="0.000000000009120263" calcext:value-type="float">
            <text:p>9.12E-12</text:p>
          </table:table-cell>
          <table:table-cell office:value-type="float" office:value="0.00000007341991" calcext:value-type="float">
            <text:p>7.34E-08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77827" calcext:value-type="float">
            <text:p>7.78E-05</text:p>
          </table:table-cell>
        </table:table-row>
        <table:table-row table:style-name="ro1">
          <table:table-cell office:value-type="float" office:value="319.5989" calcext:value-type="float">
            <text:p>3.20E+02</text:p>
          </table:table-cell>
          <table:table-cell office:value-type="float" office:value="0.000000000009116963" calcext:value-type="float">
            <text:p>9.12E-12</text:p>
          </table:table-cell>
          <table:table-cell office:value-type="float" office:value="0.00000007806751" calcext:value-type="float">
            <text:p>7.81E-08</text:p>
          </table:table-cell>
          <table:table-cell office:value-type="float" office:value="330" calcext:value-type="float">
            <text:p>3.30E+02</text:p>
          </table:table-cell>
          <table:table-cell office:value-type="float" office:value="0.000085192" calcext:value-type="float">
            <text:p>8.52E-05</text:p>
          </table:table-cell>
        </table:table-row>
        <table:table-row table:style-name="ro1">
          <table:table-cell office:value-type="float" office:value="328.6322" calcext:value-type="float">
            <text:p>3.29E+02</text:p>
          </table:table-cell>
          <table:table-cell office:value-type="float" office:value="0.000000000009118463" calcext:value-type="float">
            <text:p>9.12E-12</text:p>
          </table:table-cell>
          <table:table-cell office:value-type="float" office:value="0.00000008211981" calcext:value-type="float">
            <text:p>8.21E-08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09311" calcext:value-type="float">
            <text:p>9.31E-05</text:p>
          </table:table-cell>
        </table:table-row>
        <table:table-row table:style-name="ro1">
          <table:table-cell office:value-type="float" office:value="337.5834" calcext:value-type="float">
            <text:p>3.38E+02</text:p>
          </table:table-cell>
          <table:table-cell office:value-type="float" office:value="0.000000000009114363" calcext:value-type="float">
            <text:p>9.11E-12</text:p>
          </table:table-cell>
          <table:table-cell office:value-type="float" office:value="0.00000008679601" calcext:value-type="float">
            <text:p>8.68E-08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1017" calcext:value-type="float">
            <text:p>1.02E-04</text:p>
          </table:table-cell>
        </table:table-row>
      </table:table>
      <table:table table:name="W332-F8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re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3592742" calcext:value-type="float">
            <text:p>3.59E-01</text:p>
          </table:table-cell>
          <table:table-cell office:value-type="float" office:value="0.0000000001077683" calcext:value-type="float">
            <text:p>1.08E-10</text:p>
          </table:table-cell>
          <table:table-cell office:value-type="float" office:value="0.000009435523" calcext:value-type="float">
            <text:p>9.44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29427" calcext:value-type="float">
            <text:p>-2.94E-06</text:p>
          </table:table-cell>
        </table:table-row>
        <table:table-row table:style-name="ro1">
          <table:table-cell office:value-type="float" office:value="0.5017296" calcext:value-type="float">
            <text:p>5.02E-01</text:p>
          </table:table-cell>
          <table:table-cell office:value-type="float" office:value="0.0000000001099873" calcext:value-type="float">
            <text:p>1.10E-10</text:p>
          </table:table-cell>
          <table:table-cell office:value-type="float" office:value="0.000005988973" calcext:value-type="float">
            <text:p>5.99E-06</text:p>
          </table:table-cell>
          <table:table-cell office:value-type="float" office:value="0.5" calcext:value-type="float">
            <text:p>5.00E-01</text:p>
          </table:table-cell>
          <table:table-cell office:value-type="float" office:value="-0.000000014167" calcext:value-type="float">
            <text:p>-1.42E-08</text:p>
          </table:table-cell>
        </table:table-row>
        <table:table-row table:style-name="ro1">
          <table:table-cell office:value-type="float" office:value="0.8709631" calcext:value-type="float">
            <text:p>8.71E-01</text:p>
          </table:table-cell>
          <table:table-cell office:value-type="float" office:value="0.00000000009811726" calcext:value-type="float">
            <text:p>9.81E-11</text:p>
          </table:table-cell>
          <table:table-cell office:value-type="float" office:value="0.000002563733" calcext:value-type="float">
            <text:p>2.56E-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10569" calcext:value-type="float">
            <text:p>1.06E-06</text:p>
          </table:table-cell>
        </table:table-row>
        <table:table-row table:style-name="ro1">
          <table:table-cell office:value-type="float" office:value="1.353492" calcext:value-type="float">
            <text:p>1.35E+00</text:p>
          </table:table-cell>
          <table:table-cell office:value-type="float" office:value="0.00000000008576726" calcext:value-type="float">
            <text:p>8.58E-11</text:p>
          </table:table-cell>
          <table:table-cell office:value-type="float" office:value="0.000001839953" calcext:value-type="float">
            <text:p>1.84E-06</text:p>
          </table:table-cell>
          <table:table-cell office:value-type="float" office:value="1.5" calcext:value-type="float">
            <text:p>1.50E+00</text:p>
          </table:table-cell>
          <table:table-cell office:value-type="float" office:value="0.0000012" calcext:value-type="float">
            <text:p>1.20E-06</text:p>
          </table:table-cell>
        </table:table-row>
        <table:table-row table:style-name="ro1">
          <table:table-cell office:value-type="float" office:value="1.834312" calcext:value-type="float">
            <text:p>1.83E+00</text:p>
          </table:table-cell>
          <table:table-cell office:value-type="float" office:value="0.00000000007650926" calcext:value-type="float">
            <text:p>7.65E-11</text:p>
          </table:table-cell>
          <table:table-cell office:value-type="float" office:value="0.000001441643" calcext:value-type="float">
            <text:p>1.44E-06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13571" calcext:value-type="float">
            <text:p>1.36E-06</text:p>
          </table:table-cell>
        </table:table-row>
        <table:table-row table:style-name="ro1">
          <table:table-cell office:value-type="float" office:value="2.808758" calcext:value-type="float">
            <text:p>2.81E+00</text:p>
          </table:table-cell>
          <table:table-cell office:value-type="float" office:value="0.00000000006599626" calcext:value-type="float">
            <text:p>6.60E-11</text:p>
          </table:table-cell>
          <table:table-cell office:value-type="float" office:value="0.000001088523" calcext:value-type="float">
            <text:p>1.09E-06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15664" calcext:value-type="float">
            <text:p>1.57E-06</text:p>
          </table:table-cell>
        </table:table-row>
        <table:table-row table:style-name="ro1">
          <table:table-cell office:value-type="float" office:value="3.787405" calcext:value-type="float">
            <text:p>3.79E+00</text:p>
          </table:table-cell>
          <table:table-cell office:value-type="float" office:value="0.00000000005895926" calcext:value-type="float">
            <text:p>5.90E-11</text:p>
          </table:table-cell>
          <table:table-cell office:value-type="float" office:value="0.0000008995158" calcext:value-type="float">
            <text:p>9.00E-07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17413" calcext:value-type="float">
            <text:p>1.74E-06</text:p>
          </table:table-cell>
        </table:table-row>
        <table:table-row table:style-name="ro1">
          <table:table-cell office:value-type="float" office:value="4.768017" calcext:value-type="float">
            <text:p>4.77E+00</text:p>
          </table:table-cell>
          <table:table-cell office:value-type="float" office:value="0.00000000005367306" calcext:value-type="float">
            <text:p>5.37E-11</text:p>
          </table:table-cell>
          <table:table-cell office:value-type="float" office:value="0.0000007803568" calcext:value-type="float">
            <text:p>7.80E-07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19001" calcext:value-type="float">
            <text:p>1.90E-06</text:p>
          </table:table-cell>
        </table:table-row>
        <table:table-row table:style-name="ro1">
          <table:table-cell office:value-type="float" office:value="5.749947" calcext:value-type="float">
            <text:p>5.75E+00</text:p>
          </table:table-cell>
          <table:table-cell office:value-type="float" office:value="0.00000000004906666" calcext:value-type="float">
            <text:p>4.91E-11</text:p>
          </table:table-cell>
          <table:table-cell office:value-type="float" office:value="0.0000006923918" calcext:value-type="float">
            <text:p>6.92E-07</text:p>
          </table:table-cell>
          <table:table-cell office:value-type="float" office:value="6" calcext:value-type="float">
            <text:p>6.00E+00</text:p>
          </table:table-cell>
          <table:table-cell office:value-type="float" office:value="0.0000020481" calcext:value-type="float">
            <text:p>2.05E-06</text:p>
          </table:table-cell>
        </table:table-row>
        <table:table-row table:style-name="ro1">
          <table:table-cell office:value-type="float" office:value="6.73465" calcext:value-type="float">
            <text:p>6.73E+00</text:p>
          </table:table-cell>
          <table:table-cell office:value-type="float" office:value="0.00000000004534816" calcext:value-type="float">
            <text:p>4.53E-11</text:p>
          </table:table-cell>
          <table:table-cell office:value-type="float" office:value="0.0000006285368" calcext:value-type="float">
            <text:p>6.29E-07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21734" calcext:value-type="float">
            <text:p>2.17E-06</text:p>
          </table:table-cell>
        </table:table-row>
        <table:table-row table:style-name="ro1">
          <table:table-cell office:value-type="float" office:value="7.71934" calcext:value-type="float">
            <text:p>7.72E+00</text:p>
          </table:table-cell>
          <table:table-cell office:value-type="float" office:value="0.00000000004199996" calcext:value-type="float">
            <text:p>4.20E-11</text:p>
          </table:table-cell>
          <table:table-cell office:value-type="float" office:value="0.0000005639648" calcext:value-type="float">
            <text:p>5.64E-07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22988" calcext:value-type="float">
            <text:p>2.30E-06</text:p>
          </table:table-cell>
        </table:table-row>
        <table:table-row table:style-name="ro1">
          <table:table-cell office:value-type="float" office:value="8.705092" calcext:value-type="float">
            <text:p>8.71E+00</text:p>
          </table:table-cell>
          <table:table-cell office:value-type="float" office:value="0.00000000003920606" calcext:value-type="float">
            <text:p>3.92E-11</text:p>
          </table:table-cell>
          <table:table-cell office:value-type="float" office:value="0.0000004881068" calcext:value-type="float">
            <text:p>4.88E-07</text:p>
          </table:table-cell>
          <table:table-cell office:value-type="float" office:value="9" calcext:value-type="float">
            <text:p>9.00E+00</text:p>
          </table:table-cell>
          <table:table-cell office:value-type="float" office:value="0.0000024155" calcext:value-type="float">
            <text:p>2.42E-06</text:p>
          </table:table-cell>
        </table:table-row>
        <table:table-row table:style-name="ro1">
          <table:table-cell office:value-type="float" office:value="9.688951" calcext:value-type="float">
            <text:p>9.69E+00</text:p>
          </table:table-cell>
          <table:table-cell office:value-type="float" office:value="0.00000000003702426" calcext:value-type="float">
            <text:p>3.70E-11</text:p>
          </table:table-cell>
          <table:table-cell office:value-type="float" office:value="0.0000004244298" calcext:value-type="float">
            <text:p>4.24E-07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025477" calcext:value-type="float">
            <text:p>2.55E-06</text:p>
          </table:table-cell>
        </table:table-row>
        <table:table-row table:style-name="ro1">
          <table:table-cell office:value-type="float" office:value="11.66397" calcext:value-type="float">
            <text:p>1.17E+01</text:p>
          </table:table-cell>
          <table:table-cell office:value-type="float" office:value="0.00000000003396556" calcext:value-type="float">
            <text:p>3.40E-11</text:p>
          </table:table-cell>
          <table:table-cell office:value-type="float" office:value="0.0000003663338" calcext:value-type="float">
            <text:p>3.66E-07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27523" calcext:value-type="float">
            <text:p>2.75E-06</text:p>
          </table:table-cell>
        </table:table-row>
        <table:table-row table:style-name="ro1">
          <table:table-cell office:value-type="float" office:value="13.63931" calcext:value-type="float">
            <text:p>1.36E+01</text:p>
          </table:table-cell>
          <table:table-cell office:value-type="float" office:value="0.00000000003149806" calcext:value-type="float">
            <text:p>3.15E-11</text:p>
          </table:table-cell>
          <table:table-cell office:value-type="float" office:value="0.0000003235758" calcext:value-type="float">
            <text:p>3.24E-07</text:p>
          </table:table-cell>
          <table:table-cell office:value-type="float" office:value="14" calcext:value-type="float">
            <text:p>1.40E+01</text:p>
          </table:table-cell>
          <table:table-cell office:value-type="float" office:value="0.0000029543" calcext:value-type="float">
            <text:p>2.95E-06</text:p>
          </table:table-cell>
        </table:table-row>
        <table:table-row table:style-name="ro1">
          <table:table-cell office:value-type="float" office:value="15.61802" calcext:value-type="float">
            <text:p>1.56E+01</text:p>
          </table:table-cell>
          <table:table-cell office:value-type="float" office:value="0.00000000002957146" calcext:value-type="float">
            <text:p>2.96E-11</text:p>
          </table:table-cell>
          <table:table-cell office:value-type="float" office:value="0.0000002921138" calcext:value-type="float">
            <text:p>2.92E-07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031287" calcext:value-type="float">
            <text:p>3.13E-06</text:p>
          </table:table-cell>
        </table:table-row>
        <table:table-row table:style-name="ro1">
          <table:table-cell office:value-type="float" office:value="17.59637" calcext:value-type="float">
            <text:p>1.76E+01</text:p>
          </table:table-cell>
          <table:table-cell office:value-type="float" office:value="0.00000000002790836" calcext:value-type="float">
            <text:p>2.79E-11</text:p>
          </table:table-cell>
          <table:table-cell office:value-type="float" office:value="0.0000002662058" calcext:value-type="float">
            <text:p>2.66E-07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03306" calcext:value-type="float">
            <text:p>3.31E-06</text:p>
          </table:table-cell>
        </table:table-row>
        <table:table-row table:style-name="ro1">
          <table:table-cell office:value-type="float" office:value="19.57753" calcext:value-type="float">
            <text:p>1.96E+01</text:p>
          </table:table-cell>
          <table:table-cell office:value-type="float" office:value="0.00000000002654566" calcext:value-type="float">
            <text:p>2.65E-11</text:p>
          </table:table-cell>
          <table:table-cell office:value-type="float" office:value="0.0000002458158" calcext:value-type="float">
            <text:p>2.46E-07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034603" calcext:value-type="float">
            <text:p>3.46E-06</text:p>
          </table:table-cell>
        </table:table-row>
        <table:table-row table:style-name="ro1">
          <table:table-cell office:value-type="float" office:value="24.53241" calcext:value-type="float">
            <text:p>2.45E+01</text:p>
          </table:table-cell>
          <table:table-cell office:value-type="float" office:value="0.00000000002379326" calcext:value-type="float">
            <text:p>2.38E-11</text:p>
          </table:table-cell>
          <table:table-cell office:value-type="float" office:value="0.0000002068288" calcext:value-type="float">
            <text:p>2.07E-07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038299" calcext:value-type="float">
            <text:p>3.83E-06</text:p>
          </table:table-cell>
        </table:table-row>
        <table:table-row table:style-name="ro1">
          <table:table-cell office:value-type="float" office:value="29.4887" calcext:value-type="float">
            <text:p>2.95E+01</text:p>
          </table:table-cell>
          <table:table-cell office:value-type="float" office:value="0.00000000002178236" calcext:value-type="float">
            <text:p>2.18E-11</text:p>
          </table:table-cell>
          <table:table-cell office:value-type="float" office:value="0.0000001800598" calcext:value-type="float">
            <text:p>1.80E-07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041879" calcext:value-type="float">
            <text:p>4.19E-06</text:p>
          </table:table-cell>
        </table:table-row>
        <table:table-row table:style-name="ro1">
          <table:table-cell office:value-type="float" office:value="34.45144" calcext:value-type="float">
            <text:p>3.45E+01</text:p>
          </table:table-cell>
          <table:table-cell office:value-type="float" office:value="0.00000000002021816" calcext:value-type="float">
            <text:p>2.02E-11</text:p>
          </table:table-cell>
          <table:table-cell office:value-type="float" office:value="0.0000001603018" calcext:value-type="float">
            <text:p>1.60E-07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44931" calcext:value-type="float">
            <text:p>4.49E-06</text:p>
          </table:table-cell>
        </table:table-row>
        <table:table-row table:style-name="ro1">
          <table:table-cell office:value-type="float" office:value="39.4162" calcext:value-type="float">
            <text:p>3.94E+01</text:p>
          </table:table-cell>
          <table:table-cell office:value-type="float" office:value="0.00000000001893586" calcext:value-type="float">
            <text:p>1.89E-11</text:p>
          </table:table-cell>
          <table:table-cell office:value-type="float" office:value="0.0000001446788" calcext:value-type="float">
            <text:p>1.45E-07</text:p>
          </table:table-cell>
          <table:table-cell office:value-type="float" office:value="40" calcext:value-type="float">
            <text:p>4.00E+01</text:p>
          </table:table-cell>
          <table:table-cell office:value-type="float" office:value="0.0000047817" calcext:value-type="float">
            <text:p>4.78E-06</text:p>
          </table:table-cell>
        </table:table-row>
        <table:table-row table:style-name="ro1">
          <table:table-cell office:value-type="float" office:value="44.38218" calcext:value-type="float">
            <text:p>4.44E+01</text:p>
          </table:table-cell>
          <table:table-cell office:value-type="float" office:value="0.00000000001788916" calcext:value-type="float">
            <text:p>1.79E-11</text:p>
          </table:table-cell>
          <table:table-cell office:value-type="float" office:value="0.0000001323718" calcext:value-type="float">
            <text:p>1.32E-07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50604" calcext:value-type="float">
            <text:p>5.06E-06</text:p>
          </table:table-cell>
        </table:table-row>
        <table:table-row table:style-name="ro1">
          <table:table-cell office:value-type="float" office:value="49.35162" calcext:value-type="float">
            <text:p>4.94E+01</text:p>
          </table:table-cell>
          <table:table-cell office:value-type="float" office:value="0.00000000001700166" calcext:value-type="float">
            <text:p>1.70E-11</text:p>
          </table:table-cell>
          <table:table-cell office:value-type="float" office:value="0.0000001222648" calcext:value-type="float">
            <text:p>1.22E-07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053107" calcext:value-type="float">
            <text:p>5.31E-06</text:p>
          </table:table-cell>
        </table:table-row>
        <table:table-row table:style-name="ro1">
          <table:table-cell office:value-type="float" office:value="54.32188" calcext:value-type="float">
            <text:p>5.43E+01</text:p>
          </table:table-cell>
          <table:table-cell office:value-type="float" office:value="0.00000000001623846" calcext:value-type="float">
            <text:p>1.62E-11</text:p>
          </table:table-cell>
          <table:table-cell office:value-type="float" office:value="0.0000001137968" calcext:value-type="float">
            <text:p>1.14E-07</text:p>
          </table:table-cell>
          <table:table-cell office:value-type="float" office:value="55" calcext:value-type="float">
            <text:p>5.50E+01</text:p>
          </table:table-cell>
          <table:table-cell office:value-type="float" office:value="0.0000055543" calcext:value-type="float">
            <text:p>5.55E-06</text:p>
          </table:table-cell>
        </table:table-row>
        <table:table-row table:style-name="ro1">
          <table:table-cell office:value-type="float" office:value="59.29528" calcext:value-type="float">
            <text:p>5.93E+01</text:p>
          </table:table-cell>
          <table:table-cell office:value-type="float" office:value="0.00000000001556156" calcext:value-type="float">
            <text:p>1.56E-11</text:p>
          </table:table-cell>
          <table:table-cell office:value-type="float" office:value="0.0000001064428" calcext:value-type="float">
            <text:p>1.06E-07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57721" calcext:value-type="float">
            <text:p>5.77E-06</text:p>
          </table:table-cell>
        </table:table-row>
        <table:table-row table:style-name="ro1">
          <table:table-cell office:value-type="float" office:value="64.26686" calcext:value-type="float">
            <text:p>6.43E+01</text:p>
          </table:table-cell>
          <table:table-cell office:value-type="float" office:value="0.00000000001497106" calcext:value-type="float">
            <text:p>1.50E-11</text:p>
          </table:table-cell>
          <table:table-cell office:value-type="float" office:value="0.0000001001158" calcext:value-type="float">
            <text:p>1.00E-07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060049" calcext:value-type="float">
            <text:p>6.00E-06</text:p>
          </table:table-cell>
        </table:table-row>
        <table:table-row table:style-name="ro1">
          <table:table-cell office:value-type="float" office:value="69.24097" calcext:value-type="float">
            <text:p>6.92E+01</text:p>
          </table:table-cell>
          <table:table-cell office:value-type="float" office:value="0.00000000001444266" calcext:value-type="float">
            <text:p>1.44E-11</text:p>
          </table:table-cell>
          <table:table-cell office:value-type="float" office:value="0.00000009449681" calcext:value-type="float">
            <text:p>9.45E-08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06217" calcext:value-type="float">
            <text:p>6.22E-06</text:p>
          </table:table-cell>
        </table:table-row>
        <table:table-row table:style-name="ro1">
          <table:table-cell office:value-type="float" office:value="74.21543" calcext:value-type="float">
            <text:p>7.42E+01</text:p>
          </table:table-cell>
          <table:table-cell office:value-type="float" office:value="0.00000000001395536" calcext:value-type="float">
            <text:p>1.40E-11</text:p>
          </table:table-cell>
          <table:table-cell office:value-type="float" office:value="0.00000008931651" calcext:value-type="float">
            <text:p>8.93E-08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064262" calcext:value-type="float">
            <text:p>6.43E-06</text:p>
          </table:table-cell>
        </table:table-row>
        <table:table-row table:style-name="ro1">
          <table:table-cell office:value-type="float" office:value="79.19197" calcext:value-type="float">
            <text:p>7.92E+01</text:p>
          </table:table-cell>
          <table:table-cell office:value-type="float" office:value="0.00000000001351696" calcext:value-type="float">
            <text:p>1.35E-11</text:p>
          </table:table-cell>
          <table:table-cell office:value-type="float" office:value="0.00000008461151" calcext:value-type="float">
            <text:p>8.46E-08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066183" calcext:value-type="float">
            <text:p>6.62E-06</text:p>
          </table:table-cell>
        </table:table-row>
        <table:table-row table:style-name="ro1">
          <table:table-cell office:value-type="float" office:value="84.16942" calcext:value-type="float">
            <text:p>8.42E+01</text:p>
          </table:table-cell>
          <table:table-cell office:value-type="float" office:value="0.00000000001311016" calcext:value-type="float">
            <text:p>1.31E-11</text:p>
          </table:table-cell>
          <table:table-cell office:value-type="float" office:value="0.00000008015431" calcext:value-type="float">
            <text:p>8.02E-08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6803" calcext:value-type="float">
            <text:p>6.80E-06</text:p>
          </table:table-cell>
        </table:table-row>
        <table:table-row table:style-name="ro1">
          <table:table-cell office:value-type="float" office:value="89.14703" calcext:value-type="float">
            <text:p>8.91E+01</text:p>
          </table:table-cell>
          <table:table-cell office:value-type="float" office:value="0.00000000001272516" calcext:value-type="float">
            <text:p>1.27E-11</text:p>
          </table:table-cell>
          <table:table-cell office:value-type="float" office:value="0.00000007583601" calcext:value-type="float">
            <text:p>7.58E-08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69864" calcext:value-type="float">
            <text:p>6.99E-06</text:p>
          </table:table-cell>
        </table:table-row>
        <table:table-row table:style-name="ro1">
          <table:table-cell office:value-type="float" office:value="94.12641" calcext:value-type="float">
            <text:p>9.41E+01</text:p>
          </table:table-cell>
          <table:table-cell office:value-type="float" office:value="0.00000000001236606" calcext:value-type="float">
            <text:p>1.24E-11</text:p>
          </table:table-cell>
          <table:table-cell office:value-type="float" office:value="0.00000007167791" calcext:value-type="float">
            <text:p>7.17E-08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71553" calcext:value-type="float">
            <text:p>7.16E-06</text:p>
          </table:table-cell>
        </table:table-row>
        <table:table-row table:style-name="ro1">
          <table:table-cell office:value-type="float" office:value="99.10651" calcext:value-type="float">
            <text:p>9.91E+01</text:p>
          </table:table-cell>
          <table:table-cell office:value-type="float" office:value="0.00000000001202316" calcext:value-type="float">
            <text:p>1.20E-11</text:p>
          </table:table-cell>
          <table:table-cell office:value-type="float" office:value="0.00000006742461" calcext:value-type="float">
            <text:p>6.74E-08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073183" calcext:value-type="float">
            <text:p>7.32E-06</text:p>
          </table:table-cell>
        </table:table-row>
        <table:table-row table:style-name="ro1">
          <table:table-cell office:value-type="float" office:value="109.0704" calcext:value-type="float">
            <text:p>1.09E+02</text:p>
          </table:table-cell>
          <table:table-cell office:value-type="float" office:value="0.00000000001135526" calcext:value-type="float">
            <text:p>1.14E-11</text:p>
          </table:table-cell>
          <table:table-cell office:value-type="float" office:value="0.00000005820411" calcext:value-type="float">
            <text:p>5.82E-08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076142" calcext:value-type="float">
            <text:p>7.61E-06</text:p>
          </table:table-cell>
        </table:table-row>
        <table:table-row table:style-name="ro1">
          <table:table-cell office:value-type="float" office:value="119.0373" calcext:value-type="float">
            <text:p>1.19E+02</text:p>
          </table:table-cell>
          <table:table-cell office:value-type="float" office:value="0.00000000001071106" calcext:value-type="float">
            <text:p>1.07E-11</text:p>
          </table:table-cell>
          <table:table-cell office:value-type="float" office:value="0.00000004670131" calcext:value-type="float">
            <text:p>4.67E-08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078855" calcext:value-type="float">
            <text:p>7.89E-06</text:p>
          </table:table-cell>
        </table:table-row>
        <table:table-row table:style-name="ro1">
          <table:table-cell office:value-type="float" office:value="129.0105" calcext:value-type="float">
            <text:p>1.29E+02</text:p>
          </table:table-cell>
          <table:table-cell office:value-type="float" office:value="0.00000000001014486" calcext:value-type="float">
            <text:p>1.01E-11</text:p>
          </table:table-cell>
          <table:table-cell office:value-type="float" office:value="0.00000003318781" calcext:value-type="float">
            <text:p>3.32E-08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081046" calcext:value-type="float">
            <text:p>8.10E-06</text:p>
          </table:table-cell>
        </table:table-row>
        <table:table-row table:style-name="ro1">
          <table:table-cell office:value-type="float" office:value="138.9896" calcext:value-type="float">
            <text:p>1.39E+02</text:p>
          </table:table-cell>
          <table:table-cell office:value-type="float" office:value="0.000000000009723163" calcext:value-type="float">
            <text:p>9.72E-12</text:p>
          </table:table-cell>
          <table:table-cell office:value-type="float" office:value="0.00000002080231" calcext:value-type="float">
            <text:p>2.08E-08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082758" calcext:value-type="float">
            <text:p>8.28E-06</text:p>
          </table:table-cell>
        </table:table-row>
        <table:table-row table:style-name="ro1">
          <table:table-cell office:value-type="float" office:value="148.9734" calcext:value-type="float">
            <text:p>1.49E+02</text:p>
          </table:table-cell>
          <table:table-cell office:value-type="float" office:value="0.000000000009472963" calcext:value-type="float">
            <text:p>9.47E-12</text:p>
          </table:table-cell>
          <table:table-cell office:value-type="float" office:value="0.00000001208531" calcext:value-type="float">
            <text:p>1.21E-08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084084" calcext:value-type="float">
            <text:p>8.41E-06</text:p>
          </table:table-cell>
        </table:table-row>
        <table:table-row table:style-name="ro1">
          <table:table-cell office:value-type="float" office:value="158.9602" calcext:value-type="float">
            <text:p>1.59E+02</text:p>
          </table:table-cell>
          <table:table-cell office:value-type="float" office:value="0.000000000009347963" calcext:value-type="float">
            <text:p>9.35E-12</text:p>
          </table:table-cell>
          <table:table-cell office:value-type="float" office:value="0.000000007142309" calcext:value-type="float">
            <text:p>7.14E-09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85163" calcext:value-type="float">
            <text:p>8.52E-06</text:p>
          </table:table-cell>
        </table:table-row>
        <table:table-row table:style-name="ro1">
          <table:table-cell office:value-type="float" office:value="168.949" calcext:value-type="float">
            <text:p>1.69E+02</text:p>
          </table:table-cell>
          <table:table-cell office:value-type="float" office:value="0.000000000009295463" calcext:value-type="float">
            <text:p>9.30E-12</text:p>
          </table:table-cell>
          <table:table-cell office:value-type="float" office:value="0.000000004638709" calcext:value-type="float">
            <text:p>4.64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086088" calcext:value-type="float">
            <text:p>8.61E-06</text:p>
          </table:table-cell>
        </table:table-row>
        <table:table-row table:style-name="ro1">
          <table:table-cell office:value-type="float" office:value="178.9412" calcext:value-type="float">
            <text:p>1.79E+02</text:p>
          </table:table-cell>
          <table:table-cell office:value-type="float" office:value="0.000000000009273663" calcext:value-type="float">
            <text:p>9.27E-12</text:p>
          </table:table-cell>
          <table:table-cell office:value-type="float" office:value="0.000000003471109" calcext:value-type="float">
            <text:p>3.47E-09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8672" calcext:value-type="float">
            <text:p>8.67E-06</text:p>
          </table:table-cell>
        </table:table-row>
        <table:table-row table:style-name="ro1">
          <table:table-cell office:value-type="float" office:value="188.9339" calcext:value-type="float">
            <text:p>1.89E+02</text:p>
          </table:table-cell>
          <table:table-cell office:value-type="float" office:value="0.000000000009262963" calcext:value-type="float">
            <text:p>9.26E-12</text:p>
          </table:table-cell>
          <table:table-cell office:value-type="float" office:value="0.000000002889409" calcext:value-type="float">
            <text:p>2.89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87319" calcext:value-type="float">
            <text:p>8.73E-06</text:p>
          </table:table-cell>
        </table:table-row>
        <table:table-row table:style-name="ro1">
          <table:table-cell office:value-type="float" office:value="198.9267" calcext:value-type="float">
            <text:p>1.99E+02</text:p>
          </table:table-cell>
          <table:table-cell office:value-type="float" office:value="0.000000000009256363" calcext:value-type="float">
            <text:p>9.26E-12</text:p>
          </table:table-cell>
          <table:table-cell office:value-type="float" office:value="0.000000002532709" calcext:value-type="float">
            <text:p>2.53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087912" calcext:value-type="float">
            <text:p>8.79E-06</text:p>
          </table:table-cell>
        </table:table-row>
        <table:table-row table:style-name="ro1">
          <table:table-cell office:value-type="float" office:value="208.9199" calcext:value-type="float">
            <text:p>2.09E+02</text:p>
          </table:table-cell>
          <table:table-cell office:value-type="float" office:value="0.000000000009252163" calcext:value-type="float">
            <text:p>9.25E-12</text:p>
          </table:table-cell>
          <table:table-cell office:value-type="float" office:value="0.000000002314409" calcext:value-type="float">
            <text:p>2.31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088471" calcext:value-type="float">
            <text:p>8.85E-06</text:p>
          </table:table-cell>
        </table:table-row>
        <table:table-row table:style-name="ro1">
          <table:table-cell office:value-type="float" office:value="218.9139" calcext:value-type="float">
            <text:p>2.19E+02</text:p>
          </table:table-cell>
          <table:table-cell office:value-type="float" office:value="0.000000000009249363" calcext:value-type="float">
            <text:p>9.25E-12</text:p>
          </table:table-cell>
          <table:table-cell office:value-type="float" office:value="0.000000002164309" calcext:value-type="float">
            <text:p>2.16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0.0000088962" calcext:value-type="float">
            <text:p>8.90E-06</text:p>
          </table:table-cell>
        </table:table-row>
        <table:table-row table:style-name="ro1">
          <table:table-cell office:value-type="float" office:value="228.9067" calcext:value-type="float">
            <text:p>2.29E+02</text:p>
          </table:table-cell>
          <table:table-cell office:value-type="float" office:value="0.000000000009246763" calcext:value-type="float">
            <text:p>9.25E-12</text:p>
          </table:table-cell>
          <table:table-cell office:value-type="float" office:value="0.000000002049609" calcext:value-type="float">
            <text:p>2.05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89551" calcext:value-type="float">
            <text:p>8.96E-06</text:p>
          </table:table-cell>
        </table:table-row>
        <table:table-row table:style-name="ro1">
          <table:table-cell office:value-type="float" office:value="238.9029" calcext:value-type="float">
            <text:p>2.39E+02</text:p>
          </table:table-cell>
          <table:table-cell office:value-type="float" office:value="0.000000000009244963" calcext:value-type="float">
            <text:p>9.24E-12</text:p>
          </table:table-cell>
          <table:table-cell office:value-type="float" office:value="0.000000001961809" calcext:value-type="float">
            <text:p>1.96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0.000008986" calcext:value-type="float">
            <text:p>8.99E-06</text:p>
          </table:table-cell>
        </table:table-row>
        <table:table-row table:style-name="ro1">
          <table:table-cell office:value-type="float" office:value="248.8963" calcext:value-type="float">
            <text:p>2.49E+02</text:p>
          </table:table-cell>
          <table:table-cell office:value-type="float" office:value="0.000000000009246263" calcext:value-type="float">
            <text:p>9.25E-12</text:p>
          </table:table-cell>
          <table:table-cell office:value-type="float" office:value="0.000000001968109" calcext:value-type="float">
            <text:p>1.97E-09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0904" calcext:value-type="float">
            <text:p>9.04E-06</text:p>
          </table:table-cell>
        </table:table-row>
        <table:table-row table:style-name="ro1">
          <table:table-cell office:value-type="float" office:value="258.8889" calcext:value-type="float">
            <text:p>2.59E+02</text:p>
          </table:table-cell>
          <table:table-cell office:value-type="float" office:value="0.000000000009244863" calcext:value-type="float">
            <text:p>9.24E-12</text:p>
          </table:table-cell>
          <table:table-cell office:value-type="float" office:value="0.000000001907109" calcext:value-type="float">
            <text:p>1.91E-09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9101" calcext:value-type="float">
            <text:p>9.10E-06</text:p>
          </table:table-cell>
        </table:table-row>
        <table:table-row table:style-name="ro1">
          <table:table-cell office:value-type="float" office:value="268.8539" calcext:value-type="float">
            <text:p>2.69E+02</text:p>
          </table:table-cell>
          <table:table-cell office:value-type="float" office:value="0.000000000009242663" calcext:value-type="float">
            <text:p>9.24E-12</text:p>
          </table:table-cell>
          <table:table-cell office:value-type="float" office:value="0.000000001887809" calcext:value-type="float">
            <text:p>1.89E-09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9387" calcext:value-type="float">
            <text:p>9.39E-06</text:p>
          </table:table-cell>
        </table:table-row>
        <table:table-row table:style-name="ro1">
          <table:table-cell office:value-type="float" office:value="278.7089" calcext:value-type="float">
            <text:p>2.79E+02</text:p>
          </table:table-cell>
          <table:table-cell office:value-type="float" office:value="0.000000000009238363" calcext:value-type="float">
            <text:p>9.24E-12</text:p>
          </table:table-cell>
          <table:table-cell office:value-type="float" office:value="0.000000001865609" calcext:value-type="float">
            <text:p>1.87E-09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10575" calcext:value-type="float">
            <text:p>1.06E-05</text:p>
          </table:table-cell>
        </table:table-row>
        <table:table-row table:style-name="ro1">
          <table:table-cell office:value-type="float" office:value="288.2708" calcext:value-type="float">
            <text:p>2.88E+02</text:p>
          </table:table-cell>
          <table:table-cell office:value-type="float" office:value="0.000000000009230563" calcext:value-type="float">
            <text:p>9.23E-12</text:p>
          </table:table-cell>
          <table:table-cell office:value-type="float" office:value="0.000000001864509" calcext:value-type="float">
            <text:p>1.86E-09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14163" calcext:value-type="float">
            <text:p>1.42E-05</text:p>
          </table:table-cell>
        </table:table-row>
        <table:table-row table:style-name="ro1">
          <table:table-cell office:value-type="float" office:value="297.211" calcext:value-type="float">
            <text:p>2.97E+02</text:p>
          </table:table-cell>
          <table:table-cell office:value-type="float" office:value="0.000000000009221963" calcext:value-type="float">
            <text:p>9.22E-12</text:p>
          </table:table-cell>
          <table:table-cell office:value-type="float" office:value="0.000000001880809" calcext:value-type="float">
            <text:p>1.88E-09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22844" calcext:value-type="float">
            <text:p>2.28E-05</text:p>
          </table:table-cell>
        </table:table-row>
        <table:table-row table:style-name="ro1">
          <table:table-cell office:value-type="float" office:value="305.5474" calcext:value-type="float">
            <text:p>3.06E+02</text:p>
          </table:table-cell>
          <table:table-cell office:value-type="float" office:value="0.000000000009215163" calcext:value-type="float">
            <text:p>9.22E-12</text:p>
          </table:table-cell>
          <table:table-cell office:value-type="float" office:value="0.000000001924809" calcext:value-type="float">
            <text:p>1.92E-09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3647" calcext:value-type="float">
            <text:p>3.65E-05</text:p>
          </table:table-cell>
        </table:table-row>
        <table:table-row table:style-name="ro1">
          <table:table-cell office:value-type="float" office:value="313.2389" calcext:value-type="float">
            <text:p>3.13E+02</text:p>
          </table:table-cell>
          <table:table-cell office:value-type="float" office:value="0.000000000009203663" calcext:value-type="float">
            <text:p>9.20E-12</text:p>
          </table:table-cell>
          <table:table-cell office:value-type="float" office:value="0.000000001886709" calcext:value-type="float">
            <text:p>1.89E-09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55378" calcext:value-type="float">
            <text:p>5.54E-05</text:p>
          </table:table-cell>
        </table:table-row>
        <table:table-row table:style-name="ro1">
          <table:table-cell office:value-type="float" office:value="320.1365" calcext:value-type="float">
            <text:p>3.20E+02</text:p>
          </table:table-cell>
          <table:table-cell office:value-type="float" office:value="0.000000000009194863" calcext:value-type="float">
            <text:p>9.19E-12</text:p>
          </table:table-cell>
          <table:table-cell office:value-type="float" office:value="0.000000001937109" calcext:value-type="float">
            <text:p>1.94E-09</text:p>
          </table:table-cell>
          <table:table-cell office:value-type="float" office:value="330" calcext:value-type="float">
            <text:p>3.30E+02</text:p>
          </table:table-cell>
          <table:table-cell office:value-type="float" office:value="0.000080789" calcext:value-type="float">
            <text:p>8.08E-05</text:p>
          </table:table-cell>
        </table:table-row>
        <table:table-row table:style-name="ro1">
          <table:table-cell office:value-type="float" office:value="326.542" calcext:value-type="float">
            <text:p>3.27E+02</text:p>
          </table:table-cell>
          <table:table-cell office:value-type="float" office:value="0.000000000009195763" calcext:value-type="float">
            <text:p>9.20E-12</text:p>
          </table:table-cell>
          <table:table-cell office:value-type="float" office:value="0.000000001189409" calcext:value-type="float">
            <text:p>1.19E-09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11023" calcext:value-type="float">
            <text:p>1.10E-04</text:p>
          </table:table-cell>
        </table:table-row>
        <table:table-row table:style-name="ro1">
          <table:table-cell office:value-type="float" office:value="332.5704" calcext:value-type="float">
            <text:p>3.33E+02</text:p>
          </table:table-cell>
          <table:table-cell office:value-type="float" office:value="0.000000000009194863" calcext:value-type="float">
            <text:p>9.19E-12</text:p>
          </table:table-cell>
          <table:table-cell office:value-type="float" office:value="0.000000001210209" calcext:value-type="float">
            <text:p>1.21E-09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14276" calcext:value-type="float">
            <text:p>1.43E-04</text:p>
          </table:table-cell>
        </table:table-row>
      </table:table>
      <table:table table:name="W332-M10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re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4525022" calcext:value-type="float">
            <text:p>4.53E-01</text:p>
          </table:table-cell>
          <table:table-cell office:value-type="float" office:value="0.0000000001836933" calcext:value-type="float">
            <text:p>1.84E-10</text:p>
          </table:table-cell>
          <table:table-cell office:value-type="float" office:value="0.000003836553" calcext:value-type="float">
            <text:p>3.84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37063" calcext:value-type="float">
            <text:p>-3.71E-06</text:p>
          </table:table-cell>
        </table:table-row>
        <table:table-row table:style-name="ro1">
          <table:table-cell office:value-type="float" office:value="0.5223522" calcext:value-type="float">
            <text:p>5.22E-01</text:p>
          </table:table-cell>
          <table:table-cell office:value-type="float" office:value="0.0000000001701663" calcext:value-type="float">
            <text:p>1.70E-10</text:p>
          </table:table-cell>
          <table:table-cell office:value-type="float" office:value="0.0000007914318" calcext:value-type="float">
            <text:p>7.91E-07</text:p>
          </table:table-cell>
          <table:table-cell office:value-type="float" office:value="0.5" calcext:value-type="float">
            <text:p>5.00E-01</text:p>
          </table:table-cell>
          <table:table-cell office:value-type="float" office:value="-0.00000018308" calcext:value-type="float">
            <text:p>-1.83E-07</text:p>
          </table:table-cell>
        </table:table-row>
        <table:table-row table:style-name="ro1">
          <table:table-cell office:value-type="float" office:value="0.997173" calcext:value-type="float">
            <text:p>9.97E-01</text:p>
          </table:table-cell>
          <table:table-cell office:value-type="float" office:value="0.0000000001316353" calcext:value-type="float">
            <text:p>1.32E-10</text:p>
          </table:table-cell>
          <table:table-cell office:value-type="float" office:value="0.0000001744698" calcext:value-type="float">
            <text:p>1.74E-07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23155" calcext:value-type="float">
            <text:p>2.32E-08</text:p>
          </table:table-cell>
        </table:table-row>
        <table:table-row table:style-name="ro1">
          <table:table-cell office:value-type="float" office:value="1.496443" calcext:value-type="float">
            <text:p>1.50E+00</text:p>
          </table:table-cell>
          <table:table-cell office:value-type="float" office:value="0.0000000001124193" calcext:value-type="float">
            <text:p>1.12E-10</text:p>
          </table:table-cell>
          <table:table-cell office:value-type="float" office:value="0.0000001235058" calcext:value-type="float">
            <text:p>1.24E-07</text:p>
          </table:table-cell>
          <table:table-cell office:value-type="float" office:value="1.5" calcext:value-type="float">
            <text:p>1.50E+00</text:p>
          </table:table-cell>
          <table:table-cell office:value-type="float" office:value="0.000000029135" calcext:value-type="float">
            <text:p>2.91E-08</text:p>
          </table:table-cell>
        </table:table-row>
        <table:table-row table:style-name="ro1">
          <table:table-cell office:value-type="float" office:value="1.995867" calcext:value-type="float">
            <text:p>2.00E+00</text:p>
          </table:table-cell>
          <table:table-cell office:value-type="float" office:value="0.00000000009857126" calcext:value-type="float">
            <text:p>9.86E-11</text:p>
          </table:table-cell>
          <table:table-cell office:value-type="float" office:value="0.00000009103281" calcext:value-type="float">
            <text:p>9.10E-08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033852" calcext:value-type="float">
            <text:p>3.39E-08</text:p>
          </table:table-cell>
        </table:table-row>
        <table:table-row table:style-name="ro1">
          <table:table-cell office:value-type="float" office:value="2.9945" calcext:value-type="float">
            <text:p>2.99E+00</text:p>
          </table:table-cell>
          <table:table-cell office:value-type="float" office:value="0.00000000008360026" calcext:value-type="float">
            <text:p>8.36E-11</text:p>
          </table:table-cell>
          <table:table-cell office:value-type="float" office:value="0.00000006340661" calcext:value-type="float">
            <text:p>6.34E-08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0045048" calcext:value-type="float">
            <text:p>4.50E-08</text:p>
          </table:table-cell>
        </table:table-row>
        <table:table-row table:style-name="ro1">
          <table:table-cell office:value-type="float" office:value="3.994018" calcext:value-type="float">
            <text:p>3.99E+00</text:p>
          </table:table-cell>
          <table:table-cell office:value-type="float" office:value="0.00000000007409326" calcext:value-type="float">
            <text:p>7.41E-11</text:p>
          </table:table-cell>
          <table:table-cell office:value-type="float" office:value="0.00000004912471" calcext:value-type="float">
            <text:p>4.91E-08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0048993" calcext:value-type="float">
            <text:p>4.90E-08</text:p>
          </table:table-cell>
        </table:table-row>
        <table:table-row table:style-name="ro1">
          <table:table-cell office:value-type="float" office:value="4.993985" calcext:value-type="float">
            <text:p>4.99E+00</text:p>
          </table:table-cell>
          <table:table-cell office:value-type="float" office:value="0.00000000006733926" calcext:value-type="float">
            <text:p>6.73E-11</text:p>
          </table:table-cell>
          <table:table-cell office:value-type="float" office:value="0.00000004040591" calcext:value-type="float">
            <text:p>4.04E-08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0049271" calcext:value-type="float">
            <text:p>4.93E-08</text:p>
          </table:table-cell>
        </table:table-row>
        <table:table-row table:style-name="ro1">
          <table:table-cell office:value-type="float" office:value="5.993064" calcext:value-type="float">
            <text:p>5.99E+00</text:p>
          </table:table-cell>
          <table:table-cell office:value-type="float" office:value="0.00000000006186326" calcext:value-type="float">
            <text:p>6.19E-11</text:p>
          </table:table-cell>
          <table:table-cell office:value-type="float" office:value="0.00000003412001" calcext:value-type="float">
            <text:p>3.41E-08</text:p>
          </table:table-cell>
          <table:table-cell office:value-type="float" office:value="6" calcext:value-type="float">
            <text:p>6.00E+00</text:p>
          </table:table-cell>
          <table:table-cell office:value-type="float" office:value="0.000000056807" calcext:value-type="float">
            <text:p>5.68E-08</text:p>
          </table:table-cell>
        </table:table-row>
        <table:table-row table:style-name="ro1">
          <table:table-cell office:value-type="float" office:value="6.99272" calcext:value-type="float">
            <text:p>6.99E+00</text:p>
          </table:table-cell>
          <table:table-cell office:value-type="float" office:value="0.00000000005782426" calcext:value-type="float">
            <text:p>5.78E-11</text:p>
          </table:table-cell>
          <table:table-cell office:value-type="float" office:value="0.00000002989081" calcext:value-type="float">
            <text:p>2.99E-08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0059632" calcext:value-type="float">
            <text:p>5.96E-08</text:p>
          </table:table-cell>
        </table:table-row>
        <table:table-row table:style-name="ro1">
          <table:table-cell office:value-type="float" office:value="7.991231" calcext:value-type="float">
            <text:p>7.99E+00</text:p>
          </table:table-cell>
          <table:table-cell office:value-type="float" office:value="0.00000000005451476" calcext:value-type="float">
            <text:p>5.45E-11</text:p>
          </table:table-cell>
          <table:table-cell office:value-type="float" office:value="0.00000002672841" calcext:value-type="float">
            <text:p>2.67E-08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007182" calcext:value-type="float">
            <text:p>7.18E-08</text:p>
          </table:table-cell>
        </table:table-row>
        <table:table-row table:style-name="ro1">
          <table:table-cell office:value-type="float" office:value="8.99026" calcext:value-type="float">
            <text:p>8.99E+00</text:p>
          </table:table-cell>
          <table:table-cell office:value-type="float" office:value="0.00000000005175266" calcext:value-type="float">
            <text:p>5.18E-11</text:p>
          </table:table-cell>
          <table:table-cell office:value-type="float" office:value="0.00000002373981" calcext:value-type="float">
            <text:p>2.37E-08</text:p>
          </table:table-cell>
          <table:table-cell office:value-type="float" office:value="9" calcext:value-type="float">
            <text:p>9.00E+00</text:p>
          </table:table-cell>
          <table:table-cell office:value-type="float" office:value="0.000000079778" calcext:value-type="float">
            <text:p>7.98E-08</text:p>
          </table:table-cell>
        </table:table-row>
        <table:table-row table:style-name="ro1">
          <table:table-cell office:value-type="float" office:value="9.989635" calcext:value-type="float">
            <text:p>9.99E+00</text:p>
          </table:table-cell>
          <table:table-cell office:value-type="float" office:value="0.00000000004920926" calcext:value-type="float">
            <text:p>4.92E-11</text:p>
          </table:table-cell>
          <table:table-cell office:value-type="float" office:value="0.00000002248021" calcext:value-type="float">
            <text:p>2.25E-08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00084898" calcext:value-type="float">
            <text:p>8.49E-08</text:p>
          </table:table-cell>
        </table:table-row>
        <table:table-row table:style-name="ro1">
          <table:table-cell office:value-type="float" office:value="11.9899" calcext:value-type="float">
            <text:p>1.20E+01</text:p>
          </table:table-cell>
          <table:table-cell office:value-type="float" office:value="0.00000000004502526" calcext:value-type="float">
            <text:p>4.50E-11</text:p>
          </table:table-cell>
          <table:table-cell office:value-type="float" office:value="0.00000004499371" calcext:value-type="float">
            <text:p>4.50E-08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008274" calcext:value-type="float">
            <text:p>8.27E-08</text:p>
          </table:table-cell>
        </table:table-row>
        <table:table-row table:style-name="ro1">
          <table:table-cell office:value-type="float" office:value="13.98885" calcext:value-type="float">
            <text:p>1.40E+01</text:p>
          </table:table-cell>
          <table:table-cell office:value-type="float" office:value="0.00000000004010556" calcext:value-type="float">
            <text:p>4.01E-11</text:p>
          </table:table-cell>
          <table:table-cell office:value-type="float" office:value="0.00000003227171" calcext:value-type="float">
            <text:p>3.23E-08</text:p>
          </table:table-cell>
          <table:table-cell office:value-type="float" office:value="14" calcext:value-type="float">
            <text:p>1.40E+01</text:p>
          </table:table-cell>
          <table:table-cell office:value-type="float" office:value="0.00000009133" calcext:value-type="float">
            <text:p>9.13E-08</text:p>
          </table:table-cell>
        </table:table-row>
        <table:table-row table:style-name="ro1">
          <table:table-cell office:value-type="float" office:value="15.98885" calcext:value-type="float">
            <text:p>1.60E+01</text:p>
          </table:table-cell>
          <table:table-cell office:value-type="float" office:value="0.00000000003755276" calcext:value-type="float">
            <text:p>3.76E-11</text:p>
          </table:table-cell>
          <table:table-cell office:value-type="float" office:value="0.00000001436181" calcext:value-type="float">
            <text:p>1.44E-08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0009133" calcext:value-type="float">
            <text:p>9.13E-08</text:p>
          </table:table-cell>
        </table:table-row>
        <table:table-row table:style-name="ro1">
          <table:table-cell office:value-type="float" office:value="17.98769" calcext:value-type="float">
            <text:p>1.80E+01</text:p>
          </table:table-cell>
          <table:table-cell office:value-type="float" office:value="0.00000000003539886" calcext:value-type="float">
            <text:p>3.54E-11</text:p>
          </table:table-cell>
          <table:table-cell office:value-type="float" office:value="0.00000001285761" calcext:value-type="float">
            <text:p>1.29E-08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0010085" calcext:value-type="float">
            <text:p>1.01E-07</text:p>
          </table:table-cell>
        </table:table-row>
        <table:table-row table:style-name="ro1">
          <table:table-cell office:value-type="float" office:value="19.98769" calcext:value-type="float">
            <text:p>2.00E+01</text:p>
          </table:table-cell>
          <table:table-cell office:value-type="float" office:value="0.00000000003364176" calcext:value-type="float">
            <text:p>3.36E-11</text:p>
          </table:table-cell>
          <table:table-cell office:value-type="float" office:value="0.00000001169551" calcext:value-type="float">
            <text:p>1.17E-08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0010082" calcext:value-type="float">
            <text:p>1.01E-07</text:p>
          </table:table-cell>
        </table:table-row>
        <table:table-row table:style-name="ro1">
          <table:table-cell office:value-type="float" office:value="24.98557" calcext:value-type="float">
            <text:p>2.50E+01</text:p>
          </table:table-cell>
          <table:table-cell office:value-type="float" office:value="0.00000000003011466" calcext:value-type="float">
            <text:p>3.01E-11</text:p>
          </table:table-cell>
          <table:table-cell office:value-type="float" office:value="0.000000009484909" calcext:value-type="float">
            <text:p>9.48E-09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0011818" calcext:value-type="float">
            <text:p>1.18E-07</text:p>
          </table:table-cell>
        </table:table-row>
        <table:table-row table:style-name="ro1">
          <table:table-cell office:value-type="float" office:value="29.98435" calcext:value-type="float">
            <text:p>3.00E+01</text:p>
          </table:table-cell>
          <table:table-cell office:value-type="float" office:value="0.00000000002754026" calcext:value-type="float">
            <text:p>2.75E-11</text:p>
          </table:table-cell>
          <table:table-cell office:value-type="float" office:value="0.000000007975109" calcext:value-type="float">
            <text:p>7.98E-09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0012816" calcext:value-type="float">
            <text:p>1.28E-07</text:p>
          </table:table-cell>
        </table:table-row>
        <table:table-row table:style-name="ro1">
          <table:table-cell office:value-type="float" office:value="34.98325" calcext:value-type="float">
            <text:p>3.50E+01</text:p>
          </table:table-cell>
          <table:table-cell office:value-type="float" office:value="0.00000000002554036" calcext:value-type="float">
            <text:p>2.55E-11</text:p>
          </table:table-cell>
          <table:table-cell office:value-type="float" office:value="0.000000006853209" calcext:value-type="float">
            <text:p>6.85E-09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013718" calcext:value-type="float">
            <text:p>1.37E-07</text:p>
          </table:table-cell>
        </table:table-row>
        <table:table-row table:style-name="ro1">
          <table:table-cell office:value-type="float" office:value="39.98165" calcext:value-type="float">
            <text:p>4.00E+01</text:p>
          </table:table-cell>
          <table:table-cell office:value-type="float" office:value="0.00000000002389806" calcext:value-type="float">
            <text:p>2.39E-11</text:p>
          </table:table-cell>
          <table:table-cell office:value-type="float" office:value="0.000000006035309" calcext:value-type="float">
            <text:p>6.04E-09</text:p>
          </table:table-cell>
          <table:table-cell office:value-type="float" office:value="40" calcext:value-type="float">
            <text:p>4.00E+01</text:p>
          </table:table-cell>
          <table:table-cell office:value-type="float" office:value="0.0000001503" calcext:value-type="float">
            <text:p>1.50E-07</text:p>
          </table:table-cell>
        </table:table-row>
        <table:table-row table:style-name="ro1">
          <table:table-cell office:value-type="float" office:value="44.98091" calcext:value-type="float">
            <text:p>4.50E+01</text:p>
          </table:table-cell>
          <table:table-cell office:value-type="float" office:value="0.00000000002255716" calcext:value-type="float">
            <text:p>2.26E-11</text:p>
          </table:table-cell>
          <table:table-cell office:value-type="float" office:value="0.000000005396809" calcext:value-type="float">
            <text:p>5.40E-09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015637" calcext:value-type="float">
            <text:p>1.56E-07</text:p>
          </table:table-cell>
        </table:table-row>
        <table:table-row table:style-name="ro1">
          <table:table-cell office:value-type="float" office:value="49.98029" calcext:value-type="float">
            <text:p>5.00E+01</text:p>
          </table:table-cell>
          <table:table-cell office:value-type="float" office:value="0.00000000002141986" calcext:value-type="float">
            <text:p>2.14E-11</text:p>
          </table:table-cell>
          <table:table-cell office:value-type="float" office:value="0.000000004868809" calcext:value-type="float">
            <text:p>4.87E-09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0016141" calcext:value-type="float">
            <text:p>1.61E-07</text:p>
          </table:table-cell>
        </table:table-row>
        <table:table-row table:style-name="ro1">
          <table:table-cell office:value-type="float" office:value="54.97784" calcext:value-type="float">
            <text:p>5.50E+01</text:p>
          </table:table-cell>
          <table:table-cell office:value-type="float" office:value="0.00000000002044076" calcext:value-type="float">
            <text:p>2.04E-11</text:p>
          </table:table-cell>
          <table:table-cell office:value-type="float" office:value="0.000000004439509" calcext:value-type="float">
            <text:p>4.44E-09</text:p>
          </table:table-cell>
          <table:table-cell office:value-type="float" office:value="55" calcext:value-type="float">
            <text:p>5.50E+01</text:p>
          </table:table-cell>
          <table:table-cell office:value-type="float" office:value="0.00000018154" calcext:value-type="float">
            <text:p>1.82E-07</text:p>
          </table:table-cell>
        </table:table-row>
        <table:table-row table:style-name="ro1">
          <table:table-cell office:value-type="float" office:value="59.97754" calcext:value-type="float">
            <text:p>6.00E+01</text:p>
          </table:table-cell>
          <table:table-cell office:value-type="float" office:value="0.00000000001957446" calcext:value-type="float">
            <text:p>1.96E-11</text:p>
          </table:table-cell>
          <table:table-cell office:value-type="float" office:value="0.000000004051809" calcext:value-type="float">
            <text:p>4.05E-09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0184" calcext:value-type="float">
            <text:p>1.84E-07</text:p>
          </table:table-cell>
        </table:table-row>
        <table:table-row table:style-name="ro1">
          <table:table-cell office:value-type="float" office:value="64.9768" calcext:value-type="float">
            <text:p>6.50E+01</text:p>
          </table:table-cell>
          <table:table-cell office:value-type="float" office:value="0.00000000001882066" calcext:value-type="float">
            <text:p>1.88E-11</text:p>
          </table:table-cell>
          <table:table-cell office:value-type="float" office:value="0.000000003766909" calcext:value-type="float">
            <text:p>3.77E-09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0019004" calcext:value-type="float">
            <text:p>1.90E-07</text:p>
          </table:table-cell>
        </table:table-row>
        <table:table-row table:style-name="ro1">
          <table:table-cell office:value-type="float" office:value="69.97611" calcext:value-type="float">
            <text:p>7.00E+01</text:p>
          </table:table-cell>
          <table:table-cell office:value-type="float" office:value="0.00000000001815056" calcext:value-type="float">
            <text:p>1.82E-11</text:p>
          </table:table-cell>
          <table:table-cell office:value-type="float" office:value="0.000000003455509" calcext:value-type="float">
            <text:p>3.46E-09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0019568" calcext:value-type="float">
            <text:p>1.96E-07</text:p>
          </table:table-cell>
        </table:table-row>
        <table:table-row table:style-name="ro1">
          <table:table-cell office:value-type="float" office:value="74.97415" calcext:value-type="float">
            <text:p>7.50E+01</text:p>
          </table:table-cell>
          <table:table-cell office:value-type="float" office:value="0.00000000001753746" calcext:value-type="float">
            <text:p>1.75E-11</text:p>
          </table:table-cell>
          <table:table-cell office:value-type="float" office:value="0.000000003256809" calcext:value-type="float">
            <text:p>3.26E-09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0021174" calcext:value-type="float">
            <text:p>2.12E-07</text:p>
          </table:table-cell>
        </table:table-row>
        <table:table-row table:style-name="ro1">
          <table:table-cell office:value-type="float" office:value="79.9733" calcext:value-type="float">
            <text:p>8.00E+01</text:p>
          </table:table-cell>
          <table:table-cell office:value-type="float" office:value="0.00000000001699156" calcext:value-type="float">
            <text:p>1.70E-11</text:p>
          </table:table-cell>
          <table:table-cell office:value-type="float" office:value="0.000000003010509" calcext:value-type="float">
            <text:p>3.01E-09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0021869" calcext:value-type="float">
            <text:p>2.19E-07</text:p>
          </table:table-cell>
        </table:table-row>
        <table:table-row table:style-name="ro1">
          <table:table-cell office:value-type="float" office:value="84.97349" calcext:value-type="float">
            <text:p>8.50E+01</text:p>
          </table:table-cell>
          <table:table-cell office:value-type="float" office:value="0.00000000001649446" calcext:value-type="float">
            <text:p>1.65E-11</text:p>
          </table:table-cell>
          <table:table-cell office:value-type="float" office:value="0.000000002832909" calcext:value-type="float">
            <text:p>2.83E-09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021715" calcext:value-type="float">
            <text:p>2.17E-07</text:p>
          </table:table-cell>
        </table:table-row>
        <table:table-row table:style-name="ro1">
          <table:table-cell office:value-type="float" office:value="89.97212" calcext:value-type="float">
            <text:p>9.00E+01</text:p>
          </table:table-cell>
          <table:table-cell office:value-type="float" office:value="0.00000000001603346" calcext:value-type="float">
            <text:p>1.60E-11</text:p>
          </table:table-cell>
          <table:table-cell office:value-type="float" office:value="0.000000002668109" calcext:value-type="float">
            <text:p>2.67E-09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022833" calcext:value-type="float">
            <text:p>2.28E-07</text:p>
          </table:table-cell>
        </table:table-row>
        <table:table-row table:style-name="ro1">
          <table:table-cell office:value-type="float" office:value="94.97204" calcext:value-type="float">
            <text:p>9.50E+01</text:p>
          </table:table-cell>
          <table:table-cell office:value-type="float" office:value="0.00000000001561456" calcext:value-type="float">
            <text:p>1.56E-11</text:p>
          </table:table-cell>
          <table:table-cell office:value-type="float" office:value="0.000000002513509" calcext:value-type="float">
            <text:p>2.51E-09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022898" calcext:value-type="float">
            <text:p>2.29E-07</text:p>
          </table:table-cell>
        </table:table-row>
        <table:table-row table:style-name="ro1">
          <table:table-cell office:value-type="float" office:value="99.97035" calcext:value-type="float">
            <text:p>1.00E+02</text:p>
          </table:table-cell>
          <table:table-cell office:value-type="float" office:value="0.00000000001522796" calcext:value-type="float">
            <text:p>1.52E-11</text:p>
          </table:table-cell>
          <table:table-cell office:value-type="float" office:value="0.000000002384309" calcext:value-type="float">
            <text:p>2.38E-09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0024282" calcext:value-type="float">
            <text:p>2.43E-07</text:p>
          </table:table-cell>
        </table:table-row>
        <table:table-row table:style-name="ro1">
          <table:table-cell office:value-type="float" office:value="109.968" calcext:value-type="float">
            <text:p>1.10E+02</text:p>
          </table:table-cell>
          <table:table-cell office:value-type="float" office:value="0.00000000001453076" calcext:value-type="float">
            <text:p>1.45E-11</text:p>
          </table:table-cell>
          <table:table-cell office:value-type="float" office:value="0.000000002150009" calcext:value-type="float">
            <text:p>2.15E-09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0026175" calcext:value-type="float">
            <text:p>2.62E-07</text:p>
          </table:table-cell>
        </table:table-row>
        <table:table-row table:style-name="ro1">
          <table:table-cell office:value-type="float" office:value="119.9678" calcext:value-type="float">
            <text:p>1.20E+02</text:p>
          </table:table-cell>
          <table:table-cell office:value-type="float" office:value="0.00000000001392266" calcext:value-type="float">
            <text:p>1.39E-11</text:p>
          </table:table-cell>
          <table:table-cell office:value-type="float" office:value="0.000000001955609" calcext:value-type="float">
            <text:p>1.96E-09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0026369" calcext:value-type="float">
            <text:p>2.64E-07</text:p>
          </table:table-cell>
        </table:table-row>
        <table:table-row table:style-name="ro1">
          <table:table-cell office:value-type="float" office:value="129.9651" calcext:value-type="float">
            <text:p>1.30E+02</text:p>
          </table:table-cell>
          <table:table-cell office:value-type="float" office:value="0.00000000001339016" calcext:value-type="float">
            <text:p>1.34E-11</text:p>
          </table:table-cell>
          <table:table-cell office:value-type="float" office:value="0.000000001780109" calcext:value-type="float">
            <text:p>1.78E-09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0028601" calcext:value-type="float">
            <text:p>2.86E-07</text:p>
          </table:table-cell>
        </table:table-row>
        <table:table-row table:style-name="ro1">
          <table:table-cell office:value-type="float" office:value="139.9642" calcext:value-type="float">
            <text:p>1.40E+02</text:p>
          </table:table-cell>
          <table:table-cell office:value-type="float" office:value="0.00000000001291276" calcext:value-type="float">
            <text:p>1.29E-11</text:p>
          </table:table-cell>
          <table:table-cell office:value-type="float" office:value="0.000000001635109" calcext:value-type="float">
            <text:p>1.64E-09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0029357" calcext:value-type="float">
            <text:p>2.94E-07</text:p>
          </table:table-cell>
        </table:table-row>
        <table:table-row table:style-name="ro1">
          <table:table-cell office:value-type="float" office:value="149.9643" calcext:value-type="float">
            <text:p>1.50E+02</text:p>
          </table:table-cell>
          <table:table-cell office:value-type="float" office:value="0.00000000001248636" calcext:value-type="float">
            <text:p>1.25E-11</text:p>
          </table:table-cell>
          <table:table-cell office:value-type="float" office:value="0.000000001531709" calcext:value-type="float">
            <text:p>1.53E-09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0029244" calcext:value-type="float">
            <text:p>2.92E-07</text:p>
          </table:table-cell>
        </table:table-row>
        <table:table-row table:style-name="ro1">
          <table:table-cell office:value-type="float" office:value="159.9615" calcext:value-type="float">
            <text:p>1.60E+02</text:p>
          </table:table-cell>
          <table:table-cell office:value-type="float" office:value="0.00000000001210066" calcext:value-type="float">
            <text:p>1.21E-11</text:p>
          </table:table-cell>
          <table:table-cell office:value-type="float" office:value="0.000000001393209" calcext:value-type="float">
            <text:p>1.39E-09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031522" calcext:value-type="float">
            <text:p>3.15E-07</text:p>
          </table:table-cell>
        </table:table-row>
        <table:table-row table:style-name="ro1">
          <table:table-cell office:value-type="float" office:value="169.9596" calcext:value-type="float">
            <text:p>1.70E+02</text:p>
          </table:table-cell>
          <table:table-cell office:value-type="float" office:value="0.00000000001174856" calcext:value-type="float">
            <text:p>1.17E-11</text:p>
          </table:table-cell>
          <table:table-cell office:value-type="float" office:value="0.000000001273909" calcext:value-type="float">
            <text:p>1.27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0033111" calcext:value-type="float">
            <text:p>3.31E-07</text:p>
          </table:table-cell>
        </table:table-row>
        <table:table-row table:style-name="ro1">
          <table:table-cell office:value-type="float" office:value="179.9588" calcext:value-type="float">
            <text:p>1.80E+02</text:p>
          </table:table-cell>
          <table:table-cell office:value-type="float" office:value="0.00000000001142876" calcext:value-type="float">
            <text:p>1.14E-11</text:p>
          </table:table-cell>
          <table:table-cell office:value-type="float" office:value="0.000000001187009" calcext:value-type="float">
            <text:p>1.19E-09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033731" calcext:value-type="float">
            <text:p>3.37E-07</text:p>
          </table:table-cell>
        </table:table-row>
        <table:table-row table:style-name="ro1">
          <table:table-cell office:value-type="float" office:value="189.9584" calcext:value-type="float">
            <text:p>1.90E+02</text:p>
          </table:table-cell>
          <table:table-cell office:value-type="float" office:value="0.00000000001113266" calcext:value-type="float">
            <text:p>1.11E-11</text:p>
          </table:table-cell>
          <table:table-cell office:value-type="float" office:value="0.000000001131309" calcext:value-type="float">
            <text:p>1.13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034057" calcext:value-type="float">
            <text:p>3.41E-07</text:p>
          </table:table-cell>
        </table:table-row>
        <table:table-row table:style-name="ro1">
          <table:table-cell office:value-type="float" office:value="199.9564" calcext:value-type="float">
            <text:p>2.00E+02</text:p>
          </table:table-cell>
          <table:table-cell office:value-type="float" office:value="0.00000000001085926" calcext:value-type="float">
            <text:p>1.09E-11</text:p>
          </table:table-cell>
          <table:table-cell office:value-type="float" office:value="0.000000001053609" calcext:value-type="float">
            <text:p>1.05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0035674" calcext:value-type="float">
            <text:p>3.57E-07</text:p>
          </table:table-cell>
        </table:table-row>
        <table:table-row table:style-name="ro1">
          <table:table-cell office:value-type="float" office:value="209.9566" calcext:value-type="float">
            <text:p>2.10E+02</text:p>
          </table:table-cell>
          <table:table-cell office:value-type="float" office:value="0.00000000001060786" calcext:value-type="float">
            <text:p>1.06E-11</text:p>
          </table:table-cell>
          <table:table-cell office:value-type="float" office:value="0.0000000009668087" calcext:value-type="float">
            <text:p>9.67E-10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0035546" calcext:value-type="float">
            <text:p>3.55E-07</text:p>
          </table:table-cell>
        </table:table-row>
        <table:table-row table:style-name="ro1">
          <table:table-cell office:value-type="float" office:value="219.9553" calcext:value-type="float">
            <text:p>2.20E+02</text:p>
          </table:table-cell>
          <table:table-cell office:value-type="float" office:value="0.00000000001037256" calcext:value-type="float">
            <text:p>1.04E-11</text:p>
          </table:table-cell>
          <table:table-cell office:value-type="float" office:value="0.0000000009177087" calcext:value-type="float">
            <text:p>9.18E-10</text:p>
          </table:table-cell>
          <table:table-cell office:value-type="float" office:value="220" calcext:value-type="float">
            <text:p>2.20E+02</text:p>
          </table:table-cell>
          <table:table-cell office:value-type="float" office:value="0.00000036616" calcext:value-type="float">
            <text:p>3.66E-07</text:p>
          </table:table-cell>
        </table:table-row>
        <table:table-row table:style-name="ro1">
          <table:table-cell office:value-type="float" office:value="229.9525" calcext:value-type="float">
            <text:p>2.30E+02</text:p>
          </table:table-cell>
          <table:table-cell office:value-type="float" office:value="0.00000000001015436" calcext:value-type="float">
            <text:p>1.02E-11</text:p>
          </table:table-cell>
          <table:table-cell office:value-type="float" office:value="0.0000000008578087" calcext:value-type="float">
            <text:p>8.58E-10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038912" calcext:value-type="float">
            <text:p>3.89E-07</text:p>
          </table:table-cell>
        </table:table-row>
        <table:table-row table:style-name="ro1">
          <table:table-cell office:value-type="float" office:value="239.9528" calcext:value-type="float">
            <text:p>2.40E+02</text:p>
          </table:table-cell>
          <table:table-cell office:value-type="float" office:value="0.000000000009948963" calcext:value-type="float">
            <text:p>9.95E-12</text:p>
          </table:table-cell>
          <table:table-cell office:value-type="float" office:value="0.0000000007647087" calcext:value-type="float">
            <text:p>7.65E-10</text:p>
          </table:table-cell>
          <table:table-cell office:value-type="float" office:value="240" calcext:value-type="float">
            <text:p>2.40E+02</text:p>
          </table:table-cell>
          <table:table-cell office:value-type="float" office:value="0.00000038678" calcext:value-type="float">
            <text:p>3.87E-07</text:p>
          </table:table-cell>
        </table:table-row>
        <table:table-row table:style-name="ro1">
          <table:table-cell office:value-type="float" office:value="249.9519" calcext:value-type="float">
            <text:p>2.50E+02</text:p>
          </table:table-cell>
          <table:table-cell office:value-type="float" office:value="0.000000000009756563" calcext:value-type="float">
            <text:p>9.76E-12</text:p>
          </table:table-cell>
          <table:table-cell office:value-type="float" office:value="0.0000000006886087" calcext:value-type="float">
            <text:p>6.89E-10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0039381" calcext:value-type="float">
            <text:p>3.94E-07</text:p>
          </table:table-cell>
        </table:table-row>
        <table:table-row table:style-name="ro1">
          <table:table-cell office:value-type="float" office:value="259.9502" calcext:value-type="float">
            <text:p>2.60E+02</text:p>
          </table:table-cell>
          <table:table-cell office:value-type="float" office:value="0.000000000009579763" calcext:value-type="float">
            <text:p>9.58E-12</text:p>
          </table:table-cell>
          <table:table-cell office:value-type="float" office:value="0.0000000005916087" calcext:value-type="float">
            <text:p>5.92E-10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040781" calcext:value-type="float">
            <text:p>4.08E-07</text:p>
          </table:table-cell>
        </table:table-row>
        <table:table-row table:style-name="ro1">
          <table:table-cell office:value-type="float" office:value="269.9483" calcext:value-type="float">
            <text:p>2.70E+02</text:p>
          </table:table-cell>
          <table:table-cell office:value-type="float" office:value="0.000000000009423863" calcext:value-type="float">
            <text:p>9.42E-12</text:p>
          </table:table-cell>
          <table:table-cell office:value-type="float" office:value="0.0000000004296087" calcext:value-type="float">
            <text:p>4.30E-10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042354" calcext:value-type="float">
            <text:p>4.24E-07</text:p>
          </table:table-cell>
        </table:table-row>
        <table:table-row table:style-name="ro1">
          <table:table-cell office:value-type="float" office:value="279.9479" calcext:value-type="float">
            <text:p>2.80E+02</text:p>
          </table:table-cell>
          <table:table-cell office:value-type="float" office:value="0.000000000009310163" calcext:value-type="float">
            <text:p>9.31E-12</text:p>
          </table:table-cell>
          <table:table-cell office:value-type="float" office:value="0.0000000001656387" calcext:value-type="float">
            <text:p>1.66E-10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042702" calcext:value-type="float">
            <text:p>4.27E-07</text:p>
          </table:table-cell>
        </table:table-row>
        <table:table-row table:style-name="ro1">
          <table:table-cell office:value-type="float" office:value="289.9474" calcext:value-type="float">
            <text:p>2.90E+02</text:p>
          </table:table-cell>
          <table:table-cell office:value-type="float" office:value="0.000000000009248363" calcext:value-type="float">
            <text:p>9.25E-12</text:p>
          </table:table-cell>
          <table:table-cell office:value-type="float" office:value="-0.00000000007895133" calcext:value-type="float">
            <text:p>-7.90E-11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0043045" calcext:value-type="float">
            <text:p>4.30E-07</text:p>
          </table:table-cell>
        </table:table-row>
        <table:table-row table:style-name="ro1">
          <table:table-cell office:value-type="float" office:value="299.9464" calcext:value-type="float">
            <text:p>3.00E+02</text:p>
          </table:table-cell>
          <table:table-cell office:value-type="float" office:value="0.000000000009219063" calcext:value-type="float">
            <text:p>9.22E-12</text:p>
          </table:table-cell>
          <table:table-cell office:value-type="float" office:value="-0.0000000001989913" calcext:value-type="float">
            <text:p>-1.99E-10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0043892" calcext:value-type="float">
            <text:p>4.39E-07</text:p>
          </table:table-cell>
        </table:table-row>
        <table:table-row table:style-name="ro1">
          <table:table-cell office:value-type="float" office:value="309.9465" calcext:value-type="float">
            <text:p>3.10E+02</text:p>
          </table:table-cell>
          <table:table-cell office:value-type="float" office:value="0.000000000009204463" calcext:value-type="float">
            <text:p>9.20E-12</text:p>
          </table:table-cell>
          <table:table-cell office:value-type="float" office:value="-0.0000000002434513" calcext:value-type="float">
            <text:p>-2.43E-10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0043834" calcext:value-type="float">
            <text:p>4.38E-07</text:p>
          </table:table-cell>
        </table:table-row>
        <table:table-row table:style-name="ro1">
          <table:table-cell office:value-type="float" office:value="319.9467" calcext:value-type="float">
            <text:p>3.20E+02</text:p>
          </table:table-cell>
          <table:table-cell office:value-type="float" office:value="0.000000000009195963" calcext:value-type="float">
            <text:p>9.20E-12</text:p>
          </table:table-cell>
          <table:table-cell office:value-type="float" office:value="-0.0000000002819813" calcext:value-type="float">
            <text:p>-2.82E-10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0043682" calcext:value-type="float">
            <text:p>4.37E-07</text:p>
          </table:table-cell>
        </table:table-row>
        <table:table-row table:style-name="ro1">
          <table:table-cell office:value-type="float" office:value="329.9469" calcext:value-type="float">
            <text:p>3.30E+02</text:p>
          </table:table-cell>
          <table:table-cell office:value-type="float" office:value="0.000000000009190163" calcext:value-type="float">
            <text:p>9.19E-12</text:p>
          </table:table-cell>
          <table:table-cell office:value-type="float" office:value="-0.0000000002974513" calcext:value-type="float">
            <text:p>-2.97E-10</text:p>
          </table:table-cell>
          <table:table-cell office:value-type="float" office:value="330" calcext:value-type="float">
            <text:p>3.30E+02</text:p>
          </table:table-cell>
          <table:table-cell office:value-type="float" office:value="0.00000043468" calcext:value-type="float">
            <text:p>4.35E-07</text:p>
          </table:table-cell>
        </table:table-row>
        <table:table-row table:style-name="ro1">
          <table:table-cell office:value-type="float" office:value="339.9448" calcext:value-type="float">
            <text:p>3.40E+02</text:p>
          </table:table-cell>
          <table:table-cell office:value-type="float" office:value="0.000000000009186063" calcext:value-type="float">
            <text:p>9.19E-12</text:p>
          </table:table-cell>
          <table:table-cell office:value-type="float" office:value="-0.0000000002967413" calcext:value-type="float">
            <text:p>-2.97E-10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0004518" calcext:value-type="float">
            <text:p>4.52E-07</text:p>
          </table:table-cell>
        </table:table-row>
        <table:table-row table:style-name="ro1">
          <table:table-cell office:value-type="float" office:value="349.9451" calcext:value-type="float">
            <text:p>3.50E+02</text:p>
          </table:table-cell>
          <table:table-cell office:value-type="float" office:value="0.000000000009183063" calcext:value-type="float">
            <text:p>9.18E-12</text:p>
          </table:table-cell>
          <table:table-cell office:value-type="float" office:value="-0.0000000002927413" calcext:value-type="float">
            <text:p>-2.93E-10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00044988" calcext:value-type="float">
            <text:p>4.50E-07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332-M12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re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1121214" calcext:value-type="float">
            <text:p>1.12E-01</text:p>
          </table:table-cell>
          <table:table-cell office:value-type="float" office:value="0.00000000002012196" calcext:value-type="float">
            <text:p>2.01E-11</text:p>
          </table:table-cell>
          <table:table-cell office:value-type="float" office:value="0.00001195364" calcext:value-type="float">
            <text:p>1.20E-05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091835" calcext:value-type="float">
            <text:p>-9.18E-07</text:p>
          </table:table-cell>
        </table:table-row>
        <table:table-row table:style-name="ro1">
          <table:table-cell office:value-type="float" office:value="0.2910918" calcext:value-type="float">
            <text:p>2.91E-01</text:p>
          </table:table-cell>
          <table:table-cell office:value-type="float" office:value="0.00000000002572926" calcext:value-type="float">
            <text:p>2.57E-11</text:p>
          </table:table-cell>
          <table:table-cell office:value-type="float" office:value="0.00001072614" calcext:value-type="float">
            <text:p>1.07E-05</text:p>
          </table:table-cell>
          <table:table-cell office:value-type="float" office:value="0.5" calcext:value-type="float">
            <text:p>5.00E-01</text:p>
          </table:table-cell>
          <table:table-cell office:value-type="float" office:value="0.0000017111" calcext:value-type="float">
            <text:p>1.71E-06</text:p>
          </table:table-cell>
        </table:table-row>
        <table:table-row table:style-name="ro1">
          <table:table-cell office:value-type="float" office:value="0.53115" calcext:value-type="float">
            <text:p>5.31E-01</text:p>
          </table:table-cell>
          <table:table-cell office:value-type="float" office:value="0.00000000003429486" calcext:value-type="float">
            <text:p>3.43E-11</text:p>
          </table:table-cell>
          <table:table-cell office:value-type="float" office:value="0.000009014673" calcext:value-type="float">
            <text:p>9.01E-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38402" calcext:value-type="float">
            <text:p>3.84E-06</text:p>
          </table:table-cell>
        </table:table-row>
        <table:table-row table:style-name="ro1">
          <table:table-cell office:value-type="float" office:value="0.8436442" calcext:value-type="float">
            <text:p>8.44E-01</text:p>
          </table:table-cell>
          <table:table-cell office:value-type="float" office:value="0.00000000004376746" calcext:value-type="float">
            <text:p>4.38E-11</text:p>
          </table:table-cell>
          <table:table-cell office:value-type="float" office:value="0.000007099473" calcext:value-type="float">
            <text:p>7.10E-06</text:p>
          </table:table-cell>
          <table:table-cell office:value-type="float" office:value="1.5" calcext:value-type="float">
            <text:p>1.50E+00</text:p>
          </table:table-cell>
          <table:table-cell office:value-type="float" office:value="0.000005376" calcext:value-type="float">
            <text:p>5.38E-06</text:p>
          </table:table-cell>
        </table:table-row>
        <table:table-row table:style-name="ro1">
          <table:table-cell office:value-type="float" office:value="1.191789" calcext:value-type="float">
            <text:p>1.19E+00</text:p>
          </table:table-cell>
          <table:table-cell office:value-type="float" office:value="0.00000000004826506" calcext:value-type="float">
            <text:p>4.83E-11</text:p>
          </table:table-cell>
          <table:table-cell office:value-type="float" office:value="0.000005697663" calcext:value-type="float">
            <text:p>5.70E-06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66198" calcext:value-type="float">
            <text:p>6.62E-06</text:p>
          </table:table-cell>
        </table:table-row>
        <table:table-row table:style-name="ro1">
          <table:table-cell office:value-type="float" office:value="1.994772" calcext:value-type="float">
            <text:p>1.99E+00</text:p>
          </table:table-cell>
          <table:table-cell office:value-type="float" office:value="0.00000000004701606" calcext:value-type="float">
            <text:p>4.70E-11</text:p>
          </table:table-cell>
          <table:table-cell office:value-type="float" office:value="0.000004548253" calcext:value-type="float">
            <text:p>4.55E-06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82335" calcext:value-type="float">
            <text:p>8.23E-06</text:p>
          </table:table-cell>
        </table:table-row>
        <table:table-row table:style-name="ro1">
          <table:table-cell office:value-type="float" office:value="2.828791" calcext:value-type="float">
            <text:p>2.83E+00</text:p>
          </table:table-cell>
          <table:table-cell office:value-type="float" office:value="0.00000000004426656" calcext:value-type="float">
            <text:p>4.43E-11</text:p>
          </table:table-cell>
          <table:table-cell office:value-type="float" office:value="0.000003921173" calcext:value-type="float">
            <text:p>3.92E-06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9593" calcext:value-type="float">
            <text:p>9.59E-06</text:p>
          </table:table-cell>
        </table:table-row>
        <table:table-row table:style-name="ro1">
          <table:table-cell office:value-type="float" office:value="3.676422" calcext:value-type="float">
            <text:p>3.68E+00</text:p>
          </table:table-cell>
          <table:table-cell office:value-type="float" office:value="0.00000000004148026" calcext:value-type="float">
            <text:p>4.15E-11</text:p>
          </table:table-cell>
          <table:table-cell office:value-type="float" office:value="0.000003490503" calcext:value-type="float">
            <text:p>3.49E-06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10841" calcext:value-type="float">
            <text:p>1.08E-05</text:p>
          </table:table-cell>
        </table:table-row>
        <table:table-row table:style-name="ro1">
          <table:table-cell office:value-type="float" office:value="4.522345" calcext:value-type="float">
            <text:p>4.52E+00</text:p>
          </table:table-cell>
          <table:table-cell office:value-type="float" office:value="0.00000000003877496" calcext:value-type="float">
            <text:p>3.88E-11</text:p>
          </table:table-cell>
          <table:table-cell office:value-type="float" office:value="0.000003137233" calcext:value-type="float">
            <text:p>3.14E-06</text:p>
          </table:table-cell>
          <table:table-cell office:value-type="float" office:value="6" calcext:value-type="float">
            <text:p>6.00E+00</text:p>
          </table:table-cell>
          <table:table-cell office:value-type="float" office:value="0.000012103" calcext:value-type="float">
            <text:p>1.21E-05</text:p>
          </table:table-cell>
        </table:table-row>
        <table:table-row table:style-name="ro1">
          <table:table-cell office:value-type="float" office:value="5.387069" calcext:value-type="float">
            <text:p>5.39E+00</text:p>
          </table:table-cell>
          <table:table-cell office:value-type="float" office:value="0.00000000003656906" calcext:value-type="float">
            <text:p>3.66E-11</text:p>
          </table:table-cell>
          <table:table-cell office:value-type="float" office:value="0.000002869973" calcext:value-type="float">
            <text:p>2.87E-06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13211" calcext:value-type="float">
            <text:p>1.32E-05</text:p>
          </table:table-cell>
        </table:table-row>
        <table:table-row table:style-name="ro1">
          <table:table-cell office:value-type="float" office:value="6.262049" calcext:value-type="float">
            <text:p>6.26E+00</text:p>
          </table:table-cell>
          <table:table-cell office:value-type="float" office:value="0.00000000003465336" calcext:value-type="float">
            <text:p>3.47E-11</text:p>
          </table:table-cell>
          <table:table-cell office:value-type="float" office:value="0.000002646533" calcext:value-type="float">
            <text:p>2.65E-06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14235" calcext:value-type="float">
            <text:p>1.42E-05</text:p>
          </table:table-cell>
        </table:table-row>
        <table:table-row table:style-name="ro1">
          <table:table-cell office:value-type="float" office:value="7.136296" calcext:value-type="float">
            <text:p>7.14E+00</text:p>
          </table:table-cell>
          <table:table-cell office:value-type="float" office:value="0.00000000003299906" calcext:value-type="float">
            <text:p>3.30E-11</text:p>
          </table:table-cell>
          <table:table-cell office:value-type="float" office:value="0.000002459203" calcext:value-type="float">
            <text:p>2.46E-06</text:p>
          </table:table-cell>
          <table:table-cell office:value-type="float" office:value="9" calcext:value-type="float">
            <text:p>9.00E+00</text:p>
          </table:table-cell>
          <table:table-cell office:value-type="float" office:value="0.000015265" calcext:value-type="float">
            <text:p>1.53E-05</text:p>
          </table:table-cell>
        </table:table-row>
        <table:table-row table:style-name="ro1">
          <table:table-cell office:value-type="float" office:value="8.012985" calcext:value-type="float">
            <text:p>8.01E+00</text:p>
          </table:table-cell>
          <table:table-cell office:value-type="float" office:value="0.00000000003144636" calcext:value-type="float">
            <text:p>3.14E-11</text:p>
          </table:table-cell>
          <table:table-cell office:value-type="float" office:value="0.000002288863" calcext:value-type="float">
            <text:p>2.29E-06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16275" calcext:value-type="float">
            <text:p>1.63E-05</text:p>
          </table:table-cell>
        </table:table-row>
        <table:table-row table:style-name="ro1">
          <table:table-cell office:value-type="float" office:value="9.794688" calcext:value-type="float">
            <text:p>9.79E+00</text:p>
          </table:table-cell>
          <table:table-cell office:value-type="float" office:value="0.00000000002900976" calcext:value-type="float">
            <text:p>2.90E-11</text:p>
          </table:table-cell>
          <table:table-cell office:value-type="float" office:value="0.000002033793" calcext:value-type="float">
            <text:p>2.03E-06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18063" calcext:value-type="float">
            <text:p>1.81E-05</text:p>
          </table:table-cell>
        </table:table-row>
        <table:table-row table:style-name="ro1">
          <table:table-cell office:value-type="float" office:value="11.58799" calcext:value-type="float">
            <text:p>1.16E+01</text:p>
          </table:table-cell>
          <table:table-cell office:value-type="float" office:value="0.00000000002693466" calcext:value-type="float">
            <text:p>2.69E-11</text:p>
          </table:table-cell>
          <table:table-cell office:value-type="float" office:value="0.000001829313" calcext:value-type="float">
            <text:p>1.83E-06</text:p>
          </table:table-cell>
          <table:table-cell office:value-type="float" office:value="14" calcext:value-type="float">
            <text:p>1.40E+01</text:p>
          </table:table-cell>
          <table:table-cell office:value-type="float" office:value="0.000019756" calcext:value-type="float">
            <text:p>1.98E-05</text:p>
          </table:table-cell>
        </table:table-row>
        <table:table-row table:style-name="ro1">
          <table:table-cell office:value-type="float" office:value="13.40412" calcext:value-type="float">
            <text:p>1.34E+01</text:p>
          </table:table-cell>
          <table:table-cell office:value-type="float" office:value="0.00000000002516636" calcext:value-type="float">
            <text:p>2.52E-11</text:p>
          </table:table-cell>
          <table:table-cell office:value-type="float" office:value="0.000001666563" calcext:value-type="float">
            <text:p>1.67E-06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21262" calcext:value-type="float">
            <text:p>2.13E-05</text:p>
          </table:table-cell>
        </table:table-row>
        <table:table-row table:style-name="ro1">
          <table:table-cell office:value-type="float" office:value="15.22807" calcext:value-type="float">
            <text:p>1.52E+01</text:p>
          </table:table-cell>
          <table:table-cell office:value-type="float" office:value="0.00000000002337776" calcext:value-type="float">
            <text:p>2.34E-11</text:p>
          </table:table-cell>
          <table:table-cell office:value-type="float" office:value="0.000001516663" calcext:value-type="float">
            <text:p>1.52E-06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22704" calcext:value-type="float">
            <text:p>2.27E-05</text:p>
          </table:table-cell>
        </table:table-row>
        <table:table-row table:style-name="ro1">
          <table:table-cell office:value-type="float" office:value="17.07399" calcext:value-type="float">
            <text:p>1.71E+01</text:p>
          </table:table-cell>
          <table:table-cell office:value-type="float" office:value="0.00000000002148986" calcext:value-type="float">
            <text:p>2.15E-11</text:p>
          </table:table-cell>
          <table:table-cell office:value-type="float" office:value="0.000001373053" calcext:value-type="float">
            <text:p>1.37E-06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23966" calcext:value-type="float">
            <text:p>2.40E-05</text:p>
          </table:table-cell>
        </table:table-row>
        <table:table-row table:style-name="ro1">
          <table:table-cell office:value-type="float" office:value="21.74948" calcext:value-type="float">
            <text:p>2.17E+01</text:p>
          </table:table-cell>
          <table:table-cell office:value-type="float" office:value="0.00000000001590546" calcext:value-type="float">
            <text:p>1.59E-11</text:p>
          </table:table-cell>
          <table:table-cell office:value-type="float" office:value="0.0000009050888" calcext:value-type="float">
            <text:p>9.05E-07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26624" calcext:value-type="float">
            <text:p>2.66E-05</text:p>
          </table:table-cell>
        </table:table-row>
        <table:table-row table:style-name="ro1">
          <table:table-cell office:value-type="float" office:value="26.54302" calcext:value-type="float">
            <text:p>2.65E+01</text:p>
          </table:table-cell>
          <table:table-cell office:value-type="float" office:value="0.00000000001234906" calcext:value-type="float">
            <text:p>1.23E-11</text:p>
          </table:table-cell>
          <table:table-cell office:value-type="float" office:value="0.0000004857878" calcext:value-type="float">
            <text:p>4.86E-07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28315" calcext:value-type="float">
            <text:p>2.83E-05</text:p>
          </table:table-cell>
        </table:table-row>
        <table:table-row table:style-name="ro1">
          <table:table-cell office:value-type="float" office:value="31.41324" calcext:value-type="float">
            <text:p>3.14E+01</text:p>
          </table:table-cell>
          <table:table-cell office:value-type="float" office:value="0.00000000001086776" calcext:value-type="float">
            <text:p>1.09E-11</text:p>
          </table:table-cell>
          <table:table-cell office:value-type="float" office:value="0.0000002723548" calcext:value-type="float">
            <text:p>2.72E-07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29378" calcext:value-type="float">
            <text:p>2.94E-05</text:p>
          </table:table-cell>
        </table:table-row>
        <table:table-row table:style-name="ro1">
          <table:table-cell office:value-type="float" office:value="36.32118" calcext:value-type="float">
            <text:p>3.63E+01</text:p>
          </table:table-cell>
          <table:table-cell office:value-type="float" office:value="0.00000000001021486" calcext:value-type="float">
            <text:p>1.02E-11</text:p>
          </table:table-cell>
          <table:table-cell office:value-type="float" office:value="0.0000001696958" calcext:value-type="float">
            <text:p>1.70E-07</text:p>
          </table:table-cell>
          <table:table-cell office:value-type="float" office:value="40" calcext:value-type="float">
            <text:p>4.00E+01</text:p>
          </table:table-cell>
          <table:table-cell office:value-type="float" office:value="0.000030132" calcext:value-type="float">
            <text:p>3.01E-05</text:p>
          </table:table-cell>
        </table:table-row>
        <table:table-row table:style-name="ro1">
          <table:table-cell office:value-type="float" office:value="41.25257" calcext:value-type="float">
            <text:p>4.13E+01</text:p>
          </table:table-cell>
          <table:table-cell office:value-type="float" office:value="0.000000000009895363" calcext:value-type="float">
            <text:p>9.90E-12</text:p>
          </table:table-cell>
          <table:table-cell office:value-type="float" office:value="0.0000001172288" calcext:value-type="float">
            <text:p>1.17E-07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30694" calcext:value-type="float">
            <text:p>3.07E-05</text:p>
          </table:table-cell>
        </table:table-row>
        <table:table-row table:style-name="ro1">
          <table:table-cell office:value-type="float" office:value="46.19323" calcext:value-type="float">
            <text:p>4.62E+01</text:p>
          </table:table-cell>
          <table:table-cell office:value-type="float" office:value="0.000000000009717063" calcext:value-type="float">
            <text:p>9.72E-12</text:p>
          </table:table-cell>
          <table:table-cell office:value-type="float" office:value="0.00000008695891" calcext:value-type="float">
            <text:p>8.70E-08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3118" calcext:value-type="float">
            <text:p>3.12E-05</text:p>
          </table:table-cell>
        </table:table-row>
        <table:table-row table:style-name="ro1">
          <table:table-cell office:value-type="float" office:value="51.14367" calcext:value-type="float">
            <text:p>5.11E+01</text:p>
          </table:table-cell>
          <table:table-cell office:value-type="float" office:value="0.000000000009606963" calcext:value-type="float">
            <text:p>9.61E-12</text:p>
          </table:table-cell>
          <table:table-cell office:value-type="float" office:value="0.00000006806531" calcext:value-type="float">
            <text:p>6.81E-08</text:p>
          </table:table-cell>
          <table:table-cell office:value-type="float" office:value="55" calcext:value-type="float">
            <text:p>5.50E+01</text:p>
          </table:table-cell>
          <table:table-cell office:value-type="float" office:value="0.000031586" calcext:value-type="float">
            <text:p>3.16E-05</text:p>
          </table:table-cell>
        </table:table-row>
        <table:table-row table:style-name="ro1">
          <table:table-cell office:value-type="float" office:value="56.10203" calcext:value-type="float">
            <text:p>5.61E+01</text:p>
          </table:table-cell>
          <table:table-cell office:value-type="float" office:value="0.000000000009532163" calcext:value-type="float">
            <text:p>9.53E-12</text:p>
          </table:table-cell>
          <table:table-cell office:value-type="float" office:value="0.00000005527871" calcext:value-type="float">
            <text:p>5.53E-08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31927" calcext:value-type="float">
            <text:p>3.19E-05</text:p>
          </table:table-cell>
        </table:table-row>
        <table:table-row table:style-name="ro1">
          <table:table-cell office:value-type="float" office:value="61.06443" calcext:value-type="float">
            <text:p>6.11E+01</text:p>
          </table:table-cell>
          <table:table-cell office:value-type="float" office:value="0.000000000009480263" calcext:value-type="float">
            <text:p>9.48E-12</text:p>
          </table:table-cell>
          <table:table-cell office:value-type="float" office:value="0.00000004640051" calcext:value-type="float">
            <text:p>4.64E-08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32235" calcext:value-type="float">
            <text:p>3.22E-05</text:p>
          </table:table-cell>
        </table:table-row>
        <table:table-row table:style-name="ro1">
          <table:table-cell office:value-type="float" office:value="66.03244" calcext:value-type="float">
            <text:p>6.60E+01</text:p>
          </table:table-cell>
          <table:table-cell office:value-type="float" office:value="0.000000000009440863" calcext:value-type="float">
            <text:p>9.44E-12</text:p>
          </table:table-cell>
          <table:table-cell office:value-type="float" office:value="0.00000003987341" calcext:value-type="float">
            <text:p>3.99E-08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32497" calcext:value-type="float">
            <text:p>3.25E-05</text:p>
          </table:table-cell>
        </table:table-row>
        <table:table-row table:style-name="ro1">
          <table:table-cell office:value-type="float" office:value="70.99997" calcext:value-type="float">
            <text:p>7.10E+01</text:p>
          </table:table-cell>
          <table:table-cell office:value-type="float" office:value="0.000000000009410363" calcext:value-type="float">
            <text:p>9.41E-12</text:p>
          </table:table-cell>
          <table:table-cell office:value-type="float" office:value="0.00000003477541" calcext:value-type="float">
            <text:p>3.48E-08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32763" calcext:value-type="float">
            <text:p>3.28E-05</text:p>
          </table:table-cell>
        </table:table-row>
        <table:table-row table:style-name="ro1">
          <table:table-cell office:value-type="float" office:value="75.97298" calcext:value-type="float">
            <text:p>7.60E+01</text:p>
          </table:table-cell>
          <table:table-cell office:value-type="float" office:value="0.000000000009386463" calcext:value-type="float">
            <text:p>9.39E-12</text:p>
          </table:table-cell>
          <table:table-cell office:value-type="float" office:value="0.00000003089081" calcext:value-type="float">
            <text:p>3.09E-08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32984" calcext:value-type="float">
            <text:p>3.30E-05</text:p>
          </table:table-cell>
        </table:table-row>
        <table:table-row table:style-name="ro1">
          <table:table-cell office:value-type="float" office:value="80.94673" calcext:value-type="float">
            <text:p>8.09E+01</text:p>
          </table:table-cell>
          <table:table-cell office:value-type="float" office:value="0.000000000009367363" calcext:value-type="float">
            <text:p>9.37E-12</text:p>
          </table:table-cell>
          <table:table-cell office:value-type="float" office:value="0.00000002772671" calcext:value-type="float">
            <text:p>2.77E-08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33199" calcext:value-type="float">
            <text:p>3.32E-05</text:p>
          </table:table-cell>
        </table:table-row>
        <table:table-row table:style-name="ro1">
          <table:table-cell office:value-type="float" office:value="85.92" calcext:value-type="float">
            <text:p>8.59E+01</text:p>
          </table:table-cell>
          <table:table-cell office:value-type="float" office:value="0.000000000009351163" calcext:value-type="float">
            <text:p>9.35E-12</text:p>
          </table:table-cell>
          <table:table-cell office:value-type="float" office:value="0.00000002511761" calcext:value-type="float">
            <text:p>2.51E-08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33418" calcext:value-type="float">
            <text:p>3.34E-05</text:p>
          </table:table-cell>
        </table:table-row>
        <table:table-row table:style-name="ro1">
          <table:table-cell office:value-type="float" office:value="90.89607" calcext:value-type="float">
            <text:p>9.09E+01</text:p>
          </table:table-cell>
          <table:table-cell office:value-type="float" office:value="0.000000000009337963" calcext:value-type="float">
            <text:p>9.34E-12</text:p>
          </table:table-cell>
          <table:table-cell office:value-type="float" office:value="0.00000002303391" calcext:value-type="float">
            <text:p>2.30E-08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33614" calcext:value-type="float">
            <text:p>3.36E-05</text:p>
          </table:table-cell>
        </table:table-row>
        <table:table-row table:style-name="ro1">
          <table:table-cell office:value-type="float" office:value="95.87617" calcext:value-type="float">
            <text:p>9.59E+01</text:p>
          </table:table-cell>
          <table:table-cell office:value-type="float" office:value="0.000000000009326663" calcext:value-type="float">
            <text:p>9.33E-12</text:p>
          </table:table-cell>
          <table:table-cell office:value-type="float" office:value="0.00000002121991" calcext:value-type="float">
            <text:p>2.12E-08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33777" calcext:value-type="float">
            <text:p>3.38E-05</text:p>
          </table:table-cell>
        </table:table-row>
        <table:table-row table:style-name="ro1">
          <table:table-cell office:value-type="float" office:value="105.8331" calcext:value-type="float">
            <text:p>1.06E+02</text:p>
          </table:table-cell>
          <table:table-cell office:value-type="float" office:value="0.000000000009308763" calcext:value-type="float">
            <text:p>9.31E-12</text:p>
          </table:table-cell>
          <table:table-cell office:value-type="float" office:value="0.00000001839081" calcext:value-type="float">
            <text:p>1.84E-08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3413" calcext:value-type="float">
            <text:p>3.41E-05</text:p>
          </table:table-cell>
        </table:table-row>
        <table:table-row table:style-name="ro1">
          <table:table-cell office:value-type="float" office:value="115.7945" calcext:value-type="float">
            <text:p>1.16E+02</text:p>
          </table:table-cell>
          <table:table-cell office:value-type="float" office:value="0.000000000009295363" calcext:value-type="float">
            <text:p>9.30E-12</text:p>
          </table:table-cell>
          <table:table-cell office:value-type="float" office:value="0.00000001634511" calcext:value-type="float">
            <text:p>1.63E-08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34446" calcext:value-type="float">
            <text:p>3.44E-05</text:p>
          </table:table-cell>
        </table:table-row>
        <table:table-row table:style-name="ro1">
          <table:table-cell office:value-type="float" office:value="125.7618" calcext:value-type="float">
            <text:p>1.26E+02</text:p>
          </table:table-cell>
          <table:table-cell office:value-type="float" office:value="0.000000000009284763" calcext:value-type="float">
            <text:p>9.28E-12</text:p>
          </table:table-cell>
          <table:table-cell office:value-type="float" office:value="0.00000001474121" calcext:value-type="float">
            <text:p>1.47E-08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34714" calcext:value-type="float">
            <text:p>3.47E-05</text:p>
          </table:table-cell>
        </table:table-row>
        <table:table-row table:style-name="ro1">
          <table:table-cell office:value-type="float" office:value="135.7309" calcext:value-type="float">
            <text:p>1.36E+02</text:p>
          </table:table-cell>
          <table:table-cell office:value-type="float" office:value="0.000000000009275963" calcext:value-type="float">
            <text:p>9.28E-12</text:p>
          </table:table-cell>
          <table:table-cell office:value-type="float" office:value="0.00000001353151" calcext:value-type="float">
            <text:p>1.35E-08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34967" calcext:value-type="float">
            <text:p>3.50E-05</text:p>
          </table:table-cell>
        </table:table-row>
        <table:table-row table:style-name="ro1">
          <table:table-cell office:value-type="float" office:value="145.7023" calcext:value-type="float">
            <text:p>1.46E+02</text:p>
          </table:table-cell>
          <table:table-cell office:value-type="float" office:value="0.000000000009268363" calcext:value-type="float">
            <text:p>9.27E-12</text:p>
          </table:table-cell>
          <table:table-cell office:value-type="float" office:value="0.00000001270261" calcext:value-type="float">
            <text:p>1.27E-08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35201" calcext:value-type="float">
            <text:p>3.52E-05</text:p>
          </table:table-cell>
        </table:table-row>
        <table:table-row table:style-name="ro1">
          <table:table-cell office:value-type="float" office:value="155.6739" calcext:value-type="float">
            <text:p>1.56E+02</text:p>
          </table:table-cell>
          <table:table-cell office:value-type="float" office:value="0.000000000009263663" calcext:value-type="float">
            <text:p>9.26E-12</text:p>
          </table:table-cell>
          <table:table-cell office:value-type="float" office:value="0.00000001194151" calcext:value-type="float">
            <text:p>1.19E-08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35434" calcext:value-type="float">
            <text:p>3.54E-05</text:p>
          </table:table-cell>
        </table:table-row>
        <table:table-row table:style-name="ro1">
          <table:table-cell office:value-type="float" office:value="165.648" calcext:value-type="float">
            <text:p>1.66E+02</text:p>
          </table:table-cell>
          <table:table-cell office:value-type="float" office:value="0.000000000009258563" calcext:value-type="float">
            <text:p>9.26E-12</text:p>
          </table:table-cell>
          <table:table-cell office:value-type="float" office:value="0.00000001142761" calcext:value-type="float">
            <text:p>1.14E-08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35646" calcext:value-type="float">
            <text:p>3.56E-05</text:p>
          </table:table-cell>
        </table:table-row>
        <table:table-row table:style-name="ro1">
          <table:table-cell office:value-type="float" office:value="175.6205" calcext:value-type="float">
            <text:p>1.76E+02</text:p>
          </table:table-cell>
          <table:table-cell office:value-type="float" office:value="0.000000000009254263" calcext:value-type="float">
            <text:p>9.25E-12</text:p>
          </table:table-cell>
          <table:table-cell office:value-type="float" office:value="0.00000001108421" calcext:value-type="float">
            <text:p>1.11E-08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35871" calcext:value-type="float">
            <text:p>3.59E-05</text:p>
          </table:table-cell>
        </table:table-row>
        <table:table-row table:style-name="ro1">
          <table:table-cell office:value-type="float" office:value="185.5921" calcext:value-type="float">
            <text:p>1.86E+02</text:p>
          </table:table-cell>
          <table:table-cell office:value-type="float" office:value="0.000000000009250363" calcext:value-type="float">
            <text:p>9.25E-12</text:p>
          </table:table-cell>
          <table:table-cell office:value-type="float" office:value="0.00000001086621" calcext:value-type="float">
            <text:p>1.09E-08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36104" calcext:value-type="float">
            <text:p>3.61E-05</text:p>
          </table:table-cell>
        </table:table-row>
        <table:table-row table:style-name="ro1">
          <table:table-cell office:value-type="float" office:value="195.56" calcext:value-type="float">
            <text:p>1.96E+02</text:p>
          </table:table-cell>
          <table:table-cell office:value-type="float" office:value="0.000000000009246463" calcext:value-type="float">
            <text:p>9.25E-12</text:p>
          </table:table-cell>
          <table:table-cell office:value-type="float" office:value="0.00000001072111" calcext:value-type="float">
            <text:p>1.07E-08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36367" calcext:value-type="float">
            <text:p>3.64E-05</text:p>
          </table:table-cell>
        </table:table-row>
        <table:table-row table:style-name="ro1">
          <table:table-cell office:value-type="float" office:value="205.5172" calcext:value-type="float">
            <text:p>2.06E+02</text:p>
          </table:table-cell>
          <table:table-cell office:value-type="float" office:value="0.000000000009241763" calcext:value-type="float">
            <text:p>9.24E-12</text:p>
          </table:table-cell>
          <table:table-cell office:value-type="float" office:value="0.00000001062341" calcext:value-type="float">
            <text:p>1.06E-08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36717" calcext:value-type="float">
            <text:p>3.67E-05</text:p>
          </table:table-cell>
        </table:table-row>
        <table:table-row table:style-name="ro1">
          <table:table-cell office:value-type="float" office:value="215.4536" calcext:value-type="float">
            <text:p>2.15E+02</text:p>
          </table:table-cell>
          <table:table-cell office:value-type="float" office:value="0.000000000009236163" calcext:value-type="float">
            <text:p>9.24E-12</text:p>
          </table:table-cell>
          <table:table-cell office:value-type="float" office:value="0.00000001057011" calcext:value-type="float">
            <text:p>1.06E-08</text:p>
          </table:table-cell>
          <table:table-cell office:value-type="float" office:value="220" calcext:value-type="float">
            <text:p>2.20E+02</text:p>
          </table:table-cell>
          <table:table-cell office:value-type="float" office:value="0.000037238" calcext:value-type="float">
            <text:p>3.72E-05</text:p>
          </table:table-cell>
        </table:table-row>
        <table:table-row table:style-name="ro1">
          <table:table-cell office:value-type="float" office:value="225.3597" calcext:value-type="float">
            <text:p>2.25E+02</text:p>
          </table:table-cell>
          <table:table-cell office:value-type="float" office:value="0.000000000009229463" calcext:value-type="float">
            <text:p>9.23E-12</text:p>
          </table:table-cell>
          <table:table-cell office:value-type="float" office:value="0.00000001058811" calcext:value-type="float">
            <text:p>1.06E-08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38007" calcext:value-type="float">
            <text:p>3.80E-05</text:p>
          </table:table-cell>
        </table:table-row>
        <table:table-row table:style-name="ro1">
          <table:table-cell office:value-type="float" office:value="235.2133" calcext:value-type="float">
            <text:p>2.35E+02</text:p>
          </table:table-cell>
          <table:table-cell office:value-type="float" office:value="0.000000000009220863" calcext:value-type="float">
            <text:p>9.22E-12</text:p>
          </table:table-cell>
          <table:table-cell office:value-type="float" office:value="0.00000001061431" calcext:value-type="float">
            <text:p>1.06E-08</text:p>
          </table:table-cell>
          <table:table-cell office:value-type="float" office:value="240" calcext:value-type="float">
            <text:p>2.40E+02</text:p>
          </table:table-cell>
          <table:table-cell office:value-type="float" office:value="0.000039206" calcext:value-type="float">
            <text:p>3.92E-05</text:p>
          </table:table-cell>
        </table:table-row>
        <table:table-row table:style-name="ro1">
          <table:table-cell office:value-type="float" office:value="244.9965" calcext:value-type="float">
            <text:p>2.45E+02</text:p>
          </table:table-cell>
          <table:table-cell office:value-type="float" office:value="0.000000000009211963" calcext:value-type="float">
            <text:p>9.21E-12</text:p>
          </table:table-cell>
          <table:table-cell office:value-type="float" office:value="0.00000001065621" calcext:value-type="float">
            <text:p>1.07E-08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40982" calcext:value-type="float">
            <text:p>4.10E-05</text:p>
          </table:table-cell>
        </table:table-row>
        <table:table-row table:style-name="ro1">
          <table:table-cell office:value-type="float" office:value="254.6923" calcext:value-type="float">
            <text:p>2.55E+02</text:p>
          </table:table-cell>
          <table:table-cell office:value-type="float" office:value="0.000000000009202063" calcext:value-type="float">
            <text:p>9.20E-12</text:p>
          </table:table-cell>
          <table:table-cell office:value-type="float" office:value="0.00000001078801" calcext:value-type="float">
            <text:p>1.08E-08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43474" calcext:value-type="float">
            <text:p>4.35E-05</text:p>
          </table:table-cell>
        </table:table-row>
        <table:table-row table:style-name="ro1">
          <table:table-cell office:value-type="float" office:value="264.2779" calcext:value-type="float">
            <text:p>2.64E+02</text:p>
          </table:table-cell>
          <table:table-cell office:value-type="float" office:value="0.000000000009191263" calcext:value-type="float">
            <text:p>9.19E-12</text:p>
          </table:table-cell>
          <table:table-cell office:value-type="float" office:value="0.00000001084931" calcext:value-type="float">
            <text:p>1.08E-08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46868" calcext:value-type="float">
            <text:p>4.69E-05</text:p>
          </table:table-cell>
        </table:table-row>
        <table:table-row table:style-name="ro1">
          <table:table-cell office:value-type="float" office:value="273.7512" calcext:value-type="float">
            <text:p>2.74E+02</text:p>
          </table:table-cell>
          <table:table-cell office:value-type="float" office:value="0.000000000009179063" calcext:value-type="float">
            <text:p>9.18E-12</text:p>
          </table:table-cell>
          <table:table-cell office:value-type="float" office:value="0.00000001089971" calcext:value-type="float">
            <text:p>1.09E-08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51182" calcext:value-type="float">
            <text:p>5.12E-05</text:p>
          </table:table-cell>
        </table:table-row>
        <table:table-row table:style-name="ro1">
          <table:table-cell office:value-type="float" office:value="283.1188" calcext:value-type="float">
            <text:p>2.83E+02</text:p>
          </table:table-cell>
          <table:table-cell office:value-type="float" office:value="0.000000000009167163" calcext:value-type="float">
            <text:p>9.17E-12</text:p>
          </table:table-cell>
          <table:table-cell office:value-type="float" office:value="0.00000001102411" calcext:value-type="float">
            <text:p>1.10E-08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56362" calcext:value-type="float">
            <text:p>5.64E-05</text:p>
          </table:table-cell>
        </table:table-row>
        <table:table-row table:style-name="ro1">
          <table:table-cell office:value-type="float" office:value="292.3638" calcext:value-type="float">
            <text:p>2.92E+02</text:p>
          </table:table-cell>
          <table:table-cell office:value-type="float" office:value="0.000000000009155863" calcext:value-type="float">
            <text:p>9.16E-12</text:p>
          </table:table-cell>
          <table:table-cell office:value-type="float" office:value="0.00000001111251" calcext:value-type="float">
            <text:p>1.11E-08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62546" calcext:value-type="float">
            <text:p>6.25E-05</text:p>
          </table:table-cell>
        </table:table-row>
        <table:table-row table:style-name="ro1">
          <table:table-cell office:value-type="float" office:value="301.5016" calcext:value-type="float">
            <text:p>3.02E+02</text:p>
          </table:table-cell>
          <table:table-cell office:value-type="float" office:value="0.000000000009145763" calcext:value-type="float">
            <text:p>9.15E-12</text:p>
          </table:table-cell>
          <table:table-cell office:value-type="float" office:value="0.00000001122531" calcext:value-type="float">
            <text:p>1.12E-08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69608" calcext:value-type="float">
            <text:p>6.96E-05</text:p>
          </table:table-cell>
        </table:table-row>
        <table:table-row table:style-name="ro1">
          <table:table-cell office:value-type="float" office:value="310.5164" calcext:value-type="float">
            <text:p>3.11E+02</text:p>
          </table:table-cell>
          <table:table-cell office:value-type="float" office:value="0.000000000009137163" calcext:value-type="float">
            <text:p>9.14E-12</text:p>
          </table:table-cell>
          <table:table-cell office:value-type="float" office:value="0.00000001141311" calcext:value-type="float">
            <text:p>1.14E-08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77677" calcext:value-type="float">
            <text:p>7.77E-05</text:p>
          </table:table-cell>
        </table:table-row>
        <table:table-row table:style-name="ro1">
          <table:table-cell office:value-type="float" office:value="319.4098" calcext:value-type="float">
            <text:p>3.19E+02</text:p>
          </table:table-cell>
          <table:table-cell office:value-type="float" office:value="0.000000000009131363" calcext:value-type="float">
            <text:p>9.13E-12</text:p>
          </table:table-cell>
          <table:table-cell office:value-type="float" office:value="0.00000001161861" calcext:value-type="float">
            <text:p>1.16E-08</text:p>
          </table:table-cell>
          <table:table-cell office:value-type="float" office:value="330" calcext:value-type="float">
            <text:p>3.30E+02</text:p>
          </table:table-cell>
          <table:table-cell office:value-type="float" office:value="0.000086741" calcext:value-type="float">
            <text:p>8.67E-05</text:p>
          </table:table-cell>
        </table:table-row>
        <table:table-row table:style-name="ro1">
          <table:table-cell office:value-type="float" office:value="328.2073" calcext:value-type="float">
            <text:p>3.28E+02</text:p>
          </table:table-cell>
          <table:table-cell office:value-type="float" office:value="0.000000000009130663" calcext:value-type="float">
            <text:p>9.13E-12</text:p>
          </table:table-cell>
          <table:table-cell office:value-type="float" office:value="0.00000001109871" calcext:value-type="float">
            <text:p>1.11E-08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09659" calcext:value-type="float">
            <text:p>9.66E-05</text:p>
          </table:table-cell>
        </table:table-row>
        <table:table-row table:style-name="ro1">
          <table:table-cell office:value-type="float" office:value="336.8619" calcext:value-type="float">
            <text:p>3.37E+02</text:p>
          </table:table-cell>
          <table:table-cell office:value-type="float" office:value="0.000000000009127163" calcext:value-type="float">
            <text:p>9.13E-12</text:p>
          </table:table-cell>
          <table:table-cell office:value-type="float" office:value="0.00000001126571" calcext:value-type="float">
            <text:p>1.13E-08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10761" calcext:value-type="float">
            <text:p>1.08E-04</text:p>
          </table:table-cell>
        </table:table-row>
      </table:table>
      <table:table table:name="W332-M4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re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4400856" calcext:value-type="float">
            <text:p>4.40E-01</text:p>
          </table:table-cell>
          <table:table-cell office:value-type="float" office:value="0.0000000001812983" calcext:value-type="float">
            <text:p>1.81E-10</text:p>
          </table:table-cell>
          <table:table-cell office:value-type="float" office:value="0.000003824253" calcext:value-type="float">
            <text:p>3.82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36046" calcext:value-type="float">
            <text:p>-3.60E-06</text:p>
          </table:table-cell>
        </table:table-row>
        <table:table-row table:style-name="ro1">
          <table:table-cell office:value-type="float" office:value="0.5188776" calcext:value-type="float">
            <text:p>5.19E-01</text:p>
          </table:table-cell>
          <table:table-cell office:value-type="float" office:value="0.0000000001674313" calcext:value-type="float">
            <text:p>1.67E-10</text:p>
          </table:table-cell>
          <table:table-cell office:value-type="float" office:value="0.0000007443388" calcext:value-type="float">
            <text:p>7.44E-07</text:p>
          </table:table-cell>
          <table:table-cell office:value-type="float" office:value="0.5" calcext:value-type="float">
            <text:p>5.00E-01</text:p>
          </table:table-cell>
          <table:table-cell office:value-type="float" office:value="-0.00000015462" calcext:value-type="float">
            <text:p>-1.55E-07</text:p>
          </table:table-cell>
        </table:table-row>
        <table:table-row table:style-name="ro1">
          <table:table-cell office:value-type="float" office:value="0.9973115" calcext:value-type="float">
            <text:p>9.97E-01</text:p>
          </table:table-cell>
          <table:table-cell office:value-type="float" office:value="0.0000000001297113" calcext:value-type="float">
            <text:p>1.30E-10</text:p>
          </table:table-cell>
          <table:table-cell office:value-type="float" office:value="0.0000001824798" calcext:value-type="float">
            <text:p>1.82E-07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022021" calcext:value-type="float">
            <text:p>2.20E-08</text:p>
          </table:table-cell>
        </table:table-row>
        <table:table-row table:style-name="ro1">
          <table:table-cell office:value-type="float" office:value="1.496078" calcext:value-type="float">
            <text:p>1.50E+00</text:p>
          </table:table-cell>
          <table:table-cell office:value-type="float" office:value="0.0000000001108703" calcext:value-type="float">
            <text:p>1.11E-10</text:p>
          </table:table-cell>
          <table:table-cell office:value-type="float" office:value="0.0000001289698" calcext:value-type="float">
            <text:p>1.29E-07</text:p>
          </table:table-cell>
          <table:table-cell office:value-type="float" office:value="1.5" calcext:value-type="float">
            <text:p>1.50E+00</text:p>
          </table:table-cell>
          <table:table-cell office:value-type="float" office:value="0.000000032123" calcext:value-type="float">
            <text:p>3.21E-08</text:p>
          </table:table-cell>
        </table:table-row>
        <table:table-row table:style-name="ro1">
          <table:table-cell office:value-type="float" office:value="1.995656" calcext:value-type="float">
            <text:p>2.00E+00</text:p>
          </table:table-cell>
          <table:table-cell office:value-type="float" office:value="0.00000000009728326" calcext:value-type="float">
            <text:p>9.73E-11</text:p>
          </table:table-cell>
          <table:table-cell office:value-type="float" office:value="0.00000009525781" calcext:value-type="float">
            <text:p>9.53E-08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035584" calcext:value-type="float">
            <text:p>3.56E-08</text:p>
          </table:table-cell>
        </table:table-row>
        <table:table-row table:style-name="ro1">
          <table:table-cell office:value-type="float" office:value="2.994946" calcext:value-type="float">
            <text:p>2.99E+00</text:p>
          </table:table-cell>
          <table:table-cell office:value-type="float" office:value="0.00000000008254326" calcext:value-type="float">
            <text:p>8.25E-11</text:p>
          </table:table-cell>
          <table:table-cell office:value-type="float" office:value="0.00000006636561" calcext:value-type="float">
            <text:p>6.64E-08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0041399" calcext:value-type="float">
            <text:p>4.14E-08</text:p>
          </table:table-cell>
        </table:table-row>
        <table:table-row table:style-name="ro1">
          <table:table-cell office:value-type="float" office:value="3.993735" calcext:value-type="float">
            <text:p>3.99E+00</text:p>
          </table:table-cell>
          <table:table-cell office:value-type="float" office:value="0.00000000007317326" calcext:value-type="float">
            <text:p>7.32E-11</text:p>
          </table:table-cell>
          <table:table-cell office:value-type="float" office:value="0.00000005145391" calcext:value-type="float">
            <text:p>5.15E-08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0051316" calcext:value-type="float">
            <text:p>5.13E-08</text:p>
          </table:table-cell>
        </table:table-row>
        <table:table-row table:style-name="ro1">
          <table:table-cell office:value-type="float" office:value="4.993564" calcext:value-type="float">
            <text:p>4.99E+00</text:p>
          </table:table-cell>
          <table:table-cell office:value-type="float" office:value="0.00000000006650726" calcext:value-type="float">
            <text:p>6.65E-11</text:p>
          </table:table-cell>
          <table:table-cell office:value-type="float" office:value="0.00000004227641" calcext:value-type="float">
            <text:p>4.23E-08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0052718" calcext:value-type="float">
            <text:p>5.27E-08</text:p>
          </table:table-cell>
        </table:table-row>
        <table:table-row table:style-name="ro1">
          <table:table-cell office:value-type="float" office:value="5.992709" calcext:value-type="float">
            <text:p>5.99E+00</text:p>
          </table:table-cell>
          <table:table-cell office:value-type="float" office:value="0.00000000006110526" calcext:value-type="float">
            <text:p>6.11E-11</text:p>
          </table:table-cell>
          <table:table-cell office:value-type="float" office:value="0.00000003562441" calcext:value-type="float">
            <text:p>3.56E-08</text:p>
          </table:table-cell>
          <table:table-cell office:value-type="float" office:value="6" calcext:value-type="float">
            <text:p>6.00E+00</text:p>
          </table:table-cell>
          <table:table-cell office:value-type="float" office:value="0.000000059722" calcext:value-type="float">
            <text:p>5.97E-08</text:p>
          </table:table-cell>
        </table:table-row>
        <table:table-row table:style-name="ro1">
          <table:table-cell office:value-type="float" office:value="6.992298" calcext:value-type="float">
            <text:p>6.99E+00</text:p>
          </table:table-cell>
          <table:table-cell office:value-type="float" office:value="0.00000000005711586" calcext:value-type="float">
            <text:p>5.71E-11</text:p>
          </table:table-cell>
          <table:table-cell office:value-type="float" office:value="0.00000003122291" calcext:value-type="float">
            <text:p>3.12E-08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0063083" calcext:value-type="float">
            <text:p>6.31E-08</text:p>
          </table:table-cell>
        </table:table-row>
        <table:table-row table:style-name="ro1">
          <table:table-cell office:value-type="float" office:value="7.991556" calcext:value-type="float">
            <text:p>7.99E+00</text:p>
          </table:table-cell>
          <table:table-cell office:value-type="float" office:value="0.00000000005384766" calcext:value-type="float">
            <text:p>5.38E-11</text:p>
          </table:table-cell>
          <table:table-cell office:value-type="float" office:value="0.00000002792281" calcext:value-type="float">
            <text:p>2.79E-08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0069162" calcext:value-type="float">
            <text:p>6.92E-08</text:p>
          </table:table-cell>
        </table:table-row>
        <table:table-row table:style-name="ro1">
          <table:table-cell office:value-type="float" office:value="8.991028" calcext:value-type="float">
            <text:p>8.99E+00</text:p>
          </table:table-cell>
          <table:table-cell office:value-type="float" office:value="0.00000000005111186" calcext:value-type="float">
            <text:p>5.11E-11</text:p>
          </table:table-cell>
          <table:table-cell office:value-type="float" office:value="0.00000002544451" calcext:value-type="float">
            <text:p>2.54E-08</text:p>
          </table:table-cell>
          <table:table-cell office:value-type="float" office:value="9" calcext:value-type="float">
            <text:p>9.00E+00</text:p>
          </table:table-cell>
          <table:table-cell office:value-type="float" office:value="0.000000073485" calcext:value-type="float">
            <text:p>7.35E-08</text:p>
          </table:table-cell>
        </table:table-row>
        <table:table-row table:style-name="ro1">
          <table:table-cell office:value-type="float" office:value="9.990131" calcext:value-type="float">
            <text:p>9.99E+00</text:p>
          </table:table-cell>
          <table:table-cell office:value-type="float" office:value="0.00000000004860136" calcext:value-type="float">
            <text:p>4.86E-11</text:p>
          </table:table-cell>
          <table:table-cell office:value-type="float" office:value="0.00000002430941" calcext:value-type="float">
            <text:p>2.43E-08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00080832" calcext:value-type="float">
            <text:p>8.08E-08</text:p>
          </table:table-cell>
        </table:table-row>
        <table:table-row table:style-name="ro1">
          <table:table-cell office:value-type="float" office:value="11.98953" calcext:value-type="float">
            <text:p>1.20E+01</text:p>
          </table:table-cell>
          <table:table-cell office:value-type="float" office:value="0.00000000004432556" calcext:value-type="float">
            <text:p>4.43E-11</text:p>
          </table:table-cell>
          <table:table-cell office:value-type="float" office:value="0.00000005361141" calcext:value-type="float">
            <text:p>5.36E-08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0085795" calcext:value-type="float">
            <text:p>8.58E-08</text:p>
          </table:table-cell>
        </table:table-row>
        <table:table-row table:style-name="ro1">
          <table:table-cell office:value-type="float" office:value="13.98829" calcext:value-type="float">
            <text:p>1.40E+01</text:p>
          </table:table-cell>
          <table:table-cell office:value-type="float" office:value="0.00000000003965846" calcext:value-type="float">
            <text:p>3.97E-11</text:p>
          </table:table-cell>
          <table:table-cell office:value-type="float" office:value="0.00000002609731" calcext:value-type="float">
            <text:p>2.61E-08</text:p>
          </table:table-cell>
          <table:table-cell office:value-type="float" office:value="14" calcext:value-type="float">
            <text:p>1.40E+01</text:p>
          </table:table-cell>
          <table:table-cell office:value-type="float" office:value="0.000000095878" calcext:value-type="float">
            <text:p>9.59E-08</text:p>
          </table:table-cell>
        </table:table-row>
        <table:table-row table:style-name="ro1">
          <table:table-cell office:value-type="float" office:value="15.98795" calcext:value-type="float">
            <text:p>1.60E+01</text:p>
          </table:table-cell>
          <table:table-cell office:value-type="float" office:value="0.00000000003717476" calcext:value-type="float">
            <text:p>3.72E-11</text:p>
          </table:table-cell>
          <table:table-cell office:value-type="float" office:value="0.00000001508871" calcext:value-type="float">
            <text:p>1.51E-08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0009872" calcext:value-type="float">
            <text:p>9.87E-08</text:p>
          </table:table-cell>
        </table:table-row>
        <table:table-row table:style-name="ro1">
          <table:table-cell office:value-type="float" office:value="17.98737" calcext:value-type="float">
            <text:p>1.80E+01</text:p>
          </table:table-cell>
          <table:table-cell office:value-type="float" office:value="0.00000000003504946" calcext:value-type="float">
            <text:p>3.50E-11</text:p>
          </table:table-cell>
          <table:table-cell office:value-type="float" office:value="0.00000001341541" calcext:value-type="float">
            <text:p>1.34E-08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0010346" calcext:value-type="float">
            <text:p>1.03E-07</text:p>
          </table:table-cell>
        </table:table-row>
        <table:table-row table:style-name="ro1">
          <table:table-cell office:value-type="float" office:value="19.98642" calcext:value-type="float">
            <text:p>2.00E+01</text:p>
          </table:table-cell>
          <table:table-cell office:value-type="float" office:value="0.00000000003331176" calcext:value-type="float">
            <text:p>3.33E-11</text:p>
          </table:table-cell>
          <table:table-cell office:value-type="float" office:value="0.00000001213161" calcext:value-type="float">
            <text:p>1.21E-08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0011124" calcext:value-type="float">
            <text:p>1.11E-07</text:p>
          </table:table-cell>
        </table:table-row>
        <table:table-row table:style-name="ro1">
          <table:table-cell office:value-type="float" office:value="24.98487" calcext:value-type="float">
            <text:p>2.50E+01</text:p>
          </table:table-cell>
          <table:table-cell office:value-type="float" office:value="0.00000000002982396" calcext:value-type="float">
            <text:p>2.98E-11</text:p>
          </table:table-cell>
          <table:table-cell office:value-type="float" office:value="0.000000009788609" calcext:value-type="float">
            <text:p>9.79E-09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0012392" calcext:value-type="float">
            <text:p>1.24E-07</text:p>
          </table:table-cell>
        </table:table-row>
        <table:table-row table:style-name="ro1">
          <table:table-cell office:value-type="float" office:value="29.98328" calcext:value-type="float">
            <text:p>3.00E+01</text:p>
          </table:table-cell>
          <table:table-cell office:value-type="float" office:value="0.00000000002727816" calcext:value-type="float">
            <text:p>2.73E-11</text:p>
          </table:table-cell>
          <table:table-cell office:value-type="float" office:value="0.000000008262409" calcext:value-type="float">
            <text:p>8.26E-09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0013694" calcext:value-type="float">
            <text:p>1.37E-07</text:p>
          </table:table-cell>
        </table:table-row>
        <table:table-row table:style-name="ro1">
          <table:table-cell office:value-type="float" office:value="34.98185" calcext:value-type="float">
            <text:p>3.50E+01</text:p>
          </table:table-cell>
          <table:table-cell office:value-type="float" office:value="0.00000000002529966" calcext:value-type="float">
            <text:p>2.53E-11</text:p>
          </table:table-cell>
          <table:table-cell office:value-type="float" office:value="0.000000007118409" calcext:value-type="float">
            <text:p>7.12E-09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014869" calcext:value-type="float">
            <text:p>1.49E-07</text:p>
          </table:table-cell>
        </table:table-row>
        <table:table-row table:style-name="ro1">
          <table:table-cell office:value-type="float" office:value="39.98079" calcext:value-type="float">
            <text:p>4.00E+01</text:p>
          </table:table-cell>
          <table:table-cell office:value-type="float" office:value="0.00000000002367526" calcext:value-type="float">
            <text:p>2.37E-11</text:p>
          </table:table-cell>
          <table:table-cell office:value-type="float" office:value="0.000000006217609" calcext:value-type="float">
            <text:p>6.22E-09</text:p>
          </table:table-cell>
          <table:table-cell office:value-type="float" office:value="40" calcext:value-type="float">
            <text:p>4.00E+01</text:p>
          </table:table-cell>
          <table:table-cell office:value-type="float" office:value="0.00000015737" calcext:value-type="float">
            <text:p>1.57E-07</text:p>
          </table:table-cell>
        </table:table-row>
        <table:table-row table:style-name="ro1">
          <table:table-cell office:value-type="float" office:value="44.98026" calcext:value-type="float">
            <text:p>4.50E+01</text:p>
          </table:table-cell>
          <table:table-cell office:value-type="float" office:value="0.00000000002234836" calcext:value-type="float">
            <text:p>2.23E-11</text:p>
          </table:table-cell>
          <table:table-cell office:value-type="float" office:value="0.000000005543809" calcext:value-type="float">
            <text:p>5.54E-09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01617" calcext:value-type="float">
            <text:p>1.62E-07</text:p>
          </table:table-cell>
        </table:table-row>
        <table:table-row table:style-name="ro1">
          <table:table-cell office:value-type="float" office:value="49.97965" calcext:value-type="float">
            <text:p>5.00E+01</text:p>
          </table:table-cell>
          <table:table-cell office:value-type="float" office:value="0.00000000002122316" calcext:value-type="float">
            <text:p>2.12E-11</text:p>
          </table:table-cell>
          <table:table-cell office:value-type="float" office:value="0.000000004999509" calcext:value-type="float">
            <text:p>5.00E-09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0016668" calcext:value-type="float">
            <text:p>1.67E-07</text:p>
          </table:table-cell>
        </table:table-row>
        <table:table-row table:style-name="ro1">
          <table:table-cell office:value-type="float" office:value="54.97795" calcext:value-type="float">
            <text:p>5.50E+01</text:p>
          </table:table-cell>
          <table:table-cell office:value-type="float" office:value="0.00000000002025426" calcext:value-type="float">
            <text:p>2.03E-11</text:p>
          </table:table-cell>
          <table:table-cell office:value-type="float" office:value="0.000000004512409" calcext:value-type="float">
            <text:p>4.51E-09</text:p>
          </table:table-cell>
          <table:table-cell office:value-type="float" office:value="55" calcext:value-type="float">
            <text:p>5.50E+01</text:p>
          </table:table-cell>
          <table:table-cell office:value-type="float" office:value="0.00000018059" calcext:value-type="float">
            <text:p>1.81E-07</text:p>
          </table:table-cell>
        </table:table-row>
        <table:table-row table:style-name="ro1">
          <table:table-cell office:value-type="float" office:value="59.9759" calcext:value-type="float">
            <text:p>6.00E+01</text:p>
          </table:table-cell>
          <table:table-cell office:value-type="float" office:value="0.00000000001939716" calcext:value-type="float">
            <text:p>1.94E-11</text:p>
          </table:table-cell>
          <table:table-cell office:value-type="float" office:value="0.000000004161309" calcext:value-type="float">
            <text:p>4.16E-09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019743" calcext:value-type="float">
            <text:p>1.97E-07</text:p>
          </table:table-cell>
        </table:table-row>
        <table:table-row table:style-name="ro1">
          <table:table-cell office:value-type="float" office:value="64.97492" calcext:value-type="float">
            <text:p>6.50E+01</text:p>
          </table:table-cell>
          <table:table-cell office:value-type="float" office:value="0.00000000001865156" calcext:value-type="float">
            <text:p>1.87E-11</text:p>
          </table:table-cell>
          <table:table-cell office:value-type="float" office:value="0.000000003833109" calcext:value-type="float">
            <text:p>3.83E-09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0020539" calcext:value-type="float">
            <text:p>2.05E-07</text:p>
          </table:table-cell>
        </table:table-row>
        <table:table-row table:style-name="ro1">
          <table:table-cell office:value-type="float" office:value="69.97335" calcext:value-type="float">
            <text:p>7.00E+01</text:p>
          </table:table-cell>
          <table:table-cell office:value-type="float" office:value="0.00000000001798776" calcext:value-type="float">
            <text:p>1.80E-11</text:p>
          </table:table-cell>
          <table:table-cell office:value-type="float" office:value="0.000000003530809" calcext:value-type="float">
            <text:p>3.53E-09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0021826" calcext:value-type="float">
            <text:p>2.18E-07</text:p>
          </table:table-cell>
        </table:table-row>
        <table:table-row table:style-name="ro1">
          <table:table-cell office:value-type="float" office:value="74.97416" calcext:value-type="float">
            <text:p>7.50E+01</text:p>
          </table:table-cell>
          <table:table-cell office:value-type="float" office:value="0.00000000001738136" calcext:value-type="float">
            <text:p>1.74E-11</text:p>
          </table:table-cell>
          <table:table-cell office:value-type="float" office:value="0.000000003286209" calcext:value-type="float">
            <text:p>3.29E-09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0021168" calcext:value-type="float">
            <text:p>2.12E-07</text:p>
          </table:table-cell>
        </table:table-row>
        <table:table-row table:style-name="ro1">
          <table:table-cell office:value-type="float" office:value="79.97312" calcext:value-type="float">
            <text:p>8.00E+01</text:p>
          </table:table-cell>
          <table:table-cell office:value-type="float" office:value="0.00000000001684166" calcext:value-type="float">
            <text:p>1.68E-11</text:p>
          </table:table-cell>
          <table:table-cell office:value-type="float" office:value="0.000000003069609" calcext:value-type="float">
            <text:p>3.07E-09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0022015" calcext:value-type="float">
            <text:p>2.20E-07</text:p>
          </table:table-cell>
        </table:table-row>
        <table:table-row table:style-name="ro1">
          <table:table-cell office:value-type="float" office:value="84.97117" calcext:value-type="float">
            <text:p>8.50E+01</text:p>
          </table:table-cell>
          <table:table-cell office:value-type="float" office:value="0.00000000001634966" calcext:value-type="float">
            <text:p>1.63E-11</text:p>
          </table:table-cell>
          <table:table-cell office:value-type="float" office:value="0.000000002867509" calcext:value-type="float">
            <text:p>2.87E-09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023617" calcext:value-type="float">
            <text:p>2.36E-07</text:p>
          </table:table-cell>
        </table:table-row>
        <table:table-row table:style-name="ro1">
          <table:table-cell office:value-type="float" office:value="89.97071" calcext:value-type="float">
            <text:p>9.00E+01</text:p>
          </table:table-cell>
          <table:table-cell office:value-type="float" office:value="0.00000000001589346" calcext:value-type="float">
            <text:p>1.59E-11</text:p>
          </table:table-cell>
          <table:table-cell office:value-type="float" office:value="0.000000002700409" calcext:value-type="float">
            <text:p>2.70E-09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023992" calcext:value-type="float">
            <text:p>2.40E-07</text:p>
          </table:table-cell>
        </table:table-row>
        <table:table-row table:style-name="ro1">
          <table:table-cell office:value-type="float" office:value="94.96962" calcext:value-type="float">
            <text:p>9.50E+01</text:p>
          </table:table-cell>
          <table:table-cell office:value-type="float" office:value="0.00000000001547866" calcext:value-type="float">
            <text:p>1.55E-11</text:p>
          </table:table-cell>
          <table:table-cell office:value-type="float" office:value="0.000000002540209" calcext:value-type="float">
            <text:p>2.54E-09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024881" calcext:value-type="float">
            <text:p>2.49E-07</text:p>
          </table:table-cell>
        </table:table-row>
        <table:table-row table:style-name="ro1">
          <table:table-cell office:value-type="float" office:value="99.96922" calcext:value-type="float">
            <text:p>1.00E+02</text:p>
          </table:table-cell>
          <table:table-cell office:value-type="float" office:value="0.00000000001509636" calcext:value-type="float">
            <text:p>1.51E-11</text:p>
          </table:table-cell>
          <table:table-cell office:value-type="float" office:value="0.000000002408209" calcext:value-type="float">
            <text:p>2.41E-09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0025215" calcext:value-type="float">
            <text:p>2.52E-07</text:p>
          </table:table-cell>
        </table:table-row>
        <table:table-row table:style-name="ro1">
          <table:table-cell office:value-type="float" office:value="109.967" calcext:value-type="float">
            <text:p>1.10E+02</text:p>
          </table:table-cell>
          <table:table-cell office:value-type="float" office:value="0.00000000001440626" calcext:value-type="float">
            <text:p>1.44E-11</text:p>
          </table:table-cell>
          <table:table-cell office:value-type="float" office:value="0.000000002171109" calcext:value-type="float">
            <text:p>2.17E-09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0027053" calcext:value-type="float">
            <text:p>2.71E-07</text:p>
          </table:table-cell>
        </table:table-row>
        <table:table-row table:style-name="ro1">
          <table:table-cell office:value-type="float" office:value="119.9649" calcext:value-type="float">
            <text:p>1.20E+02</text:p>
          </table:table-cell>
          <table:table-cell office:value-type="float" office:value="0.00000000001380446" calcext:value-type="float">
            <text:p>1.38E-11</text:p>
          </table:table-cell>
          <table:table-cell office:value-type="float" office:value="0.000000001943309" calcext:value-type="float">
            <text:p>1.94E-09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0028764" calcext:value-type="float">
            <text:p>2.88E-07</text:p>
          </table:table-cell>
        </table:table-row>
        <table:table-row table:style-name="ro1">
          <table:table-cell office:value-type="float" office:value="129.9645" calcext:value-type="float">
            <text:p>1.30E+02</text:p>
          </table:table-cell>
          <table:table-cell office:value-type="float" office:value="0.00000000001327766" calcext:value-type="float">
            <text:p>1.33E-11</text:p>
          </table:table-cell>
          <table:table-cell office:value-type="float" office:value="0.000000001774509" calcext:value-type="float">
            <text:p>1.77E-09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0029037" calcext:value-type="float">
            <text:p>2.90E-07</text:p>
          </table:table-cell>
        </table:table-row>
        <table:table-row table:style-name="ro1">
          <table:table-cell office:value-type="float" office:value="139.9634" calcext:value-type="float">
            <text:p>1.40E+02</text:p>
          </table:table-cell>
          <table:table-cell office:value-type="float" office:value="0.00000000001280546" calcext:value-type="float">
            <text:p>1.28E-11</text:p>
          </table:table-cell>
          <table:table-cell office:value-type="float" office:value="0.000000001625709" calcext:value-type="float">
            <text:p>1.63E-09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0030014" calcext:value-type="float">
            <text:p>3.00E-07</text:p>
          </table:table-cell>
        </table:table-row>
        <table:table-row table:style-name="ro1">
          <table:table-cell office:value-type="float" office:value="149.9609" calcext:value-type="float">
            <text:p>1.50E+02</text:p>
          </table:table-cell>
          <table:table-cell office:value-type="float" office:value="0.00000000001238346" calcext:value-type="float">
            <text:p>1.24E-11</text:p>
          </table:table-cell>
          <table:table-cell office:value-type="float" office:value="0.000000001494009" calcext:value-type="float">
            <text:p>1.49E-09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0031996" calcext:value-type="float">
            <text:p>3.20E-07</text:p>
          </table:table-cell>
        </table:table-row>
        <table:table-row table:style-name="ro1">
          <table:table-cell office:value-type="float" office:value="159.959" calcext:value-type="float">
            <text:p>1.60E+02</text:p>
          </table:table-cell>
          <table:table-cell office:value-type="float" office:value="0.00000000001200166" calcext:value-type="float">
            <text:p>1.20E-11</text:p>
          </table:table-cell>
          <table:table-cell office:value-type="float" office:value="0.000000001376809" calcext:value-type="float">
            <text:p>1.38E-09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033542" calcext:value-type="float">
            <text:p>3.35E-07</text:p>
          </table:table-cell>
        </table:table-row>
        <table:table-row table:style-name="ro1">
          <table:table-cell office:value-type="float" office:value="169.9576" calcext:value-type="float">
            <text:p>1.70E+02</text:p>
          </table:table-cell>
          <table:table-cell office:value-type="float" office:value="0.00000000001165336" calcext:value-type="float">
            <text:p>1.17E-11</text:p>
          </table:table-cell>
          <table:table-cell office:value-type="float" office:value="0.000000001286109" calcext:value-type="float">
            <text:p>1.29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0034732" calcext:value-type="float">
            <text:p>3.47E-07</text:p>
          </table:table-cell>
        </table:table-row>
        <table:table-row table:style-name="ro1">
          <table:table-cell office:value-type="float" office:value="179.9567" calcext:value-type="float">
            <text:p>1.80E+02</text:p>
          </table:table-cell>
          <table:table-cell office:value-type="float" office:value="0.00000000001133706" calcext:value-type="float">
            <text:p>1.13E-11</text:p>
          </table:table-cell>
          <table:table-cell office:value-type="float" office:value="0.000000001197909" calcext:value-type="float">
            <text:p>1.20E-09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035468" calcext:value-type="float">
            <text:p>3.55E-07</text:p>
          </table:table-cell>
        </table:table-row>
        <table:table-row table:style-name="ro1">
          <table:table-cell office:value-type="float" office:value="189.9554" calcext:value-type="float">
            <text:p>1.90E+02</text:p>
          </table:table-cell>
          <table:table-cell office:value-type="float" office:value="0.00000000001104386" calcext:value-type="float">
            <text:p>1.10E-11</text:p>
          </table:table-cell>
          <table:table-cell office:value-type="float" office:value="0.000000001100809" calcext:value-type="float">
            <text:p>1.10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036557" calcext:value-type="float">
            <text:p>3.66E-07</text:p>
          </table:table-cell>
        </table:table-row>
        <table:table-row table:style-name="ro1">
          <table:table-cell office:value-type="float" office:value="199.9545" calcext:value-type="float">
            <text:p>2.00E+02</text:p>
          </table:table-cell>
          <table:table-cell office:value-type="float" office:value="0.00000000001077346" calcext:value-type="float">
            <text:p>1.08E-11</text:p>
          </table:table-cell>
          <table:table-cell office:value-type="float" office:value="0.000000001008909" calcext:value-type="float">
            <text:p>1.01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0037227" calcext:value-type="float">
            <text:p>3.72E-07</text:p>
          </table:table-cell>
        </table:table-row>
        <table:table-row table:style-name="ro1">
          <table:table-cell office:value-type="float" office:value="209.9532" calcext:value-type="float">
            <text:p>2.10E+02</text:p>
          </table:table-cell>
          <table:table-cell office:value-type="float" office:value="0.00000000001052476" calcext:value-type="float">
            <text:p>1.05E-11</text:p>
          </table:table-cell>
          <table:table-cell office:value-type="float" office:value="0.0000000009672087" calcext:value-type="float">
            <text:p>9.67E-10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003832" calcext:value-type="float">
            <text:p>3.83E-07</text:p>
          </table:table-cell>
        </table:table-row>
        <table:table-row table:style-name="ro1">
          <table:table-cell office:value-type="float" office:value="219.952" calcext:value-type="float">
            <text:p>2.20E+02</text:p>
          </table:table-cell>
          <table:table-cell office:value-type="float" office:value="0.00000000001029196" calcext:value-type="float">
            <text:p>1.03E-11</text:p>
          </table:table-cell>
          <table:table-cell office:value-type="float" office:value="0.0000000008757087" calcext:value-type="float">
            <text:p>8.76E-10</text:p>
          </table:table-cell>
          <table:table-cell office:value-type="float" office:value="220" calcext:value-type="float">
            <text:p>2.20E+02</text:p>
          </table:table-cell>
          <table:table-cell office:value-type="float" office:value="0.00000039278" calcext:value-type="float">
            <text:p>3.93E-07</text:p>
          </table:table-cell>
        </table:table-row>
        <table:table-row table:style-name="ro1">
          <table:table-cell office:value-type="float" office:value="229.9508" calcext:value-type="float">
            <text:p>2.30E+02</text:p>
          </table:table-cell>
          <table:table-cell office:value-type="float" office:value="0.00000000001007636" calcext:value-type="float">
            <text:p>1.01E-11</text:p>
          </table:table-cell>
          <table:table-cell office:value-type="float" office:value="0.0000000008334087" calcext:value-type="float">
            <text:p>8.33E-10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040329" calcext:value-type="float">
            <text:p>4.03E-07</text:p>
          </table:table-cell>
        </table:table-row>
        <table:table-row table:style-name="ro1">
          <table:table-cell office:value-type="float" office:value="239.948" calcext:value-type="float">
            <text:p>2.40E+02</text:p>
          </table:table-cell>
          <table:table-cell office:value-type="float" office:value="0.000000000009873163" calcext:value-type="float">
            <text:p>9.87E-12</text:p>
          </table:table-cell>
          <table:table-cell office:value-type="float" office:value="0.0000000007312087" calcext:value-type="float">
            <text:p>7.31E-10</text:p>
          </table:table-cell>
          <table:table-cell office:value-type="float" office:value="240" calcext:value-type="float">
            <text:p>2.40E+02</text:p>
          </table:table-cell>
          <table:table-cell office:value-type="float" office:value="0.00000042563" calcext:value-type="float">
            <text:p>4.26E-07</text:p>
          </table:table-cell>
        </table:table-row>
        <table:table-row table:style-name="ro1">
          <table:table-cell office:value-type="float" office:value="249.9474" calcext:value-type="float">
            <text:p>2.50E+02</text:p>
          </table:table-cell>
          <table:table-cell office:value-type="float" office:value="0.000000000009682963" calcext:value-type="float">
            <text:p>9.68E-12</text:p>
          </table:table-cell>
          <table:table-cell office:value-type="float" office:value="0.0000000006583087" calcext:value-type="float">
            <text:p>6.58E-10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0043117" calcext:value-type="float">
            <text:p>4.31E-07</text:p>
          </table:table-cell>
        </table:table-row>
        <table:table-row table:style-name="ro1">
          <table:table-cell office:value-type="float" office:value="259.9465" calcext:value-type="float">
            <text:p>2.60E+02</text:p>
          </table:table-cell>
          <table:table-cell office:value-type="float" office:value="0.000000000009507463" calcext:value-type="float">
            <text:p>9.51E-12</text:p>
          </table:table-cell>
          <table:table-cell office:value-type="float" office:value="0.0000000005641087" calcext:value-type="float">
            <text:p>5.64E-10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04385" calcext:value-type="float">
            <text:p>4.39E-07</text:p>
          </table:table-cell>
        </table:table-row>
        <table:table-row table:style-name="ro1">
          <table:table-cell office:value-type="float" office:value="269.9446" calcext:value-type="float">
            <text:p>2.70E+02</text:p>
          </table:table-cell>
          <table:table-cell office:value-type="float" office:value="0.000000000009356363" calcext:value-type="float">
            <text:p>9.36E-12</text:p>
          </table:table-cell>
          <table:table-cell office:value-type="float" office:value="0.0000000003361587" calcext:value-type="float">
            <text:p>3.36E-10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045371" calcext:value-type="float">
            <text:p>4.54E-07</text:p>
          </table:table-cell>
        </table:table-row>
        <table:table-row table:style-name="ro1">
          <table:table-cell office:value-type="float" office:value="279.9442" calcext:value-type="float">
            <text:p>2.80E+02</text:p>
          </table:table-cell>
          <table:table-cell office:value-type="float" office:value="0.000000000009255263" calcext:value-type="float">
            <text:p>9.26E-12</text:p>
          </table:table-cell>
          <table:table-cell office:value-type="float" office:value="0.00000000003072867" calcext:value-type="float">
            <text:p>3.07E-11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045718" calcext:value-type="float">
            <text:p>4.57E-07</text:p>
          </table:table-cell>
        </table:table-row>
        <table:table-row table:style-name="ro1">
          <table:table-cell office:value-type="float" office:value="289.9409" calcext:value-type="float">
            <text:p>2.90E+02</text:p>
          </table:table-cell>
          <table:table-cell office:value-type="float" office:value="0.000000000009205963" calcext:value-type="float">
            <text:p>9.21E-12</text:p>
          </table:table-cell>
          <table:table-cell office:value-type="float" office:value="-0.0000000001509413" calcext:value-type="float">
            <text:p>-1.51E-10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0048445" calcext:value-type="float">
            <text:p>4.84E-07</text:p>
          </table:table-cell>
        </table:table-row>
        <table:table-row table:style-name="ro1">
          <table:table-cell office:value-type="float" office:value="299.9365" calcext:value-type="float">
            <text:p>3.00E+02</text:p>
          </table:table-cell>
          <table:table-cell office:value-type="float" office:value="0.000000000009182663" calcext:value-type="float">
            <text:p>9.18E-12</text:p>
          </table:table-cell>
          <table:table-cell office:value-type="float" office:value="-0.0000000002308013" calcext:value-type="float">
            <text:p>-2.31E-10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0051987" calcext:value-type="float">
            <text:p>5.20E-07</text:p>
          </table:table-cell>
        </table:table-row>
        <table:table-row table:style-name="ro1">
          <table:table-cell office:value-type="float" office:value="309.9288" calcext:value-type="float">
            <text:p>3.10E+02</text:p>
          </table:table-cell>
          <table:table-cell office:value-type="float" office:value="0.000000000009170263" calcext:value-type="float">
            <text:p>9.17E-12</text:p>
          </table:table-cell>
          <table:table-cell office:value-type="float" office:value="-0.0000000002985613" calcext:value-type="float">
            <text:p>-2.99E-10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0058324" calcext:value-type="float">
            <text:p>5.83E-07</text:p>
          </table:table-cell>
        </table:table-row>
        <table:table-row table:style-name="ro1">
          <table:table-cell office:value-type="float" office:value="319.9177" calcext:value-type="float">
            <text:p>3.20E+02</text:p>
          </table:table-cell>
          <table:table-cell office:value-type="float" office:value="0.000000000009162863" calcext:value-type="float">
            <text:p>9.16E-12</text:p>
          </table:table-cell>
          <table:table-cell office:value-type="float" office:value="-0.0000000003394213" calcext:value-type="float">
            <text:p>-3.39E-10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006743" calcext:value-type="float">
            <text:p>6.74E-07</text:p>
          </table:table-cell>
        </table:table-row>
        <table:table-row table:style-name="ro1">
          <table:table-cell office:value-type="float" office:value="329.9025" calcext:value-type="float">
            <text:p>3.30E+02</text:p>
          </table:table-cell>
          <table:table-cell office:value-type="float" office:value="0.000000000009157863" calcext:value-type="float">
            <text:p>9.16E-12</text:p>
          </table:table-cell>
          <table:table-cell office:value-type="float" office:value="-0.0000000003858713" calcext:value-type="float">
            <text:p>-3.86E-10</text:p>
          </table:table-cell>
          <table:table-cell office:value-type="float" office:value="330" calcext:value-type="float">
            <text:p>3.30E+02</text:p>
          </table:table-cell>
          <table:table-cell office:value-type="float" office:value="0.00000079852" calcext:value-type="float">
            <text:p>7.99E-07</text:p>
          </table:table-cell>
        </table:table-row>
        <table:table-row table:style-name="ro1">
          <table:table-cell office:value-type="float" office:value="339.8782" calcext:value-type="float">
            <text:p>3.40E+02</text:p>
          </table:table-cell>
          <table:table-cell office:value-type="float" office:value="0.000000000009158563" calcext:value-type="float">
            <text:p>9.16E-12</text:p>
          </table:table-cell>
          <table:table-cell office:value-type="float" office:value="-0.0000000009889613" calcext:value-type="float">
            <text:p>-9.89E-10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0009979" calcext:value-type="float">
            <text:p>9.98E-07</text:p>
          </table:table-cell>
        </table:table-row>
        <table:table-row table:style-name="ro1">
          <table:table-cell office:value-type="float" office:value="349.8416" calcext:value-type="float">
            <text:p>3.50E+02</text:p>
          </table:table-cell>
          <table:table-cell office:value-type="float" office:value="0.000000000009155563" calcext:value-type="float">
            <text:p>9.16E-12</text:p>
          </table:table-cell>
          <table:table-cell office:value-type="float" office:value="-0.000000001002661" calcext:value-type="float">
            <text:p>-1.00E-09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0012971" calcext:value-type="float">
            <text:p>1.30E-06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332-M6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re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3748529" calcext:value-type="float">
            <text:p>3.75E-01</text:p>
          </table:table-cell>
          <table:table-cell office:value-type="float" office:value="0.0000000001163023" calcext:value-type="float">
            <text:p>1.16E-10</text:p>
          </table:table-cell>
          <table:table-cell office:value-type="float" office:value="0.000009250403" calcext:value-type="float">
            <text:p>9.25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30703" calcext:value-type="float">
            <text:p>-3.07E-06</text:p>
          </table:table-cell>
        </table:table-row>
        <table:table-row table:style-name="ro1">
          <table:table-cell office:value-type="float" office:value="0.5100395" calcext:value-type="float">
            <text:p>5.10E-01</text:p>
          </table:table-cell>
          <table:table-cell office:value-type="float" office:value="0.0000000001175523" calcext:value-type="float">
            <text:p>1.18E-10</text:p>
          </table:table-cell>
          <table:table-cell office:value-type="float" office:value="0.000005734653" calcext:value-type="float">
            <text:p>5.73E-06</text:p>
          </table:table-cell>
          <table:table-cell office:value-type="float" office:value="0.5" calcext:value-type="float">
            <text:p>5.00E-01</text:p>
          </table:table-cell>
          <table:table-cell office:value-type="float" office:value="-0.00000008223" calcext:value-type="float">
            <text:p>-8.22E-08</text:p>
          </table:table-cell>
        </table:table-row>
        <table:table-row table:style-name="ro1">
          <table:table-cell office:value-type="float" office:value="0.885565" calcext:value-type="float">
            <text:p>8.86E-01</text:p>
          </table:table-cell>
          <table:table-cell office:value-type="float" office:value="0.0000000001031543" calcext:value-type="float">
            <text:p>1.03E-10</text:p>
          </table:table-cell>
          <table:table-cell office:value-type="float" office:value="0.000002427193" calcext:value-type="float">
            <text:p>2.43E-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9373" calcext:value-type="float">
            <text:p>9.37E-07</text:p>
          </table:table-cell>
        </table:table-row>
        <table:table-row table:style-name="ro1">
          <table:table-cell office:value-type="float" office:value="1.370133" calcext:value-type="float">
            <text:p>1.37E+00</text:p>
          </table:table-cell>
          <table:table-cell office:value-type="float" office:value="0.00000000008989226" calcext:value-type="float">
            <text:p>8.99E-11</text:p>
          </table:table-cell>
          <table:table-cell office:value-type="float" office:value="0.000001731673" calcext:value-type="float">
            <text:p>1.73E-06</text:p>
          </table:table-cell>
          <table:table-cell office:value-type="float" office:value="1.5" calcext:value-type="float">
            <text:p>1.50E+00</text:p>
          </table:table-cell>
          <table:table-cell office:value-type="float" office:value="0.0000010637" calcext:value-type="float">
            <text:p>1.06E-06</text:p>
          </table:table-cell>
        </table:table-row>
        <table:table-row table:style-name="ro1">
          <table:table-cell office:value-type="float" office:value="1.855543" calcext:value-type="float">
            <text:p>1.86E+00</text:p>
          </table:table-cell>
          <table:table-cell office:value-type="float" office:value="0.00000000008007826" calcext:value-type="float">
            <text:p>8.01E-11</text:p>
          </table:table-cell>
          <table:table-cell office:value-type="float" office:value="0.000001346563" calcext:value-type="float">
            <text:p>1.35E-06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11832" calcext:value-type="float">
            <text:p>1.18E-06</text:p>
          </table:table-cell>
        </table:table-row>
        <table:table-row table:style-name="ro1">
          <table:table-cell office:value-type="float" office:value="2.830222" calcext:value-type="float">
            <text:p>2.83E+00</text:p>
          </table:table-cell>
          <table:table-cell office:value-type="float" office:value="0.00000000006905426" calcext:value-type="float">
            <text:p>6.91E-11</text:p>
          </table:table-cell>
          <table:table-cell office:value-type="float" office:value="0.000001006623" calcext:value-type="float">
            <text:p>1.01E-06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13906" calcext:value-type="float">
            <text:p>1.39E-06</text:p>
          </table:table-cell>
        </table:table-row>
        <table:table-row table:style-name="ro1">
          <table:table-cell office:value-type="float" office:value="3.812616" calcext:value-type="float">
            <text:p>3.81E+00</text:p>
          </table:table-cell>
          <table:table-cell office:value-type="float" office:value="0.00000000006174226" calcext:value-type="float">
            <text:p>6.17E-11</text:p>
          </table:table-cell>
          <table:table-cell office:value-type="float" office:value="0.0000008255488" calcext:value-type="float">
            <text:p>8.26E-07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15348" calcext:value-type="float">
            <text:p>1.53E-06</text:p>
          </table:table-cell>
        </table:table-row>
        <table:table-row table:style-name="ro1">
          <table:table-cell office:value-type="float" office:value="4.794632" calcext:value-type="float">
            <text:p>4.79E+00</text:p>
          </table:table-cell>
          <table:table-cell office:value-type="float" office:value="0.00000000005631416" calcext:value-type="float">
            <text:p>5.63E-11</text:p>
          </table:table-cell>
          <table:table-cell office:value-type="float" office:value="0.0000007125158" calcext:value-type="float">
            <text:p>7.13E-07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16821" calcext:value-type="float">
            <text:p>1.68E-06</text:p>
          </table:table-cell>
        </table:table-row>
        <table:table-row table:style-name="ro1">
          <table:table-cell office:value-type="float" office:value="5.777186" calcext:value-type="float">
            <text:p>5.78E+00</text:p>
          </table:table-cell>
          <table:table-cell office:value-type="float" office:value="0.00000000005167336" calcext:value-type="float">
            <text:p>5.17E-11</text:p>
          </table:table-cell>
          <table:table-cell office:value-type="float" office:value="0.0000006315358" calcext:value-type="float">
            <text:p>6.32E-07</text:p>
          </table:table-cell>
          <table:table-cell office:value-type="float" office:value="6" calcext:value-type="float">
            <text:p>6.00E+00</text:p>
          </table:table-cell>
          <table:table-cell office:value-type="float" office:value="0.000001825" calcext:value-type="float">
            <text:p>1.83E-06</text:p>
          </table:table-cell>
        </table:table-row>
        <table:table-row table:style-name="ro1">
          <table:table-cell office:value-type="float" office:value="6.763121" calcext:value-type="float">
            <text:p>6.76E+00</text:p>
          </table:table-cell>
          <table:table-cell office:value-type="float" office:value="0.00000000004798256" calcext:value-type="float">
            <text:p>4.80E-11</text:p>
          </table:table-cell>
          <table:table-cell office:value-type="float" office:value="0.0000005779018" calcext:value-type="float">
            <text:p>5.78E-07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19402" calcext:value-type="float">
            <text:p>1.94E-06</text:p>
          </table:table-cell>
        </table:table-row>
        <table:table-row table:style-name="ro1">
          <table:table-cell office:value-type="float" office:value="7.749166" calcext:value-type="float">
            <text:p>7.75E+00</text:p>
          </table:table-cell>
          <table:table-cell office:value-type="float" office:value="0.00000000004465306" calcext:value-type="float">
            <text:p>4.47E-11</text:p>
          </table:table-cell>
          <table:table-cell office:value-type="float" office:value="0.0000005324048" calcext:value-type="float">
            <text:p>5.32E-07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20545" calcext:value-type="float">
            <text:p>2.05E-06</text:p>
          </table:table-cell>
        </table:table-row>
        <table:table-row table:style-name="ro1">
          <table:table-cell office:value-type="float" office:value="8.736774" calcext:value-type="float">
            <text:p>8.74E+00</text:p>
          </table:table-cell>
          <table:table-cell office:value-type="float" office:value="0.00000000004164526" calcext:value-type="float">
            <text:p>4.16E-11</text:p>
          </table:table-cell>
          <table:table-cell office:value-type="float" office:value="0.0000004798478" calcext:value-type="float">
            <text:p>4.80E-07</text:p>
          </table:table-cell>
          <table:table-cell office:value-type="float" office:value="9" calcext:value-type="float">
            <text:p>9.00E+00</text:p>
          </table:table-cell>
          <table:table-cell office:value-type="float" office:value="0.000002156" calcext:value-type="float">
            <text:p>2.16E-06</text:p>
          </table:table-cell>
        </table:table-row>
        <table:table-row table:style-name="ro1">
          <table:table-cell office:value-type="float" office:value="9.722563" calcext:value-type="float">
            <text:p>9.72E+00</text:p>
          </table:table-cell>
          <table:table-cell office:value-type="float" office:value="0.00000000003899436" calcext:value-type="float">
            <text:p>3.90E-11</text:p>
          </table:table-cell>
          <table:table-cell office:value-type="float" office:value="0.0000004119798" calcext:value-type="float">
            <text:p>4.12E-07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022724" calcext:value-type="float">
            <text:p>2.27E-06</text:p>
          </table:table-cell>
        </table:table-row>
        <table:table-row table:style-name="ro1">
          <table:table-cell office:value-type="float" office:value="11.70089" calcext:value-type="float">
            <text:p>1.17E+01</text:p>
          </table:table-cell>
          <table:table-cell office:value-type="float" office:value="0.00000000003564576" calcext:value-type="float">
            <text:p>3.56E-11</text:p>
          </table:table-cell>
          <table:table-cell office:value-type="float" office:value="0.0000003399048" calcext:value-type="float">
            <text:p>3.40E-07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24499" calcext:value-type="float">
            <text:p>2.45E-06</text:p>
          </table:table-cell>
        </table:table-row>
        <table:table-row table:style-name="ro1">
          <table:table-cell office:value-type="float" office:value="13.67854" calcext:value-type="float">
            <text:p>1.37E+01</text:p>
          </table:table-cell>
          <table:table-cell office:value-type="float" office:value="0.00000000003303496" calcext:value-type="float">
            <text:p>3.30E-11</text:p>
          </table:table-cell>
          <table:table-cell office:value-type="float" office:value="0.0000002995358" calcext:value-type="float">
            <text:p>3.00E-07</text:p>
          </table:table-cell>
          <table:table-cell office:value-type="float" office:value="14" calcext:value-type="float">
            <text:p>1.40E+01</text:p>
          </table:table-cell>
          <table:table-cell office:value-type="float" office:value="0.000002633" calcext:value-type="float">
            <text:p>2.63E-06</text:p>
          </table:table-cell>
        </table:table-row>
        <table:table-row table:style-name="ro1">
          <table:table-cell office:value-type="float" office:value="15.65753" calcext:value-type="float">
            <text:p>1.57E+01</text:p>
          </table:table-cell>
          <table:table-cell office:value-type="float" office:value="0.00000000003099806" calcext:value-type="float">
            <text:p>3.10E-11</text:p>
          </table:table-cell>
          <table:table-cell office:value-type="float" office:value="0.0000002700088" calcext:value-type="float">
            <text:p>2.70E-07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028051" calcext:value-type="float">
            <text:p>2.81E-06</text:p>
          </table:table-cell>
        </table:table-row>
        <table:table-row table:style-name="ro1">
          <table:table-cell office:value-type="float" office:value="17.63898" calcext:value-type="float">
            <text:p>1.76E+01</text:p>
          </table:table-cell>
          <table:table-cell office:value-type="float" office:value="0.00000000002924076" calcext:value-type="float">
            <text:p>2.92E-11</text:p>
          </table:table-cell>
          <table:table-cell office:value-type="float" office:value="0.0000002458568" calcext:value-type="float">
            <text:p>2.46E-07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02957" calcext:value-type="float">
            <text:p>2.96E-06</text:p>
          </table:table-cell>
        </table:table-row>
        <table:table-row table:style-name="ro1">
          <table:table-cell office:value-type="float" office:value="19.62089" calcext:value-type="float">
            <text:p>1.96E+01</text:p>
          </table:table-cell>
          <table:table-cell office:value-type="float" office:value="0.00000000002780196" calcext:value-type="float">
            <text:p>2.78E-11</text:p>
          </table:table-cell>
          <table:table-cell office:value-type="float" office:value="0.0000002268998" calcext:value-type="float">
            <text:p>2.27E-07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031052" calcext:value-type="float">
            <text:p>3.11E-06</text:p>
          </table:table-cell>
        </table:table-row>
        <table:table-row table:style-name="ro1">
          <table:table-cell office:value-type="float" office:value="24.57824" calcext:value-type="float">
            <text:p>2.46E+01</text:p>
          </table:table-cell>
          <table:table-cell office:value-type="float" office:value="0.00000000002490116" calcext:value-type="float">
            <text:p>2.49E-11</text:p>
          </table:table-cell>
          <table:table-cell office:value-type="float" office:value="0.0000001910018" calcext:value-type="float">
            <text:p>1.91E-07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034545" calcext:value-type="float">
            <text:p>3.45E-06</text:p>
          </table:table-cell>
        </table:table-row>
        <table:table-row table:style-name="ro1">
          <table:table-cell office:value-type="float" office:value="29.54045" calcext:value-type="float">
            <text:p>2.95E+01</text:p>
          </table:table-cell>
          <table:table-cell office:value-type="float" office:value="0.00000000002278406" calcext:value-type="float">
            <text:p>2.28E-11</text:p>
          </table:table-cell>
          <table:table-cell office:value-type="float" office:value="0.0000001666338" calcext:value-type="float">
            <text:p>1.67E-07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03764" calcext:value-type="float">
            <text:p>3.76E-06</text:p>
          </table:table-cell>
        </table:table-row>
        <table:table-row table:style-name="ro1">
          <table:table-cell office:value-type="float" office:value="34.50701" calcext:value-type="float">
            <text:p>3.45E+01</text:p>
          </table:table-cell>
          <table:table-cell office:value-type="float" office:value="0.00000000002113876" calcext:value-type="float">
            <text:p>2.11E-11</text:p>
          </table:table-cell>
          <table:table-cell office:value-type="float" office:value="0.0000001487728" calcext:value-type="float">
            <text:p>1.49E-07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40379" calcext:value-type="float">
            <text:p>4.04E-06</text:p>
          </table:table-cell>
        </table:table-row>
        <table:table-row table:style-name="ro1">
          <table:table-cell office:value-type="float" office:value="39.47413" calcext:value-type="float">
            <text:p>3.95E+01</text:p>
          </table:table-cell>
          <table:table-cell office:value-type="float" office:value="0.00000000001978946" calcext:value-type="float">
            <text:p>1.98E-11</text:p>
          </table:table-cell>
          <table:table-cell office:value-type="float" office:value="0.0000001347868" calcext:value-type="float">
            <text:p>1.35E-07</text:p>
          </table:table-cell>
          <table:table-cell office:value-type="float" office:value="40" calcext:value-type="float">
            <text:p>4.00E+01</text:p>
          </table:table-cell>
          <table:table-cell office:value-type="float" office:value="0.0000043072" calcext:value-type="float">
            <text:p>4.31E-06</text:p>
          </table:table-cell>
        </table:table-row>
        <table:table-row table:style-name="ro1">
          <table:table-cell office:value-type="float" office:value="44.44217" calcext:value-type="float">
            <text:p>4.44E+01</text:p>
          </table:table-cell>
          <table:table-cell office:value-type="float" office:value="0.00000000001868726" calcext:value-type="float">
            <text:p>1.87E-11</text:p>
          </table:table-cell>
          <table:table-cell office:value-type="float" office:value="0.0000001238038" calcext:value-type="float">
            <text:p>1.24E-07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4569" calcext:value-type="float">
            <text:p>4.57E-06</text:p>
          </table:table-cell>
        </table:table-row>
        <table:table-row table:style-name="ro1">
          <table:table-cell office:value-type="float" office:value="49.41518" calcext:value-type="float">
            <text:p>4.94E+01</text:p>
          </table:table-cell>
          <table:table-cell office:value-type="float" office:value="0.00000000001775276" calcext:value-type="float">
            <text:p>1.78E-11</text:p>
          </table:table-cell>
          <table:table-cell office:value-type="float" office:value="0.0000001147708" calcext:value-type="float">
            <text:p>1.15E-07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047901" calcext:value-type="float">
            <text:p>4.79E-06</text:p>
          </table:table-cell>
        </table:table-row>
        <table:table-row table:style-name="ro1">
          <table:table-cell office:value-type="float" office:value="54.38719" calcext:value-type="float">
            <text:p>5.44E+01</text:p>
          </table:table-cell>
          <table:table-cell office:value-type="float" office:value="0.00000000001694786" calcext:value-type="float">
            <text:p>1.69E-11</text:p>
          </table:table-cell>
          <table:table-cell office:value-type="float" office:value="0.0000001072268" calcext:value-type="float">
            <text:p>1.07E-07</text:p>
          </table:table-cell>
          <table:table-cell office:value-type="float" office:value="55" calcext:value-type="float">
            <text:p>5.50E+01</text:p>
          </table:table-cell>
          <table:table-cell office:value-type="float" office:value="0.0000050193" calcext:value-type="float">
            <text:p>5.02E-06</text:p>
          </table:table-cell>
        </table:table-row>
        <table:table-row table:style-name="ro1">
          <table:table-cell office:value-type="float" office:value="59.35964" calcext:value-type="float">
            <text:p>5.94E+01</text:p>
          </table:table-cell>
          <table:table-cell office:value-type="float" office:value="0.00000000001623506" calcext:value-type="float">
            <text:p>1.62E-11</text:p>
          </table:table-cell>
          <table:table-cell office:value-type="float" office:value="0.0000001006458" calcext:value-type="float">
            <text:p>1.01E-07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5245" calcext:value-type="float">
            <text:p>5.25E-06</text:p>
          </table:table-cell>
        </table:table-row>
        <table:table-row table:style-name="ro1">
          <table:table-cell office:value-type="float" office:value="64.33461" calcext:value-type="float">
            <text:p>6.43E+01</text:p>
          </table:table-cell>
          <table:table-cell office:value-type="float" office:value="0.00000000001561396" calcext:value-type="float">
            <text:p>1.56E-11</text:p>
          </table:table-cell>
          <table:table-cell office:value-type="float" office:value="0.00000009501081" calcext:value-type="float">
            <text:p>9.50E-08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0545" calcext:value-type="float">
            <text:p>5.45E-06</text:p>
          </table:table-cell>
        </table:table-row>
        <table:table-row table:style-name="ro1">
          <table:table-cell office:value-type="float" office:value="69.31061" calcext:value-type="float">
            <text:p>6.93E+01</text:p>
          </table:table-cell>
          <table:table-cell office:value-type="float" office:value="0.00000000001506066" calcext:value-type="float">
            <text:p>1.51E-11</text:p>
          </table:table-cell>
          <table:table-cell office:value-type="float" office:value="0.00000009002151" calcext:value-type="float">
            <text:p>9.00E-08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056466" calcext:value-type="float">
            <text:p>5.65E-06</text:p>
          </table:table-cell>
        </table:table-row>
        <table:table-row table:style-name="ro1">
          <table:table-cell office:value-type="float" office:value="74.28626" calcext:value-type="float">
            <text:p>7.43E+01</text:p>
          </table:table-cell>
          <table:table-cell office:value-type="float" office:value="0.00000000001455286" calcext:value-type="float">
            <text:p>1.46E-11</text:p>
          </table:table-cell>
          <table:table-cell office:value-type="float" office:value="0.00000008549361" calcext:value-type="float">
            <text:p>8.55E-08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05846" calcext:value-type="float">
            <text:p>5.85E-06</text:p>
          </table:table-cell>
        </table:table-row>
        <table:table-row table:style-name="ro1">
          <table:table-cell office:value-type="float" office:value="79.26321" calcext:value-type="float">
            <text:p>7.93E+01</text:p>
          </table:table-cell>
          <table:table-cell office:value-type="float" office:value="0.00000000001409916" calcext:value-type="float">
            <text:p>1.41E-11</text:p>
          </table:table-cell>
          <table:table-cell office:value-type="float" office:value="0.00000008144701" calcext:value-type="float">
            <text:p>8.14E-08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060348" calcext:value-type="float">
            <text:p>6.03E-06</text:p>
          </table:table-cell>
        </table:table-row>
        <table:table-row table:style-name="ro1">
          <table:table-cell office:value-type="float" office:value="84.24125" calcext:value-type="float">
            <text:p>8.42E+01</text:p>
          </table:table-cell>
          <table:table-cell office:value-type="float" office:value="0.00000000001368276" calcext:value-type="float">
            <text:p>1.37E-11</text:p>
          </table:table-cell>
          <table:table-cell office:value-type="float" office:value="0.00000007769241" calcext:value-type="float">
            <text:p>7.77E-08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62147" calcext:value-type="float">
            <text:p>6.21E-06</text:p>
          </table:table-cell>
        </table:table-row>
        <table:table-row table:style-name="ro1">
          <table:table-cell office:value-type="float" office:value="89.21904" calcext:value-type="float">
            <text:p>8.92E+01</text:p>
          </table:table-cell>
          <table:table-cell office:value-type="float" office:value="0.00000000001329336" calcext:value-type="float">
            <text:p>1.33E-11</text:p>
          </table:table-cell>
          <table:table-cell office:value-type="float" office:value="0.00000007411511" calcext:value-type="float">
            <text:p>7.41E-08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63966" calcext:value-type="float">
            <text:p>6.40E-06</text:p>
          </table:table-cell>
        </table:table-row>
        <table:table-row table:style-name="ro1">
          <table:table-cell office:value-type="float" office:value="94.19778" calcext:value-type="float">
            <text:p>9.42E+01</text:p>
          </table:table-cell>
          <table:table-cell office:value-type="float" office:value="0.00000000001293546" calcext:value-type="float">
            <text:p>1.29E-11</text:p>
          </table:table-cell>
          <table:table-cell office:value-type="float" office:value="0.00000007076901" calcext:value-type="float">
            <text:p>7.08E-08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65707" calcext:value-type="float">
            <text:p>6.57E-06</text:p>
          </table:table-cell>
        </table:table-row>
        <table:table-row table:style-name="ro1">
          <table:table-cell office:value-type="float" office:value="99.17827" calcext:value-type="float">
            <text:p>9.92E+01</text:p>
          </table:table-cell>
          <table:table-cell office:value-type="float" office:value="0.00000000001260106" calcext:value-type="float">
            <text:p>1.26E-11</text:p>
          </table:table-cell>
          <table:table-cell office:value-type="float" office:value="0.00000006754381" calcext:value-type="float">
            <text:p>6.75E-08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067305" calcext:value-type="float">
            <text:p>6.73E-06</text:p>
          </table:table-cell>
        </table:table-row>
        <table:table-row table:style-name="ro1">
          <table:table-cell office:value-type="float" office:value="109.1386" calcext:value-type="float">
            <text:p>1.09E+02</text:p>
          </table:table-cell>
          <table:table-cell office:value-type="float" office:value="0.00000000001197566" calcext:value-type="float">
            <text:p>1.20E-11</text:p>
          </table:table-cell>
          <table:table-cell office:value-type="float" office:value="0.00000006107191" calcext:value-type="float">
            <text:p>6.11E-08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070551" calcext:value-type="float">
            <text:p>7.06E-06</text:p>
          </table:table-cell>
        </table:table-row>
        <table:table-row table:style-name="ro1">
          <table:table-cell office:value-type="float" office:value="119.1062" calcext:value-type="float">
            <text:p>1.19E+02</text:p>
          </table:table-cell>
          <table:table-cell office:value-type="float" office:value="0.00000000001139616" calcext:value-type="float">
            <text:p>1.14E-11</text:p>
          </table:table-cell>
          <table:table-cell office:value-type="float" office:value="0.00000005432451" calcext:value-type="float">
            <text:p>5.43E-08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073209" calcext:value-type="float">
            <text:p>7.32E-06</text:p>
          </table:table-cell>
        </table:table-row>
        <table:table-row table:style-name="ro1">
          <table:table-cell office:value-type="float" office:value="129.0744" calcext:value-type="float">
            <text:p>1.29E+02</text:p>
          </table:table-cell>
          <table:table-cell office:value-type="float" office:value="0.00000000001083976" calcext:value-type="float">
            <text:p>1.08E-11</text:p>
          </table:table-cell>
          <table:table-cell office:value-type="float" office:value="0.00000004624741" calcext:value-type="float">
            <text:p>4.62E-08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07581" calcext:value-type="float">
            <text:p>7.58E-06</text:p>
          </table:table-cell>
        </table:table-row>
        <table:table-row table:style-name="ro1">
          <table:table-cell office:value-type="float" office:value="139.0462" calcext:value-type="float">
            <text:p>1.39E+02</text:p>
          </table:table-cell>
          <table:table-cell office:value-type="float" office:value="0.00000000001030676" calcext:value-type="float">
            <text:p>1.03E-11</text:p>
          </table:table-cell>
          <table:table-cell office:value-type="float" office:value="0.00000003580891" calcext:value-type="float">
            <text:p>3.58E-08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078124" calcext:value-type="float">
            <text:p>7.81E-06</text:p>
          </table:table-cell>
        </table:table-row>
        <table:table-row table:style-name="ro1">
          <table:table-cell office:value-type="float" office:value="149.0237" calcext:value-type="float">
            <text:p>1.49E+02</text:p>
          </table:table-cell>
          <table:table-cell office:value-type="float" office:value="0.000000000009870363" calcext:value-type="float">
            <text:p>9.87E-12</text:p>
          </table:table-cell>
          <table:table-cell office:value-type="float" office:value="0.00000002474441" calcext:value-type="float">
            <text:p>2.47E-08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079967" calcext:value-type="float">
            <text:p>8.00E-06</text:p>
          </table:table-cell>
        </table:table-row>
        <table:table-row table:style-name="ro1">
          <table:table-cell office:value-type="float" office:value="159.0069" calcext:value-type="float">
            <text:p>1.59E+02</text:p>
          </table:table-cell>
          <table:table-cell office:value-type="float" office:value="0.000000000009567963" calcext:value-type="float">
            <text:p>9.57E-12</text:p>
          </table:table-cell>
          <table:table-cell office:value-type="float" office:value="0.00000001581851" calcext:value-type="float">
            <text:p>1.58E-08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81343" calcext:value-type="float">
            <text:p>8.13E-06</text:p>
          </table:table-cell>
        </table:table-row>
        <table:table-row table:style-name="ro1">
          <table:table-cell office:value-type="float" office:value="168.9914" calcext:value-type="float">
            <text:p>1.69E+02</text:p>
          </table:table-cell>
          <table:table-cell office:value-type="float" office:value="0.000000000009384163" calcext:value-type="float">
            <text:p>9.38E-12</text:p>
          </table:table-cell>
          <table:table-cell office:value-type="float" office:value="0.000000009861109" calcext:value-type="float">
            <text:p>9.86E-09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082614" calcext:value-type="float">
            <text:p>8.26E-06</text:p>
          </table:table-cell>
        </table:table-row>
        <table:table-row table:style-name="ro1">
          <table:table-cell office:value-type="float" office:value="178.9811" calcext:value-type="float">
            <text:p>1.79E+02</text:p>
          </table:table-cell>
          <table:table-cell office:value-type="float" office:value="0.000000000009285163" calcext:value-type="float">
            <text:p>9.29E-12</text:p>
          </table:table-cell>
          <table:table-cell office:value-type="float" office:value="0.000000006277209" calcext:value-type="float">
            <text:p>6.28E-09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83454" calcext:value-type="float">
            <text:p>8.35E-06</text:p>
          </table:table-cell>
        </table:table-row>
        <table:table-row table:style-name="ro1">
          <table:table-cell office:value-type="float" office:value="188.972" calcext:value-type="float">
            <text:p>1.89E+02</text:p>
          </table:table-cell>
          <table:table-cell office:value-type="float" office:value="0.000000000009237063" calcext:value-type="float">
            <text:p>9.24E-12</text:p>
          </table:table-cell>
          <table:table-cell office:value-type="float" office:value="0.000000004244909" calcext:value-type="float">
            <text:p>4.24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84204" calcext:value-type="float">
            <text:p>8.42E-06</text:p>
          </table:table-cell>
        </table:table-row>
        <table:table-row table:style-name="ro1">
          <table:table-cell office:value-type="float" office:value="198.9651" calcext:value-type="float">
            <text:p>1.99E+02</text:p>
          </table:table-cell>
          <table:table-cell office:value-type="float" office:value="0.000000000009215363" calcext:value-type="float">
            <text:p>9.22E-12</text:p>
          </table:table-cell>
          <table:table-cell office:value-type="float" office:value="0.000000003161409" calcext:value-type="float">
            <text:p>3.16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084764" calcext:value-type="float">
            <text:p>8.48E-06</text:p>
          </table:table-cell>
        </table:table-row>
        <table:table-row table:style-name="ro1">
          <table:table-cell office:value-type="float" office:value="208.9564" calcext:value-type="float">
            <text:p>2.09E+02</text:p>
          </table:table-cell>
          <table:table-cell office:value-type="float" office:value="0.000000000009204763" calcext:value-type="float">
            <text:p>9.20E-12</text:p>
          </table:table-cell>
          <table:table-cell office:value-type="float" office:value="0.000000002629409" calcext:value-type="float">
            <text:p>2.63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085478" calcext:value-type="float">
            <text:p>8.55E-06</text:p>
          </table:table-cell>
        </table:table-row>
        <table:table-row table:style-name="ro1">
          <table:table-cell office:value-type="float" office:value="218.951" calcext:value-type="float">
            <text:p>2.19E+02</text:p>
          </table:table-cell>
          <table:table-cell office:value-type="float" office:value="0.000000000009198363" calcext:value-type="float">
            <text:p>9.20E-12</text:p>
          </table:table-cell>
          <table:table-cell office:value-type="float" office:value="0.000000002304209" calcext:value-type="float">
            <text:p>2.30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0.0000085923" calcext:value-type="float">
            <text:p>8.59E-06</text:p>
          </table:table-cell>
        </table:table-row>
        <table:table-row table:style-name="ro1">
          <table:table-cell office:value-type="float" office:value="228.9447" calcext:value-type="float">
            <text:p>2.29E+02</text:p>
          </table:table-cell>
          <table:table-cell office:value-type="float" office:value="0.000000000009194063" calcext:value-type="float">
            <text:p>9.19E-12</text:p>
          </table:table-cell>
          <table:table-cell office:value-type="float" office:value="0.000000002131009" calcext:value-type="float">
            <text:p>2.13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86439" calcext:value-type="float">
            <text:p>8.64E-06</text:p>
          </table:table-cell>
        </table:table-row>
        <table:table-row table:style-name="ro1">
          <table:table-cell office:value-type="float" office:value="238.9388" calcext:value-type="float">
            <text:p>2.39E+02</text:p>
          </table:table-cell>
          <table:table-cell office:value-type="float" office:value="0.000000000009190863" calcext:value-type="float">
            <text:p>9.19E-12</text:p>
          </table:table-cell>
          <table:table-cell office:value-type="float" office:value="0.000000001968109" calcext:value-type="float">
            <text:p>1.97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0.0000086922" calcext:value-type="float">
            <text:p>8.69E-06</text:p>
          </table:table-cell>
        </table:table-row>
        <table:table-row table:style-name="ro1">
          <table:table-cell office:value-type="float" office:value="248.9333" calcext:value-type="float">
            <text:p>2.49E+02</text:p>
          </table:table-cell>
          <table:table-cell office:value-type="float" office:value="0.000000000009188663" calcext:value-type="float">
            <text:p>9.19E-12</text:p>
          </table:table-cell>
          <table:table-cell office:value-type="float" office:value="0.000000001889909" calcext:value-type="float">
            <text:p>1.89E-09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087368" calcext:value-type="float">
            <text:p>8.74E-06</text:p>
          </table:table-cell>
        </table:table-row>
        <table:table-row table:style-name="ro1">
          <table:table-cell office:value-type="float" office:value="258.9294" calcext:value-type="float">
            <text:p>2.59E+02</text:p>
          </table:table-cell>
          <table:table-cell office:value-type="float" office:value="0.000000000009186563" calcext:value-type="float">
            <text:p>9.19E-12</text:p>
          </table:table-cell>
          <table:table-cell office:value-type="float" office:value="0.000000001830309" calcext:value-type="float">
            <text:p>1.83E-09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8769" calcext:value-type="float">
            <text:p>8.77E-06</text:p>
          </table:table-cell>
        </table:table-row>
        <table:table-row table:style-name="ro1">
          <table:table-cell office:value-type="float" office:value="268.9241" calcext:value-type="float">
            <text:p>2.69E+02</text:p>
          </table:table-cell>
          <table:table-cell office:value-type="float" office:value="0.000000000009184763" calcext:value-type="float">
            <text:p>9.18E-12</text:p>
          </table:table-cell>
          <table:table-cell office:value-type="float" office:value="0.000000001783909" calcext:value-type="float">
            <text:p>1.78E-09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88123" calcext:value-type="float">
            <text:p>8.81E-06</text:p>
          </table:table-cell>
        </table:table-row>
        <table:table-row table:style-name="ro1">
          <table:table-cell office:value-type="float" office:value="278.914" calcext:value-type="float">
            <text:p>2.79E+02</text:p>
          </table:table-cell>
          <table:table-cell office:value-type="float" office:value="0.000000000009183463" calcext:value-type="float">
            <text:p>9.18E-12</text:p>
          </table:table-cell>
          <table:table-cell office:value-type="float" office:value="0.000000001728309" calcext:value-type="float">
            <text:p>1.73E-09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8895" calcext:value-type="float">
            <text:p>8.90E-06</text:p>
          </table:table-cell>
        </table:table-row>
        <table:table-row table:style-name="ro1">
          <table:table-cell office:value-type="float" office:value="288.8724" calcext:value-type="float">
            <text:p>2.89E+02</text:p>
          </table:table-cell>
          <table:table-cell office:value-type="float" office:value="0.000000000009184563" calcext:value-type="float">
            <text:p>9.18E-12</text:p>
          </table:table-cell>
          <table:table-cell office:value-type="float" office:value="0.000000001737309" calcext:value-type="float">
            <text:p>1.74E-09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09236" calcext:value-type="float">
            <text:p>9.24E-06</text:p>
          </table:table-cell>
        </table:table-row>
        <table:table-row table:style-name="ro1">
          <table:table-cell office:value-type="float" office:value="298.6209" calcext:value-type="float">
            <text:p>2.99E+02</text:p>
          </table:table-cell>
          <table:table-cell office:value-type="float" office:value="0.000000000009179163" calcext:value-type="float">
            <text:p>9.18E-12</text:p>
          </table:table-cell>
          <table:table-cell office:value-type="float" office:value="0.000000001725109" calcext:value-type="float">
            <text:p>1.73E-09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11296" calcext:value-type="float">
            <text:p>1.13E-05</text:p>
          </table:table-cell>
        </table:table-row>
        <table:table-row table:style-name="ro1">
          <table:table-cell office:value-type="float" office:value="307.6899" calcext:value-type="float">
            <text:p>3.08E+02</text:p>
          </table:table-cell>
          <table:table-cell office:value-type="float" office:value="0.000000000009169463" calcext:value-type="float">
            <text:p>9.17E-12</text:p>
          </table:table-cell>
          <table:table-cell office:value-type="float" office:value="0.000000001755709" calcext:value-type="float">
            <text:p>1.76E-09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18921" calcext:value-type="float">
            <text:p>1.89E-05</text:p>
          </table:table-cell>
        </table:table-row>
        <table:table-row table:style-name="ro1">
          <table:table-cell office:value-type="float" office:value="315.6995" calcext:value-type="float">
            <text:p>3.16E+02</text:p>
          </table:table-cell>
          <table:table-cell office:value-type="float" office:value="0.000000000009160963" calcext:value-type="float">
            <text:p>9.16E-12</text:p>
          </table:table-cell>
          <table:table-cell office:value-type="float" office:value="0.000000001759709" calcext:value-type="float">
            <text:p>1.76E-09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35224" calcext:value-type="float">
            <text:p>3.52E-05</text:p>
          </table:table-cell>
        </table:table-row>
        <table:table-row table:style-name="ro1">
          <table:table-cell office:value-type="float" office:value="323.0143" calcext:value-type="float">
            <text:p>3.23E+02</text:p>
          </table:table-cell>
          <table:table-cell office:value-type="float" office:value="0.000000000009154263" calcext:value-type="float">
            <text:p>9.15E-12</text:p>
          </table:table-cell>
          <table:table-cell office:value-type="float" office:value="0.000000001752309" calcext:value-type="float">
            <text:p>1.75E-09</text:p>
          </table:table-cell>
          <table:table-cell office:value-type="float" office:value="330" calcext:value-type="float">
            <text:p>3.30E+02</text:p>
          </table:table-cell>
          <table:table-cell office:value-type="float" office:value="0.000057218" calcext:value-type="float">
            <text:p>5.72E-05</text:p>
          </table:table-cell>
        </table:table-row>
        <table:table-row table:style-name="ro1">
          <table:table-cell office:value-type="float" office:value="329.7471" calcext:value-type="float">
            <text:p>3.30E+02</text:p>
          </table:table-cell>
          <table:table-cell office:value-type="float" office:value="0.000000000009148863" calcext:value-type="float">
            <text:p>9.15E-12</text:p>
          </table:table-cell>
          <table:table-cell office:value-type="float" office:value="0.000000001711509" calcext:value-type="float">
            <text:p>1.71E-09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083978" calcext:value-type="float">
            <text:p>8.40E-05</text:p>
          </table:table-cell>
        </table:table-row>
        <table:table-row table:style-name="ro1">
          <table:table-cell office:value-type="float" office:value="336.0646" calcext:value-type="float">
            <text:p>3.36E+02</text:p>
          </table:table-cell>
          <table:table-cell office:value-type="float" office:value="0.000000000009150063" calcext:value-type="float">
            <text:p>9.15E-12</text:p>
          </table:table-cell>
          <table:table-cell office:value-type="float" office:value="0.0000000009695087" calcext:value-type="float">
            <text:p>9.70E-10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11414" calcext:value-type="float">
            <text:p>1.14E-04</text:p>
          </table:table-cell>
        </table:table-row>
      </table:table>
      <table:table table:name="W332-M7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Pre-Anneal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(v)</text:p>
          </table:table-cell>
          <table:table-cell table:style-name="Default" office:value-type="string" calcext:value-type="string">
            <text:p>C(F)</text:p>
          </table:table-cell>
          <table:table-cell table:style-name="Default" table:number-columns-repeated="3"/>
        </table:table-row>
        <table:table-row table:style-name="ro1">
          <table:table-cell office:value-type="float" office:value="0.4860281" calcext:value-type="float">
            <text:p>4.86E-01</text:p>
          </table:table-cell>
          <table:table-cell office:value-type="float" office:value="0.0000000001510073" calcext:value-type="float">
            <text:p>1.51E-10</text:p>
          </table:table-cell>
          <table:table-cell office:value-type="float" office:value="0.000006603563" calcext:value-type="float">
            <text:p>6.60E-06</text:p>
          </table:table-cell>
          <table:table-cell office:value-type="float" office:value="0" calcext:value-type="float">
            <text:p>0.00E+00</text:p>
          </table:table-cell>
          <table:table-cell office:value-type="float" office:value="-0.0000039809" calcext:value-type="float">
            <text:p>-3.98E-06</text:p>
          </table:table-cell>
        </table:table-row>
        <table:table-row table:style-name="ro1">
          <table:table-cell office:value-type="float" office:value="0.5537489" calcext:value-type="float">
            <text:p>5.54E-01</text:p>
          </table:table-cell>
          <table:table-cell office:value-type="float" office:value="0.0000000001443593" calcext:value-type="float">
            <text:p>1.44E-10</text:p>
          </table:table-cell>
          <table:table-cell office:value-type="float" office:value="0.000003130513" calcext:value-type="float">
            <text:p>3.13E-06</text:p>
          </table:table-cell>
          <table:table-cell office:value-type="float" office:value="0.5" calcext:value-type="float">
            <text:p>5.00E-01</text:p>
          </table:table-cell>
          <table:table-cell office:value-type="float" office:value="-0.00000044024" calcext:value-type="float">
            <text:p>-4.40E-07</text:p>
          </table:table-cell>
        </table:table-row>
        <table:table-row table:style-name="ro1">
          <table:table-cell office:value-type="float" office:value="0.9771496" calcext:value-type="float">
            <text:p>9.77E-01</text:p>
          </table:table-cell>
          <table:table-cell office:value-type="float" office:value="0.0000000001150423" calcext:value-type="float">
            <text:p>1.15E-10</text:p>
          </table:table-cell>
          <table:table-cell office:value-type="float" office:value="0.000001036233" calcext:value-type="float">
            <text:p>1.04E-06</text:p>
          </table:table-cell>
          <table:table-cell office:value-type="float" office:value="1" calcext:value-type="float">
            <text:p>1.00E+00</text:p>
          </table:table-cell>
          <table:table-cell office:value-type="float" office:value="0.00000018716" calcext:value-type="float">
            <text:p>1.87E-07</text:p>
          </table:table-cell>
        </table:table-row>
        <table:table-row table:style-name="ro1">
          <table:table-cell office:value-type="float" office:value="1.471414" calcext:value-type="float">
            <text:p>1.47E+00</text:p>
          </table:table-cell>
          <table:table-cell office:value-type="float" office:value="0.00000000009896826" calcext:value-type="float">
            <text:p>9.90E-11</text:p>
          </table:table-cell>
          <table:table-cell office:value-type="float" office:value="0.0000007141118" calcext:value-type="float">
            <text:p>7.14E-07</text:p>
          </table:table-cell>
          <table:table-cell office:value-type="float" office:value="1.5" calcext:value-type="float">
            <text:p>1.50E+00</text:p>
          </table:table-cell>
          <table:table-cell office:value-type="float" office:value="0.00000023414" calcext:value-type="float">
            <text:p>2.34E-07</text:p>
          </table:table-cell>
        </table:table-row>
        <table:table-row table:style-name="ro1">
          <table:table-cell office:value-type="float" office:value="1.96712" calcext:value-type="float">
            <text:p>1.97E+00</text:p>
          </table:table-cell>
          <table:table-cell office:value-type="float" office:value="0.00000000008738626" calcext:value-type="float">
            <text:p>8.74E-11</text:p>
          </table:table-cell>
          <table:table-cell office:value-type="float" office:value="0.0000005342928" calcext:value-type="float">
            <text:p>5.34E-07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26931" calcext:value-type="float">
            <text:p>2.69E-07</text:p>
          </table:table-cell>
        </table:table-row>
        <table:table-row table:style-name="ro1">
          <table:table-cell office:value-type="float" office:value="2.961776" calcext:value-type="float">
            <text:p>2.96E+00</text:p>
          </table:table-cell>
          <table:table-cell office:value-type="float" office:value="0.00000000007469926" calcext:value-type="float">
            <text:p>7.47E-11</text:p>
          </table:table-cell>
          <table:table-cell office:value-type="float" office:value="0.0000003774768" calcext:value-type="float">
            <text:p>3.77E-07</text:p>
          </table:table-cell>
          <table:table-cell office:value-type="float" office:value="3" calcext:value-type="float">
            <text:p>3.00E+00</text:p>
          </table:table-cell>
          <table:table-cell office:value-type="float" office:value="0.00000031308" calcext:value-type="float">
            <text:p>3.13E-07</text:p>
          </table:table-cell>
        </table:table-row>
        <table:table-row table:style-name="ro1">
          <table:table-cell office:value-type="float" office:value="3.956769" calcext:value-type="float">
            <text:p>3.96E+00</text:p>
          </table:table-cell>
          <table:table-cell office:value-type="float" office:value="0.00000000006655626" calcext:value-type="float">
            <text:p>6.66E-11</text:p>
          </table:table-cell>
          <table:table-cell office:value-type="float" office:value="0.0000002955288" calcext:value-type="float">
            <text:p>2.96E-07</text:p>
          </table:table-cell>
          <table:table-cell office:value-type="float" office:value="4" calcext:value-type="float">
            <text:p>4.00E+00</text:p>
          </table:table-cell>
          <table:table-cell office:value-type="float" office:value="0.00000035409" calcext:value-type="float">
            <text:p>3.54E-07</text:p>
          </table:table-cell>
        </table:table-row>
        <table:table-row table:style-name="ro1">
          <table:table-cell office:value-type="float" office:value="4.950834" calcext:value-type="float">
            <text:p>4.95E+00</text:p>
          </table:table-cell>
          <table:table-cell office:value-type="float" office:value="0.00000000006070626" calcext:value-type="float">
            <text:p>6.07E-11</text:p>
          </table:table-cell>
          <table:table-cell office:value-type="float" office:value="0.0000002449518" calcext:value-type="float">
            <text:p>2.45E-07</text:p>
          </table:table-cell>
          <table:table-cell office:value-type="float" office:value="5" calcext:value-type="float">
            <text:p>5.00E+00</text:p>
          </table:table-cell>
          <table:table-cell office:value-type="float" office:value="0.0000004027" calcext:value-type="float">
            <text:p>4.03E-07</text:p>
          </table:table-cell>
        </table:table-row>
        <table:table-row table:style-name="ro1">
          <table:table-cell office:value-type="float" office:value="5.946467" calcext:value-type="float">
            <text:p>5.95E+00</text:p>
          </table:table-cell>
          <table:table-cell office:value-type="float" office:value="0.00000000005591946" calcext:value-type="float">
            <text:p>5.59E-11</text:p>
          </table:table-cell>
          <table:table-cell office:value-type="float" office:value="0.0000002086198" calcext:value-type="float">
            <text:p>2.09E-07</text:p>
          </table:table-cell>
          <table:table-cell office:value-type="float" office:value="6" calcext:value-type="float">
            <text:p>6.00E+00</text:p>
          </table:table-cell>
          <table:table-cell office:value-type="float" office:value="0.00000043847" calcext:value-type="float">
            <text:p>4.38E-07</text:p>
          </table:table-cell>
        </table:table-row>
        <table:table-row table:style-name="ro1">
          <table:table-cell office:value-type="float" office:value="6.94395" calcext:value-type="float">
            <text:p>6.94E+00</text:p>
          </table:table-cell>
          <table:table-cell office:value-type="float" office:value="0.00000000005234996" calcext:value-type="float">
            <text:p>5.23E-11</text:p>
          </table:table-cell>
          <table:table-cell office:value-type="float" office:value="0.0000001855318" calcext:value-type="float">
            <text:p>1.86E-07</text:p>
          </table:table-cell>
          <table:table-cell office:value-type="float" office:value="7" calcext:value-type="float">
            <text:p>7.00E+00</text:p>
          </table:table-cell>
          <table:table-cell office:value-type="float" office:value="0.00000045909" calcext:value-type="float">
            <text:p>4.59E-07</text:p>
          </table:table-cell>
        </table:table-row>
        <table:table-row table:style-name="ro1">
          <table:table-cell office:value-type="float" office:value="7.937955" calcext:value-type="float">
            <text:p>7.94E+00</text:p>
          </table:table-cell>
          <table:table-cell office:value-type="float" office:value="0.00000000004937246" calcext:value-type="float">
            <text:p>4.94E-11</text:p>
          </table:table-cell>
          <table:table-cell office:value-type="float" office:value="0.0000001719128" calcext:value-type="float">
            <text:p>1.72E-07</text:p>
          </table:table-cell>
          <table:table-cell office:value-type="float" office:value="8" calcext:value-type="float">
            <text:p>8.00E+00</text:p>
          </table:table-cell>
          <table:table-cell office:value-type="float" office:value="0.00000050819" calcext:value-type="float">
            <text:p>5.08E-07</text:p>
          </table:table-cell>
        </table:table-row>
        <table:table-row table:style-name="ro1">
          <table:table-cell office:value-type="float" office:value="8.935576" calcext:value-type="float">
            <text:p>8.94E+00</text:p>
          </table:table-cell>
          <table:table-cell office:value-type="float" office:value="0.00000000004674696" calcext:value-type="float">
            <text:p>4.67E-11</text:p>
          </table:table-cell>
          <table:table-cell office:value-type="float" office:value="0.0000001704478" calcext:value-type="float">
            <text:p>1.70E-07</text:p>
          </table:table-cell>
          <table:table-cell office:value-type="float" office:value="9" calcext:value-type="float">
            <text:p>9.00E+00</text:p>
          </table:table-cell>
          <table:table-cell office:value-type="float" office:value="0.00000052768" calcext:value-type="float">
            <text:p>5.28E-07</text:p>
          </table:table-cell>
        </table:table-row>
        <table:table-row table:style-name="ro1">
          <table:table-cell office:value-type="float" office:value="9.932644" calcext:value-type="float">
            <text:p>9.93E+00</text:p>
          </table:table-cell>
          <table:table-cell office:value-type="float" office:value="0.00000000004399976" calcext:value-type="float">
            <text:p>4.40E-11</text:p>
          </table:table-cell>
          <table:table-cell office:value-type="float" office:value="0.0000001811938" calcext:value-type="float">
            <text:p>1.81E-07</text:p>
          </table:table-cell>
          <table:table-cell office:value-type="float" office:value="10" calcext:value-type="float">
            <text:p>1.00E+01</text:p>
          </table:table-cell>
          <table:table-cell office:value-type="float" office:value="0.00000055169" calcext:value-type="float">
            <text:p>5.52E-07</text:p>
          </table:table-cell>
        </table:table-row>
        <table:table-row table:style-name="ro1">
          <table:table-cell office:value-type="float" office:value="11.92519" calcext:value-type="float">
            <text:p>1.19E+01</text:p>
          </table:table-cell>
          <table:table-cell office:value-type="float" office:value="0.00000000003879146" calcext:value-type="float">
            <text:p>3.88E-11</text:p>
          </table:table-cell>
          <table:table-cell office:value-type="float" office:value="0.0000001406358" calcext:value-type="float">
            <text:p>1.41E-07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061271" calcext:value-type="float">
            <text:p>6.13E-07</text:p>
          </table:table-cell>
        </table:table-row>
        <table:table-row table:style-name="ro1">
          <table:table-cell office:value-type="float" office:value="13.91926" calcext:value-type="float">
            <text:p>1.39E+01</text:p>
          </table:table-cell>
          <table:table-cell office:value-type="float" office:value="0.00000000003583866" calcext:value-type="float">
            <text:p>3.58E-11</text:p>
          </table:table-cell>
          <table:table-cell office:value-type="float" office:value="0.0000001021338" calcext:value-type="float">
            <text:p>1.02E-07</text:p>
          </table:table-cell>
          <table:table-cell office:value-type="float" office:value="14" calcext:value-type="float">
            <text:p>1.40E+01</text:p>
          </table:table-cell>
          <table:table-cell office:value-type="float" office:value="0.00000066129" calcext:value-type="float">
            <text:p>6.61E-07</text:p>
          </table:table-cell>
        </table:table-row>
        <table:table-row table:style-name="ro1">
          <table:table-cell office:value-type="float" office:value="15.91425" calcext:value-type="float">
            <text:p>1.59E+01</text:p>
          </table:table-cell>
          <table:table-cell office:value-type="float" office:value="0.00000000003363066" calcext:value-type="float">
            <text:p>3.36E-11</text:p>
          </table:table-cell>
          <table:table-cell office:value-type="float" office:value="0.00000009058181" calcext:value-type="float">
            <text:p>9.06E-08</text:p>
          </table:table-cell>
          <table:table-cell office:value-type="float" office:value="16" calcext:value-type="float">
            <text:p>1.60E+01</text:p>
          </table:table-cell>
          <table:table-cell office:value-type="float" office:value="0.00000070232" calcext:value-type="float">
            <text:p>7.02E-07</text:p>
          </table:table-cell>
        </table:table-row>
        <table:table-row table:style-name="ro1">
          <table:table-cell office:value-type="float" office:value="17.90823" calcext:value-type="float">
            <text:p>1.79E+01</text:p>
          </table:table-cell>
          <table:table-cell office:value-type="float" office:value="0.00000000003172666" calcext:value-type="float">
            <text:p>3.17E-11</text:p>
          </table:table-cell>
          <table:table-cell office:value-type="float" office:value="0.00000008133121" calcext:value-type="float">
            <text:p>8.13E-08</text:p>
          </table:table-cell>
          <table:table-cell office:value-type="float" office:value="18" calcext:value-type="float">
            <text:p>1.80E+01</text:p>
          </table:table-cell>
          <table:table-cell office:value-type="float" office:value="0.00000075162" calcext:value-type="float">
            <text:p>7.52E-07</text:p>
          </table:table-cell>
        </table:table-row>
        <table:table-row table:style-name="ro1">
          <table:table-cell office:value-type="float" office:value="19.90412" calcext:value-type="float">
            <text:p>1.99E+01</text:p>
          </table:table-cell>
          <table:table-cell office:value-type="float" office:value="0.00000000003017086" calcext:value-type="float">
            <text:p>3.02E-11</text:p>
          </table:table-cell>
          <table:table-cell office:value-type="float" office:value="0.00000007417231" calcext:value-type="float">
            <text:p>7.42E-08</text:p>
          </table:table-cell>
          <table:table-cell office:value-type="float" office:value="20" calcext:value-type="float">
            <text:p>2.00E+01</text:p>
          </table:table-cell>
          <table:table-cell office:value-type="float" office:value="0.00000078532" calcext:value-type="float">
            <text:p>7.85E-07</text:p>
          </table:table-cell>
        </table:table-row>
        <table:table-row table:style-name="ro1">
          <table:table-cell office:value-type="float" office:value="24.89234" calcext:value-type="float">
            <text:p>2.49E+01</text:p>
          </table:table-cell>
          <table:table-cell office:value-type="float" office:value="0.00000000002703786" calcext:value-type="float">
            <text:p>2.70E-11</text:p>
          </table:table-cell>
          <table:table-cell office:value-type="float" office:value="0.00000006090781" calcext:value-type="float">
            <text:p>6.09E-08</text:p>
          </table:table-cell>
          <table:table-cell office:value-type="float" office:value="25" calcext:value-type="float">
            <text:p>2.50E+01</text:p>
          </table:table-cell>
          <table:table-cell office:value-type="float" office:value="0.00000088183" calcext:value-type="float">
            <text:p>8.82E-07</text:p>
          </table:table-cell>
        </table:table-row>
        <table:table-row table:style-name="ro1">
          <table:table-cell office:value-type="float" office:value="29.88288" calcext:value-type="float">
            <text:p>2.99E+01</text:p>
          </table:table-cell>
          <table:table-cell office:value-type="float" office:value="0.00000000002475446" calcext:value-type="float">
            <text:p>2.48E-11</text:p>
          </table:table-cell>
          <table:table-cell office:value-type="float" office:value="0.00000005137141" calcext:value-type="float">
            <text:p>5.14E-08</text:p>
          </table:table-cell>
          <table:table-cell office:value-type="float" office:value="30" calcext:value-type="float">
            <text:p>3.00E+01</text:p>
          </table:table-cell>
          <table:table-cell office:value-type="float" office:value="0.0000009593" calcext:value-type="float">
            <text:p>9.59E-07</text:p>
          </table:table-cell>
        </table:table-row>
        <table:table-row table:style-name="ro1">
          <table:table-cell office:value-type="float" office:value="34.87262" calcext:value-type="float">
            <text:p>3.49E+01</text:p>
          </table:table-cell>
          <table:table-cell office:value-type="float" office:value="0.00000000002297356" calcext:value-type="float">
            <text:p>2.30E-11</text:p>
          </table:table-cell>
          <table:table-cell office:value-type="float" office:value="0.00000004494791" calcext:value-type="float">
            <text:p>4.49E-08</text:p>
          </table:table-cell>
          <table:table-cell office:value-type="float" office:value="35" calcext:value-type="float">
            <text:p>3.50E+01</text:p>
          </table:table-cell>
          <table:table-cell office:value-type="float" office:value="0.0000010433" calcext:value-type="float">
            <text:p>1.04E-06</text:p>
          </table:table-cell>
        </table:table-row>
        <table:table-row table:style-name="ro1">
          <table:table-cell office:value-type="float" office:value="39.86398" calcext:value-type="float">
            <text:p>3.99E+01</text:p>
          </table:table-cell>
          <table:table-cell office:value-type="float" office:value="0.00000000002151056" calcext:value-type="float">
            <text:p>2.15E-11</text:p>
          </table:table-cell>
          <table:table-cell office:value-type="float" office:value="0.00000003996571" calcext:value-type="float">
            <text:p>4.00E-08</text:p>
          </table:table-cell>
          <table:table-cell office:value-type="float" office:value="40" calcext:value-type="float">
            <text:p>4.00E+01</text:p>
          </table:table-cell>
          <table:table-cell office:value-type="float" office:value="0.0000011141" calcext:value-type="float">
            <text:p>1.11E-06</text:p>
          </table:table-cell>
        </table:table-row>
        <table:table-row table:style-name="ro1">
          <table:table-cell office:value-type="float" office:value="44.85687" calcext:value-type="float">
            <text:p>4.49E+01</text:p>
          </table:table-cell>
          <table:table-cell office:value-type="float" office:value="0.00000000002031536" calcext:value-type="float">
            <text:p>2.03E-11</text:p>
          </table:table-cell>
          <table:table-cell office:value-type="float" office:value="0.00000003610861" calcext:value-type="float">
            <text:p>3.61E-08</text:p>
          </table:table-cell>
          <table:table-cell office:value-type="float" office:value="45" calcext:value-type="float">
            <text:p>4.50E+01</text:p>
          </table:table-cell>
          <table:table-cell office:value-type="float" office:value="0.0000011723" calcext:value-type="float">
            <text:p>1.17E-06</text:p>
          </table:table-cell>
        </table:table-row>
        <table:table-row table:style-name="ro1">
          <table:table-cell office:value-type="float" office:value="49.84957" calcext:value-type="float">
            <text:p>4.98E+01</text:p>
          </table:table-cell>
          <table:table-cell office:value-type="float" office:value="0.00000000001930186" calcext:value-type="float">
            <text:p>1.93E-11</text:p>
          </table:table-cell>
          <table:table-cell office:value-type="float" office:value="0.00000003298051" calcext:value-type="float">
            <text:p>3.30E-08</text:p>
          </table:table-cell>
          <table:table-cell office:value-type="float" office:value="50" calcext:value-type="float">
            <text:p>5.00E+01</text:p>
          </table:table-cell>
          <table:table-cell office:value-type="float" office:value="0.0000012321" calcext:value-type="float">
            <text:p>1.23E-06</text:p>
          </table:table-cell>
        </table:table-row>
        <table:table-row table:style-name="ro1">
          <table:table-cell office:value-type="float" office:value="54.84022" calcext:value-type="float">
            <text:p>5.48E+01</text:p>
          </table:table-cell>
          <table:table-cell office:value-type="float" office:value="0.00000000001842996" calcext:value-type="float">
            <text:p>1.84E-11</text:p>
          </table:table-cell>
          <table:table-cell office:value-type="float" office:value="0.00000003036801" calcext:value-type="float">
            <text:p>3.04E-08</text:p>
          </table:table-cell>
          <table:table-cell office:value-type="float" office:value="55" calcext:value-type="float">
            <text:p>5.50E+01</text:p>
          </table:table-cell>
          <table:table-cell office:value-type="float" office:value="0.0000013087" calcext:value-type="float">
            <text:p>1.31E-06</text:p>
          </table:table-cell>
        </table:table-row>
        <table:table-row table:style-name="ro1">
          <table:table-cell office:value-type="float" office:value="59.83438" calcext:value-type="float">
            <text:p>5.98E+01</text:p>
          </table:table-cell>
          <table:table-cell office:value-type="float" office:value="0.00000000001765796" calcext:value-type="float">
            <text:p>1.77E-11</text:p>
          </table:table-cell>
          <table:table-cell office:value-type="float" office:value="0.00000002818211" calcext:value-type="float">
            <text:p>2.82E-08</text:p>
          </table:table-cell>
          <table:table-cell office:value-type="float" office:value="60" calcext:value-type="float">
            <text:p>6.00E+01</text:p>
          </table:table-cell>
          <table:table-cell office:value-type="float" office:value="0.0000013565" calcext:value-type="float">
            <text:p>1.36E-06</text:p>
          </table:table-cell>
        </table:table-row>
        <table:table-row table:style-name="ro1">
          <table:table-cell office:value-type="float" office:value="64.82746" calcext:value-type="float">
            <text:p>6.48E+01</text:p>
          </table:table-cell>
          <table:table-cell office:value-type="float" office:value="0.00000000001698706" calcext:value-type="float">
            <text:p>1.70E-11</text:p>
          </table:table-cell>
          <table:table-cell office:value-type="float" office:value="0.00000002629861" calcext:value-type="float">
            <text:p>2.63E-08</text:p>
          </table:table-cell>
          <table:table-cell office:value-type="float" office:value="65" calcext:value-type="float">
            <text:p>6.50E+01</text:p>
          </table:table-cell>
          <table:table-cell office:value-type="float" office:value="0.0000014132" calcext:value-type="float">
            <text:p>1.41E-06</text:p>
          </table:table-cell>
        </table:table-row>
        <table:table-row table:style-name="ro1">
          <table:table-cell office:value-type="float" office:value="69.82066" calcext:value-type="float">
            <text:p>6.98E+01</text:p>
          </table:table-cell>
          <table:table-cell office:value-type="float" office:value="0.00000000001638956" calcext:value-type="float">
            <text:p>1.64E-11</text:p>
          </table:table-cell>
          <table:table-cell office:value-type="float" office:value="0.00000002469111" calcext:value-type="float">
            <text:p>2.47E-08</text:p>
          </table:table-cell>
          <table:table-cell office:value-type="float" office:value="70" calcext:value-type="float">
            <text:p>7.00E+01</text:p>
          </table:table-cell>
          <table:table-cell office:value-type="float" office:value="0.0000014689" calcext:value-type="float">
            <text:p>1.47E-06</text:p>
          </table:table-cell>
        </table:table-row>
        <table:table-row table:style-name="ro1">
          <table:table-cell office:value-type="float" office:value="74.81506" calcext:value-type="float">
            <text:p>7.48E+01</text:p>
          </table:table-cell>
          <table:table-cell office:value-type="float" office:value="0.00000000001584386" calcext:value-type="float">
            <text:p>1.58E-11</text:p>
          </table:table-cell>
          <table:table-cell office:value-type="float" office:value="0.00000002328741" calcext:value-type="float">
            <text:p>2.33E-08</text:p>
          </table:table-cell>
          <table:table-cell office:value-type="float" office:value="75" calcext:value-type="float">
            <text:p>7.50E+01</text:p>
          </table:table-cell>
          <table:table-cell office:value-type="float" office:value="0.0000015148" calcext:value-type="float">
            <text:p>1.51E-06</text:p>
          </table:table-cell>
        </table:table-row>
        <table:table-row table:style-name="ro1">
          <table:table-cell office:value-type="float" office:value="79.80777" calcext:value-type="float">
            <text:p>7.98E+01</text:p>
          </table:table-cell>
          <table:table-cell office:value-type="float" office:value="0.00000000001535776" calcext:value-type="float">
            <text:p>1.54E-11</text:p>
          </table:table-cell>
          <table:table-cell office:value-type="float" office:value="0.00000002205871" calcext:value-type="float">
            <text:p>2.21E-08</text:p>
          </table:table-cell>
          <table:table-cell office:value-type="float" office:value="80" calcext:value-type="float">
            <text:p>8.00E+01</text:p>
          </table:table-cell>
          <table:table-cell office:value-type="float" office:value="0.0000015745" calcext:value-type="float">
            <text:p>1.57E-06</text:p>
          </table:table-cell>
        </table:table-row>
        <table:table-row table:style-name="ro1">
          <table:table-cell office:value-type="float" office:value="84.80291" calcext:value-type="float">
            <text:p>8.48E+01</text:p>
          </table:table-cell>
          <table:table-cell office:value-type="float" office:value="0.00000000001491426" calcext:value-type="float">
            <text:p>1.49E-11</text:p>
          </table:table-cell>
          <table:table-cell office:value-type="float" office:value="0.00000002096801" calcext:value-type="float">
            <text:p>2.10E-08</text:p>
          </table:table-cell>
          <table:table-cell office:value-type="float" office:value="85" calcext:value-type="float">
            <text:p>8.50E+01</text:p>
          </table:table-cell>
          <table:table-cell office:value-type="float" office:value="0.0000016143" calcext:value-type="float">
            <text:p>1.61E-06</text:p>
          </table:table-cell>
        </table:table-row>
        <table:table-row table:style-name="ro1">
          <table:table-cell office:value-type="float" office:value="89.79469" calcext:value-type="float">
            <text:p>8.98E+01</text:p>
          </table:table-cell>
          <table:table-cell office:value-type="float" office:value="0.00000000001450326" calcext:value-type="float">
            <text:p>1.45E-11</text:p>
          </table:table-cell>
          <table:table-cell office:value-type="float" office:value="0.00000001996121" calcext:value-type="float">
            <text:p>2.00E-08</text:p>
          </table:table-cell>
          <table:table-cell office:value-type="float" office:value="90" calcext:value-type="float">
            <text:p>9.00E+01</text:p>
          </table:table-cell>
          <table:table-cell office:value-type="float" office:value="0.0000016816" calcext:value-type="float">
            <text:p>1.68E-06</text:p>
          </table:table-cell>
        </table:table-row>
        <table:table-row table:style-name="ro1">
          <table:table-cell office:value-type="float" office:value="94.79129" calcext:value-type="float">
            <text:p>9.48E+01</text:p>
          </table:table-cell>
          <table:table-cell office:value-type="float" office:value="0.00000000001412966" calcext:value-type="float">
            <text:p>1.41E-11</text:p>
          </table:table-cell>
          <table:table-cell office:value-type="float" office:value="0.00000001905741" calcext:value-type="float">
            <text:p>1.91E-08</text:p>
          </table:table-cell>
          <table:table-cell office:value-type="float" office:value="95" calcext:value-type="float">
            <text:p>9.50E+01</text:p>
          </table:table-cell>
          <table:table-cell office:value-type="float" office:value="0.0000017095" calcext:value-type="float">
            <text:p>1.71E-06</text:p>
          </table:table-cell>
        </table:table-row>
        <table:table-row table:style-name="ro1">
          <table:table-cell office:value-type="float" office:value="99.78244" calcext:value-type="float">
            <text:p>9.98E+01</text:p>
          </table:table-cell>
          <table:table-cell office:value-type="float" office:value="0.00000000001378476" calcext:value-type="float">
            <text:p>1.38E-11</text:p>
          </table:table-cell>
          <table:table-cell office:value-type="float" office:value="0.00000001827051" calcext:value-type="float">
            <text:p>1.83E-08</text:p>
          </table:table-cell>
          <table:table-cell office:value-type="float" office:value="100" calcext:value-type="float">
            <text:p>1.00E+02</text:p>
          </table:table-cell>
          <table:table-cell office:value-type="float" office:value="0.000001782" calcext:value-type="float">
            <text:p>1.78E-06</text:p>
          </table:table-cell>
        </table:table-row>
        <table:table-row table:style-name="ro1">
          <table:table-cell office:value-type="float" office:value="109.7737" calcext:value-type="float">
            <text:p>1.10E+02</text:p>
          </table:table-cell>
          <table:table-cell office:value-type="float" office:value="0.00000000001316096" calcext:value-type="float">
            <text:p>1.32E-11</text:p>
          </table:table-cell>
          <table:table-cell office:value-type="float" office:value="0.00000001688711" calcext:value-type="float">
            <text:p>1.69E-08</text:p>
          </table:table-cell>
          <table:table-cell office:value-type="float" office:value="110" calcext:value-type="float">
            <text:p>1.10E+02</text:p>
          </table:table-cell>
          <table:table-cell office:value-type="float" office:value="0.0000018532" calcext:value-type="float">
            <text:p>1.85E-06</text:p>
          </table:table-cell>
        </table:table-row>
        <table:table-row table:style-name="ro1">
          <table:table-cell office:value-type="float" office:value="119.7631" calcext:value-type="float">
            <text:p>1.20E+02</text:p>
          </table:table-cell>
          <table:table-cell office:value-type="float" office:value="0.00000000001261666" calcext:value-type="float">
            <text:p>1.26E-11</text:p>
          </table:table-cell>
          <table:table-cell office:value-type="float" office:value="0.00000001569511" calcext:value-type="float">
            <text:p>1.57E-08</text:p>
          </table:table-cell>
          <table:table-cell office:value-type="float" office:value="120" calcext:value-type="float">
            <text:p>1.20E+02</text:p>
          </table:table-cell>
          <table:table-cell office:value-type="float" office:value="0.00000194" calcext:value-type="float">
            <text:p>1.94E-06</text:p>
          </table:table-cell>
        </table:table-row>
        <table:table-row table:style-name="ro1">
          <table:table-cell office:value-type="float" office:value="129.7524" calcext:value-type="float">
            <text:p>1.30E+02</text:p>
          </table:table-cell>
          <table:table-cell office:value-type="float" office:value="0.00000000001214006" calcext:value-type="float">
            <text:p>1.21E-11</text:p>
          </table:table-cell>
          <table:table-cell office:value-type="float" office:value="0.00000001467841" calcext:value-type="float">
            <text:p>1.47E-08</text:p>
          </table:table-cell>
          <table:table-cell office:value-type="float" office:value="130" calcext:value-type="float">
            <text:p>1.30E+02</text:p>
          </table:table-cell>
          <table:table-cell office:value-type="float" office:value="0.0000020282" calcext:value-type="float">
            <text:p>2.03E-06</text:p>
          </table:table-cell>
        </table:table-row>
        <table:table-row table:style-name="ro1">
          <table:table-cell office:value-type="float" office:value="139.7416" calcext:value-type="float">
            <text:p>1.40E+02</text:p>
          </table:table-cell>
          <table:table-cell office:value-type="float" office:value="0.00000000001171286" calcext:value-type="float">
            <text:p>1.17E-11</text:p>
          </table:table-cell>
          <table:table-cell office:value-type="float" office:value="0.00000001376911" calcext:value-type="float">
            <text:p>1.38E-08</text:p>
          </table:table-cell>
          <table:table-cell office:value-type="float" office:value="140" calcext:value-type="float">
            <text:p>1.40E+02</text:p>
          </table:table-cell>
          <table:table-cell office:value-type="float" office:value="0.0000021162" calcext:value-type="float">
            <text:p>2.12E-06</text:p>
          </table:table-cell>
        </table:table-row>
        <table:table-row table:style-name="ro1">
          <table:table-cell office:value-type="float" office:value="149.7325" calcext:value-type="float">
            <text:p>1.50E+02</text:p>
          </table:table-cell>
          <table:table-cell office:value-type="float" office:value="0.00000000001133116" calcext:value-type="float">
            <text:p>1.13E-11</text:p>
          </table:table-cell>
          <table:table-cell office:value-type="float" office:value="0.00000001299831" calcext:value-type="float">
            <text:p>1.30E-08</text:p>
          </table:table-cell>
          <table:table-cell office:value-type="float" office:value="150" calcext:value-type="float">
            <text:p>1.50E+02</text:p>
          </table:table-cell>
          <table:table-cell office:value-type="float" office:value="0.0000021906" calcext:value-type="float">
            <text:p>2.19E-06</text:p>
          </table:table-cell>
        </table:table-row>
        <table:table-row table:style-name="ro1">
          <table:table-cell office:value-type="float" office:value="159.7227" calcext:value-type="float">
            <text:p>1.60E+02</text:p>
          </table:table-cell>
          <table:table-cell office:value-type="float" office:value="0.00000000001098516" calcext:value-type="float">
            <text:p>1.10E-11</text:p>
          </table:table-cell>
          <table:table-cell office:value-type="float" office:value="0.00000001223951" calcext:value-type="float">
            <text:p>1.22E-08</text:p>
          </table:table-cell>
          <table:table-cell office:value-type="float" office:value="160" calcext:value-type="float">
            <text:p>1.60E+02</text:p>
          </table:table-cell>
          <table:table-cell office:value-type="float" office:value="0.0000022715" calcext:value-type="float">
            <text:p>2.27E-06</text:p>
          </table:table-cell>
        </table:table-row>
        <table:table-row table:style-name="ro1">
          <table:table-cell office:value-type="float" office:value="169.7144" calcext:value-type="float">
            <text:p>1.70E+02</text:p>
          </table:table-cell>
          <table:table-cell office:value-type="float" office:value="0.00000000001066886" calcext:value-type="float">
            <text:p>1.07E-11</text:p>
          </table:table-cell>
          <table:table-cell office:value-type="float" office:value="0.00000001155531" calcext:value-type="float">
            <text:p>1.16E-08</text:p>
          </table:table-cell>
          <table:table-cell office:value-type="float" office:value="170" calcext:value-type="float">
            <text:p>1.70E+02</text:p>
          </table:table-cell>
          <table:table-cell office:value-type="float" office:value="0.0000023395" calcext:value-type="float">
            <text:p>2.34E-06</text:p>
          </table:table-cell>
        </table:table-row>
        <table:table-row table:style-name="ro1">
          <table:table-cell office:value-type="float" office:value="179.7057" calcext:value-type="float">
            <text:p>1.80E+02</text:p>
          </table:table-cell>
          <table:table-cell office:value-type="float" office:value="0.00000000001037996" calcext:value-type="float">
            <text:p>1.04E-11</text:p>
          </table:table-cell>
          <table:table-cell office:value-type="float" office:value="0.00000001076621" calcext:value-type="float">
            <text:p>1.08E-08</text:p>
          </table:table-cell>
          <table:table-cell office:value-type="float" office:value="180" calcext:value-type="float">
            <text:p>1.80E+02</text:p>
          </table:table-cell>
          <table:table-cell office:value-type="float" office:value="0.0000024102" calcext:value-type="float">
            <text:p>2.41E-06</text:p>
          </table:table-cell>
        </table:table-row>
        <table:table-row table:style-name="ro1">
          <table:table-cell office:value-type="float" office:value="189.6976" calcext:value-type="float">
            <text:p>1.90E+02</text:p>
          </table:table-cell>
          <table:table-cell office:value-type="float" office:value="0.00000000001010906" calcext:value-type="float">
            <text:p>1.01E-11</text:p>
          </table:table-cell>
          <table:table-cell office:value-type="float" office:value="0.000000009852109" calcext:value-type="float">
            <text:p>9.85E-09</text:p>
          </table:table-cell>
          <table:table-cell office:value-type="float" office:value="190" calcext:value-type="float">
            <text:p>1.90E+02</text:p>
          </table:table-cell>
          <table:table-cell office:value-type="float" office:value="0.0000024767" calcext:value-type="float">
            <text:p>2.48E-06</text:p>
          </table:table-cell>
        </table:table-row>
        <table:table-row table:style-name="ro1">
          <table:table-cell office:value-type="float" office:value="199.6889" calcext:value-type="float">
            <text:p>2.00E+02</text:p>
          </table:table-cell>
          <table:table-cell office:value-type="float" office:value="0.000000000009856663" calcext:value-type="float">
            <text:p>9.86E-12</text:p>
          </table:table-cell>
          <table:table-cell office:value-type="float" office:value="0.000000008578109" calcext:value-type="float">
            <text:p>8.58E-09</text:p>
          </table:table-cell>
          <table:table-cell office:value-type="float" office:value="200" calcext:value-type="float">
            <text:p>2.00E+02</text:p>
          </table:table-cell>
          <table:table-cell office:value-type="float" office:value="0.0000025483" calcext:value-type="float">
            <text:p>2.55E-06</text:p>
          </table:table-cell>
        </table:table-row>
        <table:table-row table:style-name="ro1">
          <table:table-cell office:value-type="float" office:value="209.6831" calcext:value-type="float">
            <text:p>2.10E+02</text:p>
          </table:table-cell>
          <table:table-cell office:value-type="float" office:value="0.000000000009629163" calcext:value-type="float">
            <text:p>9.63E-12</text:p>
          </table:table-cell>
          <table:table-cell office:value-type="float" office:value="0.000000006911909" calcext:value-type="float">
            <text:p>6.91E-09</text:p>
          </table:table-cell>
          <table:table-cell office:value-type="float" office:value="210" calcext:value-type="float">
            <text:p>2.10E+02</text:p>
          </table:table-cell>
          <table:table-cell office:value-type="float" office:value="0.0000025958" calcext:value-type="float">
            <text:p>2.60E-06</text:p>
          </table:table-cell>
        </table:table-row>
        <table:table-row table:style-name="ro1">
          <table:table-cell office:value-type="float" office:value="219.6769" calcext:value-type="float">
            <text:p>2.20E+02</text:p>
          </table:table-cell>
          <table:table-cell office:value-type="float" office:value="0.000000000009445563" calcext:value-type="float">
            <text:p>9.45E-12</text:p>
          </table:table-cell>
          <table:table-cell office:value-type="float" office:value="0.000000004797909" calcext:value-type="float">
            <text:p>4.80E-09</text:p>
          </table:table-cell>
          <table:table-cell office:value-type="float" office:value="220" calcext:value-type="float">
            <text:p>2.20E+02</text:p>
          </table:table-cell>
          <table:table-cell office:value-type="float" office:value="0.0000026463" calcext:value-type="float">
            <text:p>2.65E-06</text:p>
          </table:table-cell>
        </table:table-row>
        <table:table-row table:style-name="ro1">
          <table:table-cell office:value-type="float" office:value="229.6713" calcext:value-type="float">
            <text:p>2.30E+02</text:p>
          </table:table-cell>
          <table:table-cell office:value-type="float" office:value="0.000000000009328263" calcext:value-type="float">
            <text:p>9.33E-12</text:p>
          </table:table-cell>
          <table:table-cell office:value-type="float" office:value="0.000000002745809" calcext:value-type="float">
            <text:p>2.75E-09</text:p>
          </table:table-cell>
          <table:table-cell office:value-type="float" office:value="230" calcext:value-type="float">
            <text:p>2.30E+02</text:p>
          </table:table-cell>
          <table:table-cell office:value-type="float" office:value="0.000002692" calcext:value-type="float">
            <text:p>2.69E-06</text:p>
          </table:table-cell>
        </table:table-row>
        <table:table-row table:style-name="ro1">
          <table:table-cell office:value-type="float" office:value="239.6686" calcext:value-type="float">
            <text:p>2.40E+02</text:p>
          </table:table-cell>
          <table:table-cell office:value-type="float" office:value="0.000000000009266163" calcext:value-type="float">
            <text:p>9.27E-12</text:p>
          </table:table-cell>
          <table:table-cell office:value-type="float" office:value="0.000000001327609" calcext:value-type="float">
            <text:p>1.33E-09</text:p>
          </table:table-cell>
          <table:table-cell office:value-type="float" office:value="240" calcext:value-type="float">
            <text:p>2.40E+02</text:p>
          </table:table-cell>
          <table:table-cell office:value-type="float" office:value="0.0000027143" calcext:value-type="float">
            <text:p>2.71E-06</text:p>
          </table:table-cell>
        </table:table-row>
        <table:table-row table:style-name="ro1">
          <table:table-cell office:value-type="float" office:value="249.6655" calcext:value-type="float">
            <text:p>2.50E+02</text:p>
          </table:table-cell>
          <table:table-cell office:value-type="float" office:value="0.000000000009236763" calcext:value-type="float">
            <text:p>9.24E-12</text:p>
          </table:table-cell>
          <table:table-cell office:value-type="float" office:value="0.0000000006324087" calcext:value-type="float">
            <text:p>6.32E-10</text:p>
          </table:table-cell>
          <table:table-cell office:value-type="float" office:value="250" calcext:value-type="float">
            <text:p>2.50E+02</text:p>
          </table:table-cell>
          <table:table-cell office:value-type="float" office:value="0.0000027394" calcext:value-type="float">
            <text:p>2.74E-06</text:p>
          </table:table-cell>
        </table:table-row>
        <table:table-row table:style-name="ro1">
          <table:table-cell office:value-type="float" office:value="259.6627" calcext:value-type="float">
            <text:p>2.60E+02</text:p>
          </table:table-cell>
          <table:table-cell office:value-type="float" office:value="0.000000000009221663" calcext:value-type="float">
            <text:p>9.22E-12</text:p>
          </table:table-cell>
          <table:table-cell office:value-type="float" office:value="0.0000000002771687" calcext:value-type="float">
            <text:p>2.77E-10</text:p>
          </table:table-cell>
          <table:table-cell office:value-type="float" office:value="260" calcext:value-type="float">
            <text:p>2.60E+02</text:p>
          </table:table-cell>
          <table:table-cell office:value-type="float" office:value="0.0000027625" calcext:value-type="float">
            <text:p>2.76E-06</text:p>
          </table:table-cell>
        </table:table-row>
        <table:table-row table:style-name="ro1">
          <table:table-cell office:value-type="float" office:value="269.6605" calcext:value-type="float">
            <text:p>2.70E+02</text:p>
          </table:table-cell>
          <table:table-cell office:value-type="float" office:value="0.000000000009212863" calcext:value-type="float">
            <text:p>9.21E-12</text:p>
          </table:table-cell>
          <table:table-cell office:value-type="float" office:value="0.0000000001054587" calcext:value-type="float">
            <text:p>1.05E-10</text:p>
          </table:table-cell>
          <table:table-cell office:value-type="float" office:value="270" calcext:value-type="float">
            <text:p>2.70E+02</text:p>
          </table:table-cell>
          <table:table-cell office:value-type="float" office:value="0.0000027805" calcext:value-type="float">
            <text:p>2.78E-06</text:p>
          </table:table-cell>
        </table:table-row>
        <table:table-row table:style-name="ro1">
          <table:table-cell office:value-type="float" office:value="279.6598" calcext:value-type="float">
            <text:p>2.80E+02</text:p>
          </table:table-cell>
          <table:table-cell office:value-type="float" office:value="0.000000000009206863" calcext:value-type="float">
            <text:p>9.21E-12</text:p>
          </table:table-cell>
          <table:table-cell office:value-type="float" office:value="0.00000000003303867" calcext:value-type="float">
            <text:p>3.30E-11</text:p>
          </table:table-cell>
          <table:table-cell office:value-type="float" office:value="280" calcext:value-type="float">
            <text:p>2.80E+02</text:p>
          </table:table-cell>
          <table:table-cell office:value-type="float" office:value="0.0000027863" calcext:value-type="float">
            <text:p>2.79E-06</text:p>
          </table:table-cell>
        </table:table-row>
        <table:table-row table:style-name="ro1">
          <table:table-cell office:value-type="float" office:value="289.6564" calcext:value-type="float">
            <text:p>2.90E+02</text:p>
          </table:table-cell>
          <table:table-cell office:value-type="float" office:value="0.000000000009202963" calcext:value-type="float">
            <text:p>9.20E-12</text:p>
          </table:table-cell>
          <table:table-cell office:value-type="float" office:value="0.000000000006318667" calcext:value-type="float">
            <text:p>6.32E-12</text:p>
          </table:table-cell>
          <table:table-cell office:value-type="float" office:value="290" calcext:value-type="float">
            <text:p>2.90E+02</text:p>
          </table:table-cell>
          <table:table-cell office:value-type="float" office:value="0.0000028141" calcext:value-type="float">
            <text:p>2.81E-06</text:p>
          </table:table-cell>
        </table:table-row>
        <table:table-row table:style-name="ro1">
          <table:table-cell office:value-type="float" office:value="299.654" calcext:value-type="float">
            <text:p>3.00E+02</text:p>
          </table:table-cell>
          <table:table-cell office:value-type="float" office:value="0.000000000009199863" calcext:value-type="float">
            <text:p>9.20E-12</text:p>
          </table:table-cell>
          <table:table-cell office:value-type="float" office:value="-0.00000000003641133" calcext:value-type="float">
            <text:p>-3.64E-11</text:p>
          </table:table-cell>
          <table:table-cell office:value-type="float" office:value="300" calcext:value-type="float">
            <text:p>3.00E+02</text:p>
          </table:table-cell>
          <table:table-cell office:value-type="float" office:value="0.0000028336" calcext:value-type="float">
            <text:p>2.83E-06</text:p>
          </table:table-cell>
        </table:table-row>
        <table:table-row table:style-name="ro1">
          <table:table-cell office:value-type="float" office:value="309.654" calcext:value-type="float">
            <text:p>3.10E+02</text:p>
          </table:table-cell>
          <table:table-cell office:value-type="float" office:value="0.000000000009197263" calcext:value-type="float">
            <text:p>9.20E-12</text:p>
          </table:table-cell>
          <table:table-cell office:value-type="float" office:value="-0.00000000003917133" calcext:value-type="float">
            <text:p>-3.92E-11</text:p>
          </table:table-cell>
          <table:table-cell office:value-type="float" office:value="310" calcext:value-type="float">
            <text:p>3.10E+02</text:p>
          </table:table-cell>
          <table:table-cell office:value-type="float" office:value="0.0000028341" calcext:value-type="float">
            <text:p>2.83E-06</text:p>
          </table:table-cell>
        </table:table-row>
        <table:table-row table:style-name="ro1">
          <table:table-cell office:value-type="float" office:value="319.6492" calcext:value-type="float">
            <text:p>3.20E+02</text:p>
          </table:table-cell>
          <table:table-cell office:value-type="float" office:value="0.000000000009195163" calcext:value-type="float">
            <text:p>9.20E-12</text:p>
          </table:table-cell>
          <table:table-cell office:value-type="float" office:value="-0.00000000002424133" calcext:value-type="float">
            <text:p>-2.42E-11</text:p>
          </table:table-cell>
          <table:table-cell office:value-type="float" office:value="320" calcext:value-type="float">
            <text:p>3.20E+02</text:p>
          </table:table-cell>
          <table:table-cell office:value-type="float" office:value="0.0000028735" calcext:value-type="float">
            <text:p>2.87E-06</text:p>
          </table:table-cell>
        </table:table-row>
        <table:table-row table:style-name="ro1">
          <table:table-cell office:value-type="float" office:value="329.6483" calcext:value-type="float">
            <text:p>3.30E+02</text:p>
          </table:table-cell>
          <table:table-cell office:value-type="float" office:value="0.000000000009193563" calcext:value-type="float">
            <text:p>9.19E-12</text:p>
          </table:table-cell>
          <table:table-cell office:value-type="float" office:value="0.000000000002178667" calcext:value-type="float">
            <text:p>2.18E-12</text:p>
          </table:table-cell>
          <table:table-cell office:value-type="float" office:value="330" calcext:value-type="float">
            <text:p>3.30E+02</text:p>
          </table:table-cell>
          <table:table-cell office:value-type="float" office:value="0.0000028808" calcext:value-type="float">
            <text:p>2.88E-06</text:p>
          </table:table-cell>
        </table:table-row>
        <table:table-row table:style-name="ro1">
          <table:table-cell office:value-type="float" office:value="339.6481" calcext:value-type="float">
            <text:p>3.40E+02</text:p>
          </table:table-cell>
          <table:table-cell office:value-type="float" office:value="0.000000000009191763" calcext:value-type="float">
            <text:p>9.19E-12</text:p>
          </table:table-cell>
          <table:table-cell office:value-type="float" office:value="0.00000000003714867" calcext:value-type="float">
            <text:p>3.71E-11</text:p>
          </table:table-cell>
          <table:table-cell office:value-type="float" office:value="340" calcext:value-type="float">
            <text:p>3.40E+02</text:p>
          </table:table-cell>
          <table:table-cell office:value-type="float" office:value="0.0000028826" calcext:value-type="float">
            <text:p>2.88E-06</text:p>
          </table:table-cell>
        </table:table-row>
        <table:table-row table:style-name="ro1">
          <table:table-cell office:value-type="float" office:value="349.6458" calcext:value-type="float">
            <text:p>3.50E+02</text:p>
          </table:table-cell>
          <table:table-cell office:value-type="float" office:value="0.000000000009190663" calcext:value-type="float">
            <text:p>9.19E-12</text:p>
          </table:table-cell>
          <table:table-cell office:value-type="float" office:value="0.00000000009134867" calcext:value-type="float">
            <text:p>9.13E-11</text:p>
          </table:table-cell>
          <table:table-cell office:value-type="float" office:value="350" calcext:value-type="float">
            <text:p>3.50E+02</text:p>
          </table:table-cell>
          <table:table-cell office:value-type="float" office:value="0.0000029014" calcext:value-type="float">
            <text:p>2.90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09:16:24.796018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39:10.931919420</meta:creation-date>
    <dc:date>2018-09-17T09:39:07.188831864</dc:date>
    <meta:editing-duration>PT2M55S</meta:editing-duration>
    <meta:editing-cycles>2</meta:editing-cycles>
    <meta:generator>LibreOffice/5.3.6.1$Linux_X86_64 LibreOffice_project/30$Build-1</meta:generator>
    <meta:document-statistic meta:table-count="8" meta:cell-count="2364" meta:object-count="0"/>
  </office:meta>
</office:document-meta>
</file>